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7" style:family="table-column">
      <style:table-column-properties fo:break-before="auto" style:column-width="4.002cm"/>
    </style:style>
    <style:style style:name="co48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0.947cm"/>
    </style:style>
    <style:style style:name="co50" style:family="table-column">
      <style:table-column-properties fo:break-before="auto" style:column-width="1.446cm"/>
    </style:style>
    <style:style style:name="co51" style:family="table-column">
      <style:table-column-properties fo:break-before="auto" style:column-width="15.18cm"/>
    </style:style>
    <style:style style:name="co12" style:family="table-column">
      <style:table-column-properties fo:break-before="auto" style:column-width="2.258cm"/>
    </style:style>
    <style:style style:name="co63" style:family="table-column">
      <style:table-column-properties fo:break-before="auto" style:column-width="6.128cm"/>
    </style:style>
    <style:style style:name="co64" style:family="table-column">
      <style:table-column-properties fo:break-before="auto" style:column-width="1.905cm"/>
    </style:style>
    <style:style style:name="co65" style:family="table-column">
      <style:table-column-properties fo:break-before="auto" style:column-width="0.958cm"/>
    </style:style>
    <style:style style:name="co66" style:family="table-column">
      <style:table-column-properties fo:break-before="auto" style:column-width="6.08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7.435cm"/>
    </style:style>
    <style:style style:name="co69" style:family="table-column">
      <style:table-column-properties fo:break-before="auto" style:column-width="0.827cm"/>
    </style:style>
    <style:style style:name="co70" style:family="table-column">
      <style:table-column-properties fo:break-before="auto" style:column-width="4.974cm"/>
    </style:style>
    <style:style style:name="co71" style:family="table-column">
      <style:table-column-properties fo:break-before="auto" style:column-width="2.464cm"/>
    </style:style>
    <style:style style:name="co72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88" style:family="table-column">
      <style:table-column-properties fo:break-before="auto" style:column-width="14.85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254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4.685cm"/>
    </style:style>
    <style:style style:name="co28" style:family="table-column">
      <style:table-column-properties fo:break-before="auto" style:column-width="1.15cm"/>
    </style:style>
    <style:style style:name="co29" style:family="table-column">
      <style:table-column-properties fo:break-before="auto" style:column-width="1.349cm"/>
    </style:style>
    <style:style style:name="co30" style:family="table-column">
      <style:table-column-properties fo:break-before="auto" style:column-width="3.549cm"/>
    </style:style>
    <style:style style:name="co31" style:family="table-column">
      <style:table-column-properties fo:break-before="auto" style:column-width="2.801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0.415cm"/>
    </style:style>
    <style:style style:name="co37" style:family="table-column">
      <style:table-column-properties fo:break-before="auto" style:column-width="2.702cm"/>
    </style:style>
    <style:style style:name="co38" style:family="table-column">
      <style:table-column-properties fo:break-before="auto" style:column-width="3.815cm"/>
    </style:style>
    <style:style style:name="co39" style:family="table-column">
      <style:table-column-properties fo:break-before="auto" style:column-width="2.115cm"/>
    </style:style>
    <style:style style:name="co40" style:family="table-column">
      <style:table-column-properties fo:break-before="auto" style:column-width="7.959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104cm"/>
    </style:style>
    <style:style style:name="co45" style:family="table-column">
      <style:table-column-properties fo:break-before="auto" style:column-width="2.148cm"/>
    </style:style>
    <style:style style:name="co46" style:family="table-column">
      <style:table-column-properties fo:break-before="auto" style:column-width="2cm"/>
    </style:style>
    <style:style style:name="co52" style:family="table-column">
      <style:table-column-properties fo:break-before="auto" style:column-width="1.335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034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974cm"/>
    </style:style>
    <style:style style:name="co59" style:family="table-column">
      <style:table-column-properties fo:break-before="auto" style:column-width="1.82cm"/>
    </style:style>
    <style:style style:name="co60" style:family="table-column">
      <style:table-column-properties fo:break-before="auto" style:column-width="1.66cm"/>
    </style:style>
    <style:style style:name="co61" style:family="table-column">
      <style:table-column-properties fo:break-before="auto" style:column-width="1.307cm"/>
    </style:style>
    <style:style style:name="co62" style:family="table-column">
      <style:table-column-properties fo:break-before="auto" style:column-width="1.205cm"/>
    </style:style>
    <style:style style:name="co73" style:family="table-column">
      <style:table-column-properties fo:break-before="auto" style:column-width="1.286cm"/>
    </style:style>
    <style:style style:name="co74" style:family="table-column">
      <style:table-column-properties fo:break-before="auto" style:column-width="1.304cm"/>
    </style:style>
    <style:style style:name="co75" style:family="table-column">
      <style:table-column-properties fo:break-before="auto" style:column-width="0.804cm"/>
    </style:style>
    <style:style style:name="co76" style:family="table-column">
      <style:table-column-properties fo:break-before="auto" style:column-width="1.686cm"/>
    </style:style>
    <style:style style:name="co77" style:family="table-column">
      <style:table-column-properties fo:break-before="auto" style:column-width="1.58cm"/>
    </style:style>
    <style:style style:name="co78" style:family="table-column">
      <style:table-column-properties fo:break-before="auto" style:column-width="1.178cm"/>
    </style:style>
    <style:style style:name="co79" style:family="table-column">
      <style:table-column-properties fo:break-before="auto" style:column-width="1.081cm"/>
    </style:style>
    <style:style style:name="co80" style:family="table-column">
      <style:table-column-properties fo:break-before="auto" style:column-width="1.235cm"/>
    </style:style>
    <style:style style:name="co81" style:family="table-column">
      <style:table-column-properties fo:break-before="auto" style:column-width="3.662cm"/>
    </style:style>
    <style:style style:name="co82" style:family="table-column">
      <style:table-column-properties fo:break-before="auto" style:column-width="1.372cm"/>
    </style:style>
    <style:style style:name="co83" style:family="table-column">
      <style:table-column-properties fo:break-before="auto" style:column-width="4.12cm"/>
    </style:style>
    <style:style style:name="co84" style:family="table-column">
      <style:table-column-properties fo:break-before="auto" style:column-width="0.626cm"/>
    </style:style>
    <style:style style:name="co85" style:family="table-column">
      <style:table-column-properties fo:break-before="auto" style:column-width="1.198cm"/>
    </style:style>
    <style:style style:name="co86" style:family="table-column">
      <style:table-column-properties fo:break-before="auto" style:column-width="3.076cm"/>
    </style:style>
    <style:style style:name="co87" style:family="table-column">
      <style:table-column-properties fo:break-before="auto" style:column-width="4.404cm"/>
    </style:style>
    <style:style style:name="co89" style:family="table-column">
      <style:table-column-properties fo:break-before="auto" style:column-width="1.81cm"/>
    </style:style>
    <style:style style:name="co90" style:family="table-column">
      <style:table-column-properties fo:break-before="auto" style:column-width="0.953cm"/>
    </style:style>
    <style:style style:name="co91" style:family="table-column">
      <style:table-column-properties fo:break-before="auto" style:column-width="3.113cm"/>
    </style:style>
    <style:style style:name="co93" style:family="table-column">
      <style:table-column-properties fo:break-before="auto" style:column-width="0.697cm"/>
    </style:style>
    <style:style style:name="co94" style:family="table-column">
      <style:table-column-properties fo:break-before="auto" style:column-width="1.554cm"/>
    </style:style>
    <style:style style:name="co95" style:family="table-column">
      <style:table-column-properties fo:break-before="auto" style:column-width="2.08cm"/>
    </style:style>
    <style:style style:name="co96" style:family="table-column">
      <style:table-column-properties fo:break-before="auto" style:column-width="1.954cm"/>
    </style:style>
    <style:style style:name="co97" style:family="table-column">
      <style:table-column-properties fo:break-before="auto" style:column-width="1.386cm"/>
    </style:style>
    <style:style style:name="co98" style:family="table-column">
      <style:table-column-properties fo:break-before="auto" style:column-width="1.928cm"/>
    </style:style>
    <style:style style:name="co99" style:family="table-column">
      <style:table-column-properties fo:break-before="auto" style:column-width="1.365cm"/>
    </style:style>
    <style:style style:name="co100" style:family="table-column">
      <style:table-column-properties fo:break-before="auto" style:column-width="0.97cm"/>
    </style:style>
    <style:style style:name="co101" style:family="table-column">
      <style:table-column-properties fo:break-before="auto" style:column-width="5.101cm"/>
    </style:style>
    <style:style style:name="co102" style:family="table-column">
      <style:table-column-properties fo:break-before="auto" style:column-width="3.304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1.831cm"/>
    </style:style>
    <style:style style:name="co105" style:family="table-column">
      <style:table-column-properties fo:break-before="auto" style:column-width="1.713cm"/>
    </style:style>
    <style:style style:name="co106" style:family="table-column">
      <style:table-column-properties fo:break-before="auto" style:column-width="2.286cm"/>
    </style:style>
    <style:style style:name="co107" style:family="table-column">
      <style:table-column-properties fo:break-before="auto" style:column-width="3.052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56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1cm" fo:break-before="auto" style:use-optimal-row-height="true"/>
    </style:style>
    <style:style style:name="ro37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2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8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2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38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1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1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3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73" style:family="table-cell" style:parent-style-name="Default">
      <style:table-cell-properties fo:background-color="transparent" style:vertical-align="middle"/>
      <style:text-properties style:font-name="Avenir1"/>
    </style:style>
    <style:style style:name="ce61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65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6" style:family="table-cell" style:parent-style-name="Default">
      <style:table-cell-properties fo:background-color="transparent" style:vertical-align="middle"/>
      <style:text-properties style:font-name="Avenir"/>
    </style:style>
    <style:style style:name="ce16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6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62" style:family="table-cell" style:parent-style-name="Default">
      <style:table-cell-properties style:vertical-align="middle"/>
      <style:text-properties style:use-window-font-color="true" style:font-name="Avenir"/>
    </style:style>
    <style:style style:name="ce166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6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fo:wrap-option="no-wrap" style:vertical-align="middle"/>
    </style:style>
    <style:style style:name="ce1670" style:family="table-cell" style:parent-style-name="Default">
      <style:table-cell-properties fo:wrap-option="wrap" style:vertical-align="middle"/>
    </style:style>
    <style:style style:name="ce156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56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56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569" style:family="table-cell" style:parent-style-name="Default" style:data-style-name="N100">
      <style:text-properties style:font-name="Avenir1" fo:font-weight="bold"/>
    </style:style>
    <style:style style:name="ce157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571" style:family="table-cell" style:parent-style-name="Default" style:data-style-name="N100">
      <style:text-properties style:font-name="Avenir1" fo:font-weight="normal"/>
    </style:style>
    <style:style style:name="ce157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573" style:family="table-cell" style:parent-style-name="Default" style:data-style-name="N100">
      <style:text-properties fo:color="#ff0000" style:font-name="Avenir1" fo:font-weight="bold"/>
    </style:style>
    <style:style style:name="ce157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58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587" style:family="table-cell" style:parent-style-name="Default">
      <style:text-properties style:font-name="Avenir1" fo:font-weight="normal"/>
    </style:style>
    <style:style style:name="ce180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92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0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3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3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0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54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89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4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4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8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9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9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67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3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4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7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6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6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6"/>
    </style:style>
    <style:style style:name="ce39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93" style:family="table-cell" style:parent-style-name="Default">
      <style:table-cell-properties fo:border-bottom="2.24pt solid #000000" fo:border-left="2.24pt solid #000000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3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7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398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712" style:family="table-cell" style:parent-style-name="Default">
      <style:table-cell-properties fo:border-bottom="2.24pt solid #000000" fo:border-left="none" fo:border-right="none" fo:border-top="2.24pt solid #000000"/>
    </style:style>
    <style:style style:name="ce401" style:family="table-cell" style:parent-style-name="Default">
      <style:table-cell-properties fo:border-bottom="none" fo:border-left="none" fo:border-right="none" fo:border-top="2.24pt solid #000000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7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Avenir1"/>
    </style:style>
    <style:style style:name="ce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7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/>
    </style:style>
    <style:style style:name="ce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4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9" style:family="table-cell" style:parent-style-name="Default">
      <style:table-cell-properties fo:border-bottom="2.24pt solid #000000" fo:background-color="#ccffff" style:text-align-source="fix" style:repeat-content="false" fo:wrap-option="wrap" fo:border-left="0.06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4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75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844" style:family="table-cell" style:parent-style-name="Default">
      <style:text-properties style:font-name="Avenir" fo:font-style="normal" style:font-style-asian="normal" style:font-style-complex="normal"/>
    </style:style>
    <style:style style:name="ce8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8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6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9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3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9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99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8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06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2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2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4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50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5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3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0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4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1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3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4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"/>
    </style:style>
    <style:style style:name="ce165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3" style:family="table-cell" style:parent-style-name="Default">
      <style:table-cell-properties fo:background-color="transparent" style:vertical-align="middle"/>
      <style:text-properties style:font-name="Avenir"/>
    </style:style>
    <style:style style:name="ce16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7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75" style:family="table-cell" style:parent-style-name="Default">
      <style:table-cell-properties style:vertical-align="middle"/>
      <style:text-properties style:use-window-font-color="true" style:font-name="Avenir"/>
    </style:style>
    <style:style style:name="ce167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7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81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83" style:family="table-cell" style:parent-style-name="Default">
      <style:table-cell-properties fo:wrap-option="wrap" style:vertical-align="middle"/>
    </style:style>
    <style:style style:name="ce168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8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8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87" style:family="table-cell" style:parent-style-name="Default" style:data-style-name="N100">
      <style:text-properties style:font-name="Avenir1" fo:font-weight="bold"/>
    </style:style>
    <style:style style:name="ce168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89" style:family="table-cell" style:parent-style-name="Default" style:data-style-name="N100">
      <style:text-properties style:font-name="Avenir1" fo:font-weight="normal"/>
    </style:style>
    <style:style style:name="ce169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91" style:family="table-cell" style:parent-style-name="Default" style:data-style-name="N100">
      <style:text-properties fo:color="#ff0000" style:font-name="Avenir1" fo:font-weight="bold"/>
    </style:style>
    <style:style style:name="ce169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6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7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2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8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8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19" style:family="table-cell" style:parent-style-name="Default">
      <style:table-cell-properties fo:wrap-option="wrap"/>
    </style:style>
    <style:style style:name="T32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3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0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1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9" style:family="text">
      <style:text-properties style:font-name="Avenir1"/>
    </style:style>
    <style:style style:name="T34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bf0041" loext:opacity="100%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loext:opacity="100%" fo:font-weight="bold" style:font-weight-asian="bold" style:font-weight-complex="bold"/>
    </style:style>
    <style:style style:name="T4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font-name="Avenir1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59" style:family="text">
      <style:text-properties fo:color="#bf0041"/>
    </style:style>
    <style:style style:name="T60" style:family="text">
      <style:text-properties fo:color="#ff0000" fo:font-weight="bold" style:font-weight-asian="bold" style:font-weight-complex="bold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2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40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8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9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1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20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6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6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9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0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4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5" table:base-cell-address="Tartalék.H9">
          <table:error-message table:message-type="stop" table:display="true"/>
        </table:content-validation>
        <table:content-validation table:name="val76" table:condition="of:cell-content-is-in-list(&quot;Faj&quot;;&quot;Szabad&quot;;&quot;Bónusz&quot;;&quot;Leíró&quot;;&quot;Karma&quot;)" table:allow-empty-cell="true" table:display-list="unsorted" table:base-cell-address="Tartalék.D30">
          <table:error-message table:message-type="stop" table:display="true"/>
        </table:content-validation>
        <table:content-validation table:name="val77" table:condition="of:cell-content-is-in-list(hatterek)" table:allow-empty-cell="true" table:display-list="unsorted" table:base-cell-address="Tartalék.A30">
          <table:error-message table:message-type="stop" table:display="true"/>
        </table:content-validation>
        <table:content-validation table:name="val78" table:condition="of:cell-content-is-in-list(kulturkorok)" table:allow-empty-cell="true" table:display-list="unsorted" table:base-cell-address="Tartalék.I26">
          <table:error-message table:message-type="stop" table:display="true"/>
        </table:content-validation>
        <table:content-validation table:name="val79" table:base-cell-address="Tartalék.J9">
          <table:help-message table:title="Fok" table:display="true">
            <text:p>1. Faj</text:p>
            <text:p><text:s text:c="4"/>Egyet vehetsz fel, ingyenes</text:p>
            <text:p>2. Szabad Háttér</text:p>
            <text:p><text:s text:c="2"/>a.) KM adja ingyen</text:p>
            <text:p><text:s text:c="2"/>b.) Szabad Pontokból (SzP) költesz rá.</text:p>
            <text:p><text:s text:c="7"/>Az egyes Szabad Hátterek max foka a leírásukban.</text:p>
            <text:p>3. Bónusz Háttér</text:p>
            <text:p><text:s text:c="4"/>Képzettségek 9, 12, 15. szintjén kapod</text:p>
            <text:p><text:s text:c="4"/>automatikusan, ingyen</text:p>
            <text:p>4. Leíró Háttér</text:p>
            <text:p><text:s text:c="4"/>Bármennyit felvehetsz, ingyenes.</text:p>
            <text:p>5. Karma Háttér</text:p>
            <text:p><text:s text:c="4"/>KM adhatja súlyos, meghatározó</text:p>
            <text:p><text:s text:c="4"/>kaland események után. Aurán látszik.</text:p>
          </table:help-message>
          <table:error-message table:message-type="stop" table:display="true"/>
        </table:content-validation>
        <table:content-validation table:name="val80" table:base-cell-address="Tartalék.J34">
          <table:help-message table:title="1.Tapasztali szinten: 6 SzP" table:display="true">
            <text:p>1. Tapasztalati Szinten kapsz 6 Szabad Pontot,</text:p>
            <text:p>amit csak Kultúrkörre (3) és/vagy</text:p>
            <text:p>Helyismeretre (3) költhetsz.</text:p>
          </table:help-message>
          <table:error-message table:message-type="stop" table:display="true"/>
        </table:content-validation>
        <table:content-validation table:name="val81" table:condition="of:cell-content-is-in-list(&quot;&quot;;&quot;1&quot;;&quot;2&quot;;&quot;3&quot;;&quot;&quot;)" table:allow-empty-cell="true" table:display-list="unsorted" table:base-cell-address="Tartalék.J27">
          <table:error-message table:message-type="stop" table:display="true"/>
        </table:content-validation>
        <table:content-validation table:name="val82" table:condition="of:cell-content-is-in-list(&quot;1&quot;;&quot;2&quot;;&quot;3&quot;)" table:allow-empty-cell="true" table:display-list="unsorted" table:base-cell-address="Tartalék.J27">
          <table:error-message table:message-type="stop" table:display="true"/>
        </table:content-validation>
        <table:content-validation table:name="val83" table:condition="of:cell-content-is-in-list(&quot;1&quot;;&quot;2&quot;;&quot;3&quot;)" table:allow-empty-cell="true" table:display-list="unsorted" table:base-cell-address="Tartalék.J35">
          <table:error-message table:message-type="stop" table:display="true"/>
        </table:content-validation>
        <table:content-validation table:name="val84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5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base-cell-address="Tartalék.A25">
          <table:help-message table:display="true"/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3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5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6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7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4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8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9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0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2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6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8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9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0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7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8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8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9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0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2" table:base-cell-address="Tartalék.H8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3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5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7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8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9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0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1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3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6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8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2" table:default-cell-style-name="ce352"/>
        <table:table-column table:style-name="co23" table:default-cell-style-name="ce352"/>
        <table:table-column table:style-name="co24" table:number-columns-repeated="2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number-columns-repeated="2" table:default-cell-style-name="ce352"/>
        <table:table-column table:style-name="co29" table:default-cell-style-name="ce352"/>
        <table:table-column table:style-name="co25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9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2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83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8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8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8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8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6:.F32])+SUM([$Tartalék.F26:.F29])+SUM([$Tartalék.F32:.F41])" office:value-type="float" office:value="0" calcext:value-type="float">
            <text:p>0</text:p>
          </table:table-cell>
          <table:table-cell table:style-name="ce58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83" table:number-columns-repeated="2"/>
          <table:table-cell table:style-name="ce5" table:number-columns-repeated="16371"/>
        </table:table-row>
        <table:table-row table:style-name="ro3">
          <table:table-cell table:style-name="ce30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3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83" table:number-columns-repeated="2"/>
          <table:table-cell table:style-name="ce5" table:number-columns-repeated="16371"/>
        </table:table-row>
        <table:table-row table:style-name="ro1">
          <table:table-cell table:style-name="ce30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3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1">Harcmodor képzettségek (Átfogó) </text:span><text:span text:style-name="T22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8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9"/>
          <table:table-cell table:style-name="ce143" office:value-type="string" calcext:value-type="string">
            <text:p>MP</text:p>
          </table:table-cell>
          <table:table-cell table:style-name="ce51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8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20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8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20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8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20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8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20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8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20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8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20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20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8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8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20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83" office:value-type="string" calcext:value-type="string">
            <text:p>Össz harcmodor</text:p>
          </table:table-cell>
          <table:table-cell table:style-name="ce583" table:formula="of:=SUM([.K16:.K23])" office:value-type="float" office:value="0" calcext:value-type="float">
            <text:p>0</text:p>
          </table:table-cell>
          <table:table-cell table:style-name="ce58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20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83" table:content-validation-name="val62" office:value-type="string" calcext:value-type="string">
            <text:p>Primer képzettség</text:p>
          </table:table-cell>
          <table:table-cell table:style-name="ce583" table:formula="of:=SUM([.K28:.K29])+SUM([.K38:.K41])" office:value-type="float" office:value="0" calcext:value-type="float">
            <text:p>0</text:p>
          </table:table-cell>
          <table:table-cell table:style-name="ce58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83" office:value-type="string" calcext:value-type="string">
            <text:p>Mesterfegyver</text:p>
          </table:table-cell>
          <table:table-cell table:style-name="ce583" table:formula="of:=[.E53]" office:value-type="float" office:value="0" calcext:value-type="float">
            <text:p>0</text:p>
          </table:table-cell>
          <table:table-cell table:style-name="ce58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83" office:value-type="string" calcext:value-type="string">
            <text:p>Primer Fortélyok</text:p>
          </table:table-cell>
          <table:table-cell table:style-name="ce583" table:formula="of:=SUM([.E33:.E42])" office:value-type="float" office:value="0" calcext:value-type="float">
            <text:p>0</text:p>
          </table:table-cell>
          <table:table-cell table:style-name="ce58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83" office:value-type="string" calcext:value-type="string">
            <text:p>Pszí + Mágia</text:p>
          </table:table-cell>
          <table:table-cell table:style-name="ce583" table:formula="of:=[$Misztikus.E3]" office:value-type="float" office:value="0" calcext:value-type="float">
            <text:p>0</text:p>
          </table:table-cell>
          <table:table-cell table:style-name="ce58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63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7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2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7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27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27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5" table:content-validation-name="val23" office:value-type="float" office:value="3" calcext:value-type="float">
            <text:p>3</text:p>
          </table:table-cell>
          <table:table-cell table:style-name="ce416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5" table:content-validation-name="val24" office:value-type="float" office:value="4" calcext:value-type="float">
            <text:p>4</text:p>
          </table:table-cell>
          <table:table-cell table:style-name="ce416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5" table:content-validation-name="val25" office:value-type="float" office:value="1" calcext:value-type="float">
            <text:p>1</text:p>
          </table:table-cell>
          <table:table-cell table:style-name="ce416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5" table:content-validation-name="val26" office:value-type="float" office:value="2" calcext:value-type="float">
            <text:p>2</text:p>
          </table:table-cell>
          <table:table-cell table:style-name="ce416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1" table:number-columns-spanned="3" table:number-rows-spanned="1"/>
          <table:covered-table-cell table:number-columns-repeated="2" table:style-name="ce527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1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5" table:content-validation-name="val27" office:value-type="float" office:value="2" calcext:value-type="float">
            <text:p>2</text:p>
          </table:table-cell>
          <table:table-cell table:style-name="ce416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1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5" table:content-validation-name="val28" office:value-type="float" office:value="3" calcext:value-type="float">
            <text:p>3</text:p>
          </table:table-cell>
          <table:table-cell table:style-name="ce416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13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75" table:content-validation-name="val29" office:value-type="float" office:value="1" calcext:value-type="float">
            <text:p>1</text:p>
          </table:table-cell>
          <table:table-cell table:style-name="ce416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number-columns-spanned="2" table:number-rows-spanned="1"/>
          <table:covered-table-cell/>
          <table:table-cell table:style-name="ce120" table:content-validation-name="val30"/>
          <table:table-cell table:style-name="ce416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23">Nyomozás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16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13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16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0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63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05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527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3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3"/>
          <table:covered-table-cell table:style-name="Default"/>
          <table:table-cell table:style-name="ce548" office:value-type="string" calcext:value-type="string" table:number-columns-spanned="2" table:number-rows-spanned="1">
            <text:p>Fok</text:p>
          </table:table-cell>
          <table:covered-table-cell table:style-name="ce548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50" table:content-validation-name="val61" office:value-type="string" calcext:value-type="string" table:number-columns-spanned="2" table:number-rows-spanned="1">
            <text:p>alap</text:p>
          </table:table-cell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1" table:content-validation-name="val33"/>
          <table:table-cell table:style-name="ce391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50" table:content-validation-name="val61" table:number-columns-spanned="2" table:number-rows-spanned="1"/>
          <table:covered-table-cell table:style-name="ce550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2" table:content-validation-name="val33"/>
          <table:table-cell table:style-name="ce392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51" table:content-validation-name="val61" table:number-columns-spanned="2" table:number-rows-spanned="1"/>
          <table:covered-table-cell table:style-name="ce551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414"/>
        <table:table-column table:style-name="co1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2"/>
          <table:covered-table-cell table:number-columns-repeated="5" table:style-name="ce292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2" table:number-columns-spanned="7" table:number-rows-spanned="1"/>
          <table:covered-table-cell table:number-columns-repeated="6" table:style-name="ce292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2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393" office:value-type="string" calcext:value-type="string" table:number-columns-spanned="2" table:number-rows-spanned="1">
            <text:p>Összes Szabad Pont</text:p>
          </table:table-cell>
          <table:covered-table-cell table:style-name="ce712"/>
          <table:table-cell table:style-name="ce712"/>
          <table:table-cell table:style-name="ce419" table:content-validation-name="val45" table:formula="of:=[$KP_tablazat.O22]+([$Alapértékek.D8]*[$KP_tablazat.O23])" office:value-type="float" office:value="16" calcext:value-type="float">
            <text:p>16</text:p>
          </table:table-cell>
          <table:table-cell table:style-name="ce292"/>
        </table:table-row>
        <table:table-row table:style-name="ro2">
          <table:table-cell table:style-name="ce292" table:number-columns-spanned="6" table:number-rows-spanned="1"/>
          <table:covered-table-cell table:number-columns-repeated="5" table:style-name="ce292"/>
          <table:table-cell table:style-name="ce355" table:content-validation-name="val53"/>
          <table:table-cell table:number-columns-repeated="5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2"/>
          <table:table-cell table:style-name="ce350" table:content-validation-name="val73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393" office:value-type="string" calcext:value-type="string" table:number-columns-spanned="2" table:number-rows-spanned="1">
            <text:p>Maradt Szabad Pont</text:p>
          </table:table-cell>
          <table:covered-table-cell table:style-name="ce712"/>
          <table:table-cell table:style-name="ce712"/>
          <table:table-cell table:style-name="ce419" table:content-validation-name="val45"/>
          <table:table-cell/>
        </table:table-row>
        <table:table-row table:style-name="ro2">
          <table:table-cell table:style-name="ce292" table:content-validation-name="val53" table:number-columns-spanned="6" table:number-rows-spanned="1"/>
          <table:covered-table-cell table:number-columns-repeated="5" table:style-name="ce292" table:content-validation-name="val53"/>
          <table:table-cell table:style-name="ce355" table:content-validation-name="val53"/>
          <table:table-cell table:number-columns-repeated="5"/>
        </table:table-row>
        <table:table-row table:style-name="ro3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2"/>
          <table:table-cell table:style-name="ce355" table:content-validation-name="val53"/>
          <table:table-cell table:style-name="ce394" office:value-type="string" calcext:value-type="string" table:number-columns-spanned="4" table:number-rows-spanned="1">
            <text:p>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áttér neve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Hatása, leírása, eredete</text:p>
          </table:table-cell>
          <table:table-cell/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9]) ;&quot;&quot;;VLOOKUP([.$A9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06" table:content-validation-name="val75" office:value-type="string" calcext:value-type="string">
            <text:p>Faj</text:p>
          </table:table-cell>
          <table:table-cell table:style-name="ce715" table:content-validation-name="val77" office:value-type="string" calcext:value-type="string">
            <text:p>Ember</text:p>
          </table:table-cell>
          <table:table-cell table:style-name="ce726" table:content-validation-name="val79" office:value-type="float" office:value="1" calcext:value-type="float">
            <text:p>1</text:p>
          </table:table-cell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0]) ;&quot;&quot;;VLOOKUP([.$A10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1]) ;&quot;&quot;;VLOOKUP([.$A11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2]) ;&quot;&quot;;VLOOKUP([.$A12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3]) ;&quot;&quot;;VLOOKUP([.$A13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4]) ;&quot;&quot;;VLOOKUP([.$A14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5]) ;&quot;&quot;;VLOOKUP([.$A15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6]) ;&quot;&quot;;VLOOKUP([.$A16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7]) ;&quot;&quot;;VLOOKUP([.$A17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8]) ;&quot;&quot;;VLOOKUP([.$A18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69" table:formula="of:=IF(ISBLANK([.$A19]) ;&quot;&quot;;VLOOKUP([.$A19];fortelyok_altalanos_full;2;0))">
            <text:p/>
          </table:table-cell>
          <table:table-cell table:style-name="ce416" table:content-validation-name="val53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2">
          <table:table-cell table:style-name="ce60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69" office:value-type="float" office:value="5" calcext:value-type="float">
            <text:p>5</text:p>
          </table:table-cell>
          <table:table-cell table:style-name="ce416" table:content-validation-name="val70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2">
          <table:table-cell table:style-name="ce605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416" table:content-validation-name="val71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2">
          <table:table-cell table:style-name="ce605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8"/>
          <table:covered-table-cell table:style-name="ce560"/>
          <table:table-cell table:style-name="ce121" table:content-validation-name="val69" office:value-type="float" office:value="1" calcext:value-type="float">
            <text:p>1</text:p>
          </table:table-cell>
          <table:table-cell table:style-name="ce416" table:content-validation-name="val72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2">
          <table:table-cell table:style-name="ce340" table:content-validation-name="val53"/>
          <table:table-cell table:style-name="ce359" table:content-validation-name="val53"/>
          <table:table-cell table:style-name="ce365" table:content-validation-name="val53"/>
          <table:table-cell table:style-name="ce367" table:content-validation-name="val53"/>
          <table:table-cell table:style-name="ce359" table:content-validation-name="val53"/>
          <table:table-cell table:style-name="ce365" table:content-validation-name="val53"/>
          <table:table-cell table:style-name="ce589"/>
          <table:table-cell table:style-name="ce396" table:content-validation-name="val76"/>
          <table:table-cell table:style-name="ce715" table:content-validation-name="val77"/>
          <table:table-cell table:style-name="ce715" table:content-validation-name="val79"/>
          <table:table-cell table:style-name="ce425"/>
          <table:table-cell/>
        </table:table-row>
        <table:table-row table:style-name="ro3">
          <table:table-cell table:style-name="ce34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/>
          <table:table-cell table:style-name="ce394" office:value-type="string" calcext:value-type="string" table:number-columns-spanned="4" table:number-rows-spanned="1">
            <text:p>Kultúrkör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2" table:content-validation-name="val53"/>
          <table:covered-table-cell/>
          <table:table-cell table:style-name="ce522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Kultúrkör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4" table:content-validation-name="val66" table:number-columns-spanned="4" table:number-rows-spanned="1"/>
          <table:covered-table-cell table:number-columns-repeated="2" table:style-name="ce636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6" table:content-validation-name="val74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4" table:content-validation-name="val53" office:value-type="string" calcext:value-type="string">
            <text:p>saját kultúrkör</text:p>
          </table:table-cell>
          <table:table-cell table:style-name="ce411" table:content-validation-name="val80" office:value-type="float" office:value="3" calcext:value-type="float">
            <text:p>3</text:p>
          </table:table-cell>
          <table:table-cell table:style-name="ce426" office:value-type="string" calcext:value-type="string">
            <text:p><text:span text:style-name="T24">3 SzP s</text:span>zétosztható több Kultúrkör között is</text:p>
          </table:table-cell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6" table:content-validation-name="val66"/>
          <table:covered-table-cell table:content-validation-name="val66"/>
          <table:table-cell table:style-name="ce399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8"/>
          <table:table-cell table:style-name="ce715" table:content-validation-name="val81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6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8]&gt;0;VLOOKUP([.$E28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8"/>
          <table:table-cell table:style-name="ce715" table:content-validation-name="val82"/>
          <table:table-cell table:style-name="ce426"/>
          <table:table-cell/>
        </table:table-row>
        <table:table-row table:style-name="ro1">
          <table:table-cell table:style-name="ce345" table:content-validation-name="val66" table:number-columns-spanned="4" table:number-rows-spanned="1"/>
          <table:covered-table-cell table:number-columns-repeated="2" table:style-name="ce636" table:content-validation-name="val66"/>
          <table:covered-table-cell table:content-validation-name="val66"/>
          <table:table-cell table:style-name="ce374" table:content-validation-name="val60" office:value-type="float" office:value="0" calcext:value-type="float">
            <text:p>0</text:p>
          </table:table-cell>
          <table:table-cell table:style-name="ce387" table:content-validation-name="val74" table:formula="of:=IF([.$E29]&gt;0;VLOOKUP([.$E29];KP_táblázat;MATCH(&quot;Átfogó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8"/>
          <table:table-cell table:style-name="ce715" table:content-validation-name="val82"/>
          <table:table-cell table:style-name="ce426"/>
          <table:table-cell/>
        </table:table-row>
        <table:table-row table:style-name="ro3">
          <table:table-cell table:style-name="ce347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8"/>
          <table:table-cell table:style-name="ce715" table:content-validation-name="val82"/>
          <table:table-cell table:style-name="ce426"/>
          <table:table-cell/>
        </table:table-row>
        <table:table-row table:style-name="ro2">
          <table:table-cell table:style-name="ce343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2" table:content-validation-name="val53"/>
          <table:covered-table-cell/>
          <table:table-cell table:style-name="ce522" table:content-validation-name="val53" office:value-type="string" calcext:value-type="string">
            <text:p>Szint</text:p>
          </table:table-cell>
          <table:table-cell table:style-name="ce385" table:content-validation-name="val53" office:value-type="string" calcext:value-type="string">
            <text:p>KP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8"/>
          <table:table-cell table:style-name="ce715" table:content-validation-name="val82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4" table:number-rows-spanned="1">
            <text:p>Helyismeret Szabad Hátterek</text:p>
          </table:table-cell>
          <table:covered-table-cell table:number-columns-repeated="2" table:style-name="ce401"/>
          <table:covered-table-cell table:style-name="ce421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395" office:value-type="string" calcext:value-type="string">
            <text:p>Típusa</text:p>
          </table:table-cell>
          <table:table-cell table:style-name="ce402" office:value-type="string" calcext:value-type="string">
            <text:p>Hely</text:p>
          </table:table-cell>
          <table:table-cell table:style-name="ce402" office:value-type="string" calcext:value-type="string">
            <text:p>Fok</text:p>
          </table:table-cell>
          <table:table-cell table:style-name="ce42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406" table:content-validation-name="val53" office:value-type="string" calcext:value-type="string">
            <text:p>saját város</text:p>
          </table:table-cell>
          <table:table-cell table:style-name="ce413" table:content-validation-name="val80" office:value-type="float" office:value="3" calcext:value-type="float">
            <text:p>3</text:p>
          </table:table-cell>
          <table:table-cell table:style-name="ce426" office:value-type="string" calcext:value-type="string">
            <text:p>3 SzP szétosztható több Helyismeret között is</text:p>
          </table:table-cell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7"/>
          <table:table-cell table:style-name="ce715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7"/>
          <table:table-cell table:style-name="ce715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7"/>
          <table:table-cell table:style-name="ce715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8]&gt;0;VLOOKUP([.$C38];KP_táblázat;MATCH(&quot;Átlagos&quot;;KP_fejléc;0);0);0)+IF([.$E38];VLOOKUP([.$E38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7"/>
          <table:table-cell table:style-name="ce715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3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39]&gt;0;VLOOKUP([.$C39];KP_táblázat;MATCH(&quot;Átlagos&quot;;KP_fejléc;0);0);0)+IF([.$E39];VLOOKUP([.$E39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15" table:content-validation-name="val77"/>
          <table:table-cell table:style-name="ce715" table:content-validation-name="val83"/>
          <table:table-cell table:style-name="ce426"/>
          <table:table-cell/>
        </table:table-row>
        <table:table-row table:style-name="ro1">
          <table:table-cell table:style-name="ce348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00" table:content-validation-name="val60" office:value-type="float" office:value="0" calcext:value-type="float">
            <text:p>0</text:p>
          </table:table-cell>
          <table:table-cell table:style-name="ce389" table:content-validation-name="val74" table:formula="of:=-IF([.$C40]&gt;0;VLOOKUP([.$C40];KP_táblázat;MATCH(&quot;Átlagos&quot;;KP_fejléc;0);0);0)+IF([.$E40];VLOOKUP([.$E40];KP_táblázat;MATCH(&quot;Átlagos&quot;;KP_fejléc;0);0);0)" office:value-type="float" office:value="0" calcext:value-type="float">
            <text:p>0</text:p>
          </table:table-cell>
          <table:table-cell/>
          <table:table-cell table:style-name="ce397" table:content-validation-name="val53" office:value-type="string" calcext:value-type="string">
            <text:p>Szabad</text:p>
          </table:table-cell>
          <table:table-cell table:style-name="ce720" table:content-validation-name="val77"/>
          <table:table-cell table:style-name="ce720" table:content-validation-name="val83"/>
          <table:table-cell table:style-name="ce427"/>
          <table:table-cell/>
        </table:table-row>
        <table:table-row table:style-name="ro1">
          <table:table-cell table:style-name="ce349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377" table:content-validation-name="val60" office:value-type="float" office:value="0" calcext:value-type="float">
            <text:p>0</text:p>
          </table:table-cell>
          <table:table-cell table:style-name="ce390" table:content-validation-name="val74" table:formula="of:=-IF([.$C41]&gt;0;VLOOKUP([.$C41];KP_táblázat;MATCH(&quot;Átlagos&quot;;KP_fejléc;0);0);0)+IF([.$E41];VLOOKUP([.$E41];KP_táblázat;MATCH(&quot;Átlagos&quot;;KP_fejléc;0);0);0)" office:value-type="float" office:value="0" calcext:value-type="float">
            <text:p>0</text:p>
          </table:table-cell>
          <table:table-cell/>
          <table:table-cell table:style-name="ce398" table:content-validation-name="val76" office:value-type="string" calcext:value-type="string">
            <text:p>Szabad</text:p>
          </table:table-cell>
          <table:table-cell table:style-name="ce721" table:content-validation-name="val77"/>
          <table:table-cell table:style-name="ce721" table:content-validation-name="val83"/>
          <table:table-cell table:style-name="ce430"/>
          <table:table-cell/>
        </table:table-row>
        <table:table-row table:style-name="ro2" table:number-rows-repeated="1048534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41:Tartalék.E41 Tartalék.F26:Tartalék.F29 Tartalék.E27:Tartalék.E27 Tartalék.F32:Tartalék.F40 Tartalék.E36:Tartalék.E39">
            <calcext:condition calcext:apply-style-name="Warning_szinttúlépés" calcext:value="&gt;[$Alapértékek.$J$8]" calcext:base-cell-address="Tartalék.E26"/>
          </calcext:conditional-format>
          <calcext:conditional-format calcext:target-range-address="Tartalék.F26:Tartalék.F26">
            <calcext:condition calcext:apply-style-name="Warning_szinttúlépés" calcext:value="&gt;[$Alapértékek.$J$9]" calcext:base-cell-address="Tartalék.F26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1" table:default-cell-style-name="ce844"/>
        <table:table-column table:style-name="co42" table:default-cell-style-name="ce844"/>
        <table:table-column table:style-name="co43" table:default-cell-style-name="ce844"/>
        <table:table-column table:style-name="co44" table:default-cell-style-name="ce844"/>
        <table:table-column table:style-name="co45" table:number-columns-repeated="2" table:default-cell-style-name="ce844"/>
        <table:table-column table:style-name="co46" table:number-columns-repeated="3" table:default-cell-style-name="ce844"/>
        <table:table-column table:style-name="co52" table:default-cell-style-name="ce844"/>
        <table:table-column table:style-name="co12" table:default-cell-style-name="ce844"/>
        <table:table-column table:style-name="co53" table:default-cell-style-name="ce844"/>
        <table:table-column table:style-name="co54" table:default-cell-style-name="ce844"/>
        <table:table-column table:style-name="co55" table:default-cell-style-name="ce844"/>
        <table:table-column table:style-name="co56" table:default-cell-style-name="ce844"/>
        <table:table-column table:style-name="co57" table:default-cell-style-name="ce894"/>
        <table:table-column table:style-name="co58" table:default-cell-style-name="ce909"/>
        <table:table-column table:style-name="co13" table:number-columns-repeated="239" table:default-cell-style-name="ce844"/>
        <table:table-column table:style-name="co12" table:number-columns-repeated="16128" table:default-cell-style-name="ce844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51"/>
          <table:covered-table-cell table:number-columns-repeated="5" table:style-name="ce851"/>
          <table:covered-table-cell table:number-columns-repeated="2" table:style-name="ce751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30">
          <table:table-cell table:style-name="ce751"/>
          <table:table-cell table:style-name="ce751" table:number-columns-spanned="6" table:number-rows-spanned="1"/>
          <table:covered-table-cell table:number-columns-repeated="5" table:style-name="ce751"/>
          <table:table-cell table:style-name="ce751" table:number-columns-repeated="8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845" table:content-validation-name="val9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45" table:content-validation-name="val114" office:value-type="string" calcext:value-type="string">
            <text:p>Módosítók</text:p>
          </table:table-cell>
          <table:table-cell table:style-name="ce845" table:content-validation-name="val121" office:value-type="string" calcext:value-type="string">
            <text:p>Összesen</text:p>
          </table:table-cell>
          <table:table-cell table:style-name="ce751"/>
          <table:table-cell table:style-name="ce959" office:value-type="string" calcext:value-type="string" table:number-columns-spanned="2" table:number-rows-spanned="1">
            <text:p>Összesen felvett HM:</text:p>
          </table:table-cell>
          <table:covered-table-cell table:style-name="ce751"/>
          <table:table-cell table:style-name="ce790" table:content-validation-name="val141" table:formula="of:=SUM([.B5:.B6])" office:value-type="float" office:value="0" calcext:value-type="float">
            <text:p>0 HM</text:p>
          </table:table-cell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31" table:content-validation-name="val105" office:value-type="float" office:value="10" calcext:value-type="float">
            <text:p>10</text:p>
          </table:table-cell>
          <table:table-cell table:style-name="ce931" table:content-validation-name="val115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85" table:content-validation-name="val122" table:formula="of:=[.C4]+[.D4]" office:value-type="float" office:value="15" calcext:value-type="float">
            <text:p>15</text:p>
          </table:table-cell>
          <table:table-cell table:style-name="ce751"/>
          <table:table-cell table:style-name="ce959" office:value-type="string" calcext:value-type="string" table:number-columns-spanned="2" table:number-rows-spanned="1">
            <text:p>Max felvehető HM:</text:p>
          </table:table-cell>
          <table:covered-table-cell table:style-name="ce751"/>
          <table:table-cell table:style-name="ce1106" table:content-validation-name="val142" table:formula="of:=[KP_tablazat.K20]*[Alapértékek.D8]" office:value-type="float" office:value="30" calcext:value-type="float">
            <text:p>30 HM</text:p>
          </table:table-cell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5" office:value-type="float" office:value="0" calcext:value-type="float">
            <text:p>0</text:p>
          </table:table-cell>
          <table:table-cell table:style-name="ce931" table:content-validation-name="val105" office:value-type="float" office:value="20" calcext:value-type="float">
            <text:p>20</text:p>
          </table:table-cell>
          <table:table-cell table:style-name="ce931" table:content-validation-name="val116" table:formula="of:=2*([Alapértékek.$C$18]+[Alapértékek.$C$20]+[Alapértékek.$C$21])" office:value-type="float" office:value="0" calcext:value-type="float">
            <text:p>0</text:p>
          </table:table-cell>
          <table:table-cell table:style-name="ce985" table:content-validation-name="val123" table:formula="of:=[.C5]+[.B5]+[.D5]" office:value-type="float" office:value="20" calcext:value-type="float">
            <text:p>20</text:p>
          </table:table-cell>
          <table:table-cell table:style-name="ce751" table:number-columns-repeated="5"/>
          <table:table-cell/>
          <table:table-cell table:style-name="ce751" table:number-columns-repeated="4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5" office:value-type="float" office:value="0" calcext:value-type="float">
            <text:p>0</text:p>
          </table:table-cell>
          <table:table-cell table:style-name="ce931" table:content-validation-name="val105" office:value-type="float" office:value="120" calcext:value-type="float">
            <text:p>120</text:p>
          </table:table-cell>
          <table:table-cell table:style-name="ce931" table:content-validation-name="val117" table:formula="of:=2*([Alapértékek.$C$20]+[Alapértékek.$C$21])" office:value-type="float" office:value="0" calcext:value-type="float">
            <text:p>0</text:p>
          </table:table-cell>
          <table:table-cell table:style-name="ce985" table:content-validation-name="val124" table:formula="of:=[.C6]+[.B6]+[.D6]" office:value-type="float" office:value="120" calcext:value-type="float">
            <text:p>120</text:p>
          </table:table-cell>
          <table:table-cell table:style-name="ce751" table:number-columns-repeated="5"/>
          <table:table-cell/>
          <table:table-cell table:style-name="ce751" table:number-columns-repeated="4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6">
          <table:table-cell table:style-name="ce751" table:number-columns-repeated="6"/>
          <table:table-cell table:style-name="ce959" office:value-type="string" calcext:value-type="string" table:number-columns-spanned="2" table:number-rows-spanned="1">
            <text:p>Össz felvett CM:</text:p>
          </table:table-cell>
          <table:covered-table-cell table:style-name="ce751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751"/>
          <table:table-cell/>
          <table:table-cell table:style-name="ce751" table:number-columns-repeated="4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6" office:value-type="float" office:value="0" calcext:value-type="float">
            <text:p>0</text:p>
          </table:table-cell>
          <table:table-cell table:style-name="ce931" table:content-validation-name="val106" table:formula="of:=[KP_tablazat.K17]" office:value-type="float" office:value="-30" calcext:value-type="float">
            <text:p>-30</text:p>
          </table:table-cell>
          <table:table-cell table:style-name="ce507" table:content-validation-name="val118" table:formula="of:=2*[Alapértékek.C24]" office:value-type="float" office:value="0" calcext:value-type="float">
            <text:p>0</text:p>
          </table:table-cell>
          <table:table-cell table:style-name="ce985" table:content-validation-name="val125" table:formula="of:=[.C8]+[.B8]+[.D8]" office:value-type="float" office:value="-30" calcext:value-type="float">
            <text:p>-30</text:p>
          </table:table-cell>
          <table:table-cell table:style-name="ce751"/>
          <table:table-cell table:style-name="ce959" office:value-type="string" calcext:value-type="string" table:number-columns-spanned="2" table:number-rows-spanned="1">
            <text:p>Max felvehető CM:</text:p>
          </table:table-cell>
          <table:covered-table-cell table:style-name="ce751"/>
          <table:table-cell table:style-name="ce1106" table:content-validation-name="val143" table:formula="of:=[KP_tablazat.K23]*[Alapértékek.$D$8]" office:value-type="float" office:value="20" calcext:value-type="float">
            <text:p>20 HM</text:p>
          </table:table-cell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751" table:number-columns-spanned="9" table:number-rows-spanned="1"/>
          <table:covered-table-cell table:number-columns-repeated="5" table:style-name="ce851"/>
          <table:covered-table-cell table:number-columns-repeated="3" table:style-name="ce751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751"/>
          <table:table-cell table:style-name="ce959" office:value-type="string" calcext:value-type="string">
            <text:p>KP HM-re:</text:p>
          </table:table-cell>
          <table:table-cell table:style-name="ce658" table:content-validation-name="val126" table:formula="of:=[.I3]*[KP_tablazat.K19]+[.I7]*[KP_tablazat.K22]" office:value-type="float" office:value="0" calcext:value-type="float">
            <text:p>0 KP</text:p>
          </table:table-cell>
          <table:table-cell table:style-name="ce751"/>
          <table:table-cell table:style-name="ce959" office:value-type="string" calcext:value-type="string" table:number-columns-spanned="2" table:number-rows-spanned="1">
            <text:p>Átlag HM</text:p>
          </table:table-cell>
          <table:covered-table-cell table:style-name="ce751"/>
          <table:table-cell table:style-name="ce793" table:content-validation-name="val144" table:formula="of:=(([.I3]+[.I7])/[Alapértékek.D8])" office:value-type="float" office:value="0" calcext:value-type="float">
            <text:p>0 HM</text:p>
          </table:table-cell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755"/>
          <table:table-cell table:style-name="ce755" table:number-columns-spanned="6" table:number-rows-spanned="1"/>
          <table:covered-table-cell table:number-columns-repeated="5" table:style-name="ce755"/>
          <table:table-cell table:style-name="ce755" table:number-columns-repeated="8"/>
          <table:table-cell table:style-name="ce840"/>
          <table:table-cell table:style-name="ce633"/>
          <table:table-cell table:style-name="ce755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51"/>
          <table:table-cell/>
          <table:table-cell table:style-name="ce751" table:number-columns-repeated="4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33" table:content-validation-name="val107" office:value-type="string" calcext:value-type="string">
            <text:p>Szint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/CÉ</text:p>
          </table:table-cell>
          <table:table-cell table:style-name="ce933" office:value-type="string" calcext:value-type="string">
            <text:p>VÉ</text:p>
          </table:table-cell>
          <table:table-cell table:style-name="ce933" table:content-validation-name="val130" office:value-type="string" calcext:value-type="string">
            <text:p>Harckeret</text:p>
          </table:table-cell>
          <table:table-cell table:style-name="ce93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75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7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0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7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0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7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0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7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0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7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0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7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0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7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0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7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0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51" table:number-columns-repeated="2"/>
          <table:table-cell table:number-columns-repeated="2"/>
          <table:table-cell table:style-name="ce751" table:number-columns-repeated="2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33">
          <table:table-cell table:style-name="ce755" table:number-columns-spanned="9" table:number-rows-spanned="1"/>
          <table:covered-table-cell table:number-columns-repeated="7" table:style-name="ce755"/>
          <table:covered-table-cell table:style-name="ce798"/>
          <table:table-cell table:style-name="ce75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75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55"/>
          <table:covered-table-cell table:number-columns-repeated="5" table:style-name="ce580"/>
          <table:covered-table-cell table:style-name="ce855"/>
          <table:covered-table-cell table:style-name="ce106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762" table:content-validation-name="val53" office:value-type="string" calcext:value-type="string">
            <text:p>Fegyver</text:p>
          </table:table-cell>
          <table:table-cell table:style-name="ce857" table:content-validation-name="val53" office:value-type="string" calcext:value-type="string">
            <text:p>Sebesség</text:p>
          </table:table-cell>
          <table:table-cell table:style-name="ce936" table:content-validation-name="val10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36" office:value-type="string" calcext:value-type="string">
            <text:p>SP</text:p>
          </table:table-cell>
          <table:table-cell table:style-name="ce936" office:value-type="string" calcext:value-type="string" table:number-columns-spanned="2" table:number-rows-spanned="1">
            <text:p>Komment</text:p>
          </table:table-cell>
          <table:covered-table-cell table:style-name="ce860"/>
          <table:table-cell table:style-name="ce755"/>
          <table:table-cell table:style-name="ce840"/>
          <table:table-cell table:number-columns-repeated="2"/>
          <table:table-cell table:style-name="ce840"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42" table:content-validation-name="val84" office:value-type="string" calcext:value-type="string">
            <text:p>Puszta kéz</text:p>
          </table:table-cell>
          <table:table-cell table:style-name="ce512" table:content-validation-name="val97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94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94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94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941" table:content-validation-name="val131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51"/>
          <table:table-cell table:style-name="ce851" table:number-columns-repeated="4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767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94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84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0">
          <table:table-cell table:style-name="ce776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94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8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767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94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8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767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94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8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767" table:content-validation-name="val85" office:value-type="string" calcext:value-type="string">
            <text:p><text:s/>__</text:p>
          </table:table-cell>
          <table:table-cell table:style-name="ce512" table:content-validation-name="val97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94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8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77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3" table:formula="of:=[$KP_tablazat.$K$36]" office:value-type="float" office:value="0" calcext:value-type="float">
            <text:p>0</text:p>
          </table:table-cell>
          <table:table-cell table:style-name="ce779" table:number-columns-spanned="2" table:number-rows-spanned="1"/>
          <table:covered-table-cell table:style-name="ce779"/>
          <table:table-cell table:style-name="ce835"/>
          <table:table-cell table:style-name="Default" table:number-columns-repeated="3"/>
          <table:table-cell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60"/>
          <table:table-cell table:style-name="ce755"/>
          <table:table-cell table:style-name="Default" table:number-columns-repeated="3"/>
          <table:table-cell table:style-name="ce840"/>
          <table:table-cell table:style-name="ce851" table:number-columns-repeated="2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762" table:content-validation-name="val86" office:value-type="string" calcext:value-type="string">
            <text:p>Távolsági fegyver</text:p>
          </table:table-cell>
          <table:table-cell table:style-name="ce857" table:content-validation-name="val53" office:value-type="string" calcext:value-type="string">
            <text:p>Sebesség</text:p>
          </table:table-cell>
          <table:table-cell table:style-name="ce936" table:content-validation-name="val10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36" office:value-type="string" calcext:value-type="string">
            <text:p>SP</text:p>
          </table:table-cell>
          <table:table-cell table:style-name="ce936" office:value-type="string" calcext:value-type="string" table:number-columns-spanned="2" table:number-rows-spanned="1">
            <text:p>Hatótáv + Komment</text:p>
          </table:table-cell>
          <table:covered-table-cell table:style-name="ce860"/>
          <table:table-cell table:style-name="ce755"/>
          <table:table-cell table:style-name="Default" table:number-columns-repeated="3"/>
          <table:table-cell table:style-name="ce840"/>
          <table:table-cell table:style-name="ce751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767" table:content-validation-name="val87" office:value-type="string" calcext:value-type="string">
            <text:p><text:s/>__</text:p>
          </table:table-cell>
          <table:table-cell table:style-name="ce512" table:content-validation-name="val97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4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941" table:content-validation-name="val134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751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0">
          <table:table-cell table:style-name="ce776" table:content-validation-name="val88" office:value-type="string" calcext:value-type="string">
            <text:p><text:s/>__</text:p>
          </table:table-cell>
          <table:table-cell table:style-name="ce512" table:content-validation-name="val97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9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4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4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41" table:content-validation-name="val134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751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51"/>
          <table:covered-table-cell/>
          <table:covered-table-cell table:style-name="ce751"/>
          <table:covered-table-cell table:style-name="ce794"/>
          <table:table-cell table:style-name="ce751"/>
          <table:table-cell table:style-name="Default" table:number-columns-repeated="3"/>
          <table:table-cell table:style-name="ce751" table:number-columns-repeated="2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75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51"/>
          <table:table-cell table:style-name="ce849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35">
          <table:table-cell table:style-name="ce451" table:content-validation-name="val89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855" table:content-validation-name="val98"/>
          <table:table-cell table:style-name="ce857" table:content-validation-name="val11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6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51"/>
          <table:table-cell table:style-name="ce75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51"/>
          <table:table-cell table:style-name="ce849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2" table:content-validation-name="val9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8"/>
          <table:table-cell table:style-name="ce941" table:content-validation-name="val111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9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9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9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5" table:formula="of:=[.G25]" office:value-type="string" office:string-value="-5 Z" calcext:value-type="string">
            <text:p>-5 Z</text:p>
          </table:table-cell>
          <table:table-cell table:style-name="ce1088" table:content-validation-name="val9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75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51"/>
          <table:table-cell table:style-name="ce849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1"/>
          <table:table-cell table:style-name="ce941" table:content-validation-name="val111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75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51"/>
          <table:table-cell table:style-name="ce849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1"/>
          <table:table-cell table:style-name="ce941" table:content-validation-name="val111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[.G27]" office:value-type="string" office:string-value="N/A" calcext:value-type="string">
            <text:p>N/A</text:p>
          </table:table-cell>
          <table:table-cell table:style-name="ce1088" table:number-columns-spanned="2" table:number-rows-spanned="1"/>
          <table:covered-table-cell table:style-name="ce799"/>
          <table:table-cell table:style-name="ce75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51"/>
          <table:table-cell table:style-name="ce849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1"/>
          <table:table-cell table:style-name="ce941" table:content-validation-name="val111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[.G28]" office:value-type="string" office:string-value="N/A" calcext:value-type="string">
            <text:p>N/A</text:p>
          </table:table-cell>
          <table:table-cell table:style-name="ce1088" table:number-columns-spanned="2" table:number-rows-spanned="1"/>
          <table:covered-table-cell table:style-name="ce799"/>
          <table:table-cell table:style-name="ce75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1"/>
          <table:table-cell table:style-name="ce941" table:content-validation-name="val111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41" table:content-validation-name="val132" table:formula="of:=[.G29]" office:value-type="string" office:string-value="N/A" calcext:value-type="string">
            <text:p>N/A</text:p>
          </table:table-cell>
          <table:table-cell table:style-name="ce1088" table:number-columns-spanned="2" table:number-rows-spanned="1"/>
          <table:covered-table-cell table:style-name="ce799"/>
          <table:table-cell table:style-name="ce75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3" table:content-validation-name="val91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1"/>
          <table:table-cell table:style-name="ce941" table:content-validation-name="val111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9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9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63" table:content-validation-name="val132" table:formula="of:=[.G30]" office:value-type="string" office:string-value="N/A" calcext:value-type="string">
            <text:p>N/A</text:p>
          </table:table-cell>
          <table:table-cell table:style-name="ce1088" table:number-columns-spanned="2" table:number-rows-spanned="1"/>
          <table:covered-table-cell table:style-name="ce803"/>
          <table:table-cell table:style-name="ce75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4" table:content-validation-name="val91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1"/>
          <table:table-cell table:style-name="ce569" table:content-validation-name="val111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9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9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9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75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5" table:content-validation-name="val91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1"/>
          <table:table-cell table:style-name="ce570" table:content-validation-name="val111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9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9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9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75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7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7" table:formula="of:=ROUNDDOWN([Alapértékek.$J$29]*[Alapértékek.$D$35]*0.5)" office:value-type="float" office:value="0" calcext:value-type="float">
            <text:p>0</text:p>
          </table:table-cell>
          <table:table-cell table:style-name="ce1066" table:number-columns-spanned="3" table:number-rows-spanned="1"/>
          <table:covered-table-cell table:number-columns-repeated="2" table:style-name="ce1088"/>
          <table:table-cell table:style-name="ce75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66" table:content-validation-name="val136"/>
          <table:covered-table-cell table:style-name="ce1088"/>
          <table:covered-table-cell table:style-name="ce751"/>
          <table:table-cell table:style-name="ce75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51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99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2"/>
          <table:table-cell table:style-name="ce628" office:value-type="float" office:value="0" calcext:value-type="float">
            <text:p>0</text:p>
          </table:table-cell>
          <table:table-cell table:style-name="ce667" table:content-validation-name="val128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06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860"/>
          <table:table-cell table:style-name="ce751"/>
          <table:table-cell/>
          <table:table-cell table:style-name="Default" table:number-columns-repeated="6"/>
          <table:table-cell table:number-columns-repeated="5"/>
          <table:table-cell table:style-name="ce75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1"/>
          <table:table-cell/>
          <table:table-cell table:style-name="Default" table:number-columns-repeated="6"/>
          <table:table-cell table:number-columns-repeated="5"/>
          <table:table-cell table:style-name="ce751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755"/>
          <table:table-cell/>
          <table:table-cell table:style-name="Default" table:number-columns-repeated="6"/>
          <table:table-cell table:number-columns-repeated="5"/>
          <table:table-cell table:style-name="ce75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5"/>
          <table:table-cell/>
          <table:table-cell table:style-name="Default" table:number-columns-repeated="6"/>
          <table:table-cell table:number-columns-repeated="5"/>
          <table:table-cell table:style-name="ce75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888"/>
          <table:table-cell table:style-name="ce992" table:content-validation-name="val110" office:value-type="string" calcext:value-type="string">
            <text:p>Tám/kör</text:p>
          </table:table-cell>
          <table:table-cell table:style-name="ce992" office:value-type="string" calcext:value-type="string">
            <text:p>KÉ</text:p>
          </table:table-cell>
          <table:table-cell table:style-name="ce992" office:value-type="string" calcext:value-type="string">
            <text:p>TÉ</text:p>
          </table:table-cell>
          <table:table-cell table:style-name="ce99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75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755" table:number-columns-repeated="234"/>
          <table:table-cell table:number-columns-repeated="16128"/>
        </table:table-row>
        <table:table-row table:style-name="ro2">
          <table:table-cell table:style-name="ce462" table:content-validation-name="val92" office:value-type="string" calcext:value-type="string">
            <text:p>Elsődleges fegyver</text:p>
          </table:table-cell>
          <table:table-cell table:style-name="ce880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3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45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755" table:number-columns-repeated="234"/>
          <table:table-cell table:number-columns-repeated="16128"/>
        </table:table-row>
        <table:table-row table:style-name="ro2">
          <table:table-cell table:style-name="ce462" table:content-validation-name="val92" office:value-type="string" calcext:value-type="string">
            <text:p>Másodlagos fegyver</text:p>
          </table:table-cell>
          <table:table-cell table:style-name="ce880" table:content-validation-name="val10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3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63" office:value-type="string" calcext:value-type="string">
            <text:p>KÉ</text:p>
          </table:table-cell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75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860" table:number-columns-repeated="2"/>
          <table:table-cell table:style-name="ce633"/>
          <table:table-cell table:style-name="ce860"/>
          <table:table-cell table:style-name="ce633" table:number-columns-repeated="3"/>
          <table:table-cell table:style-name="ce810"/>
          <table:table-cell table:style-name="ce755"/>
          <table:table-cell/>
          <table:table-cell table:style-name="ce861" table:content-validation-name="val149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9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9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9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5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3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031" table:content-validation-name="val74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31"/>
          <table:table-cell table:style-name="ce811" table:content-validation-name="val7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5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5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55" table:number-columns-repeated="239"/>
          <table:table-cell table:number-columns-repeated="16128"/>
        </table:table-row>
        <table:table-row table:style-name="ro2">
          <table:table-cell table:style-name="ce468" table:content-validation-name="val93" office:value-type="string" calcext:value-type="string">
            <text:p><text:s/>Páncél, vértezet</text:p>
          </table:table-cell>
          <table:table-cell table:style-name="ce888" table:number-columns-spanned="2" table:number-rows-spanned="1"/>
          <table:covered-table-cell table:style-name="ce888"/>
          <table:table-cell table:style-name="ce634" table:content-validation-name="val120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7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163" office:value-type="string" calcext:value-type="string">
            <text:p>KÉ</text:p>
          </table:table-cell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58" table:number-columns-repeated="238"/>
          <table:table-cell table:style-name="ce75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892" table:number-columns-spanned="2" table:number-rows-spanned="1"/>
          <table:covered-table-cell table:style-name="ce957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957" office:value-type="string" calcext:value-type="string">
            <text:p>Szúró</text:p>
          </table:table-cell>
          <table:table-cell table:style-name="ce957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163" table:content-validation-name="val149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72" table:content-validation-name="val149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72" table:content-validation-name="val149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9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755" table:number-columns-repeated="238"/>
          <table:table-cell table:style-name="ce75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892" table:content-validation-name="val104" table:number-columns-spanned="2" table:number-rows-spanned="1"/>
          <table:covered-table-cell table:style-name="ce95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751"/>
          <table:table-cell table:style-name="ce866" table:content-validation-name="val149" table:formula="of:=IF([.$B$53]&gt;0;[.L$60];[$KP_tablazat.$L$53])" office:value-type="float" office:value="-10" calcext:value-type="float">
            <text:p>-10</text:p>
          </table:table-cell>
          <table:table-cell table:style-name="ce1176" table:content-validation-name="val149" table:formula="of:=IF([.$B$53]&gt;0;[.M$60];[$KP_tablazat.$L$53])" office:value-type="float" office:value="-10" calcext:value-type="float">
            <text:p>-10</text:p>
          </table:table-cell>
          <table:table-cell table:style-name="ce1176" table:content-validation-name="val149" table:formula="of:=IF([.$B$53]&gt;0;[.N$60];[$KP_tablazat.$L$53])" office:value-type="float" office:value="-10" calcext:value-type="float">
            <text:p>-10</text:p>
          </table:table-cell>
          <table:table-cell table:style-name="ce1176" table:content-validation-name="val149" table:formula="of:=IF([.$B$53]&gt;0;[.O$60];0)" office:value-type="float" office:value="0" calcext:value-type="float">
            <text:p>0</text:p>
          </table:table-cell>
          <table:table-cell table:style-name="ce1176" table:formula="of:=[.P60]" office:value-type="float" office:value="0" calcext:value-type="float">
            <text:p>0</text:p>
          </table:table-cell>
          <table:table-cell table:style-name="ce907"/>
          <table:table-cell table:style-name="ce958" table:number-columns-repeated="238"/>
          <table:table-cell table:style-name="ce75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892" table:number-columns-spanned="2" table:number-rows-spanned="1"/>
          <table:covered-table-cell table:style-name="ce892"/>
          <table:table-cell table:style-name="ce638" office:value-type="string" calcext:value-type="string">
            <text:p>2x Erő</text:p>
          </table:table-cell>
          <table:table-cell table:style-name="ce685" table:content-validation-name="val74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751" table:number-columns-repeated="3"/>
          <table:table-cell table:style-name="ce958" table:number-columns-repeated="3"/>
          <table:table-cell table:style-name="ce893"/>
          <table:table-cell table:style-name="ce633"/>
          <table:table-cell table:style-name="ce958" table:number-columns-repeated="238"/>
          <table:table-cell table:style-name="ce75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892" table:number-columns-spanned="2" table:number-rows-spanned="1"/>
          <table:covered-table-cell table:style-name="ce892"/>
          <table:table-cell table:style-name="ce86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6" table:formula="of:=[$Alapértékek.D32]" office:value-type="float" office:value="0" calcext:value-type="float">
            <text:p>0. fok</text:p>
          </table:table-cell>
          <table:table-cell table:style-name="ce751" table:number-columns-repeated="3"/>
          <table:table-cell table:style-name="ce958" table:number-columns-repeated="3"/>
          <table:table-cell table:style-name="ce893"/>
          <table:table-cell table:style-name="ce633"/>
          <table:table-cell table:style-name="ce958" table:number-columns-repeated="238"/>
          <table:table-cell table:style-name="ce751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892" table:number-columns-spanned="2" table:number-rows-spanned="1"/>
          <table:covered-table-cell table:style-name="ce892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034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034"/>
          <table:table-cell table:style-name="ce816" table:content-validation-name="val147" office:value-type="float" office:value="1" calcext:value-type="float">
            <text:p>1</text:p>
          </table:table-cell>
          <table:table-cell table:style-name="ce838"/>
          <table:table-cell table:style-name="ce751" table:number-columns-repeated="2"/>
          <table:table-cell table:style-name="ce958" table:number-columns-repeated="3"/>
          <table:table-cell table:style-name="ce893"/>
          <table:table-cell table:style-name="ce633"/>
          <table:table-cell table:style-name="ce958" table:number-columns-repeated="238"/>
          <table:table-cell table:style-name="ce751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755"/>
          <table:covered-table-cell table:number-columns-repeated="3"/>
          <table:covered-table-cell table:style-name="ce755"/>
          <table:covered-table-cell table:style-name="ce798"/>
          <table:table-cell table:style-name="ce751" table:number-columns-repeated="3"/>
          <table:table-cell table:style-name="ce958" table:number-columns-repeated="3"/>
          <table:table-cell table:style-name="ce893"/>
          <table:table-cell table:style-name="ce633"/>
          <table:table-cell table:style-name="ce958" table:number-columns-repeated="238"/>
          <table:table-cell table:style-name="ce75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51"/>
          <table:table-cell table:style-name="ce664" office:value-type="string" calcext:value-type="string">
            <text:p>ÉP</text:p>
          </table:table-cell>
          <table:table-cell table:style-name="ce746" table:content-validation-name="val138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1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958" table:number-columns-repeated="6"/>
          <table:table-cell table:style-name="ce893"/>
          <table:table-cell table:style-name="ce633"/>
          <table:table-cell table:style-name="ce958" table:number-columns-repeated="238"/>
          <table:table-cell table:style-name="ce75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1"/>
          <table:table-cell table:style-name="ce666"/>
          <table:table-cell table:style-name="ce710"/>
          <table:table-cell table:style-name="ce773"/>
          <table:table-cell table:style-name="ce90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1"/>
          <table:table-cell table:style-name="ce668"/>
          <table:table-cell table:style-name="ce716"/>
          <table:table-cell table:style-name="ce777"/>
          <table:table-cell table:style-name="ce903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1"/>
          <table:table-cell table:style-name="ce675"/>
          <table:table-cell table:style-name="ce719"/>
          <table:table-cell table:style-name="ce778"/>
          <table:table-cell table:style-name="ce904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1"/>
          <table:table-cell table:style-name="ce676"/>
          <table:table-cell table:style-name="ce725"/>
          <table:table-cell table:style-name="ce780"/>
          <table:table-cell table:style-name="ce911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1"/>
          <table:table-cell table:style-name="ce677"/>
          <table:table-cell table:style-name="ce727"/>
          <table:table-cell table:style-name="ce781"/>
          <table:table-cell table:style-name="ce912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5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58"/>
          <table:covered-table-cell table:style-name="ce825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9" office:value-type="string" calcext:value-type="string">
            <text:p>-</text:p>
          </table:table-cell>
          <table:table-cell table:style-name="ce757" table:content-validation-name="val139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0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8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58"/>
          <table:table-cell table:style-name="ce751" table:number-columns-repeated="6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>
          <table:table-cell table:style-name="ce751"/>
          <table:table-cell table:style-name="ce556"/>
          <table:table-cell table:style-name="ce751" table:number-columns-repeated="13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 table:number-rows-repeated="65465">
          <table:table-cell table:style-name="ce751" table:number-columns-repeated="15"/>
          <table:table-cell table:style-name="ce851"/>
          <table:table-cell table:style-name="ce633"/>
          <table:table-cell table:style-name="ce751" table:number-columns-repeated="239"/>
          <table:table-cell table:number-columns-repeated="16128"/>
        </table:table-row>
        <table:table-row table:style-name="ro2" table:number-rows-repeated="9">
          <table:table-cell table:style-name="ce75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9" table:default-cell-style-name="ce292"/>
        <table:table-column table:style-name="co60" table:default-cell-style-name="ce292"/>
        <table:table-column table:style-name="co61" table:default-cell-style-name="ce292"/>
        <table:table-column table:style-name="co62" table:default-cell-style-name="ce292"/>
        <table:table-column table:style-name="co73" table:default-cell-style-name="ce292"/>
        <table:table-column table:style-name="co74" table:default-cell-style-name="ce292"/>
        <table:table-column table:style-name="co75" table:default-cell-style-name="ce292"/>
        <table:table-column table:style-name="co76" table:default-cell-style-name="ce292"/>
        <table:table-column table:style-name="co77" table:default-cell-style-name="ce292"/>
        <table:table-column table:style-name="co78" table:default-cell-style-name="ce292"/>
        <table:table-column table:style-name="co79" table:default-cell-style-name="ce292"/>
        <table:table-column table:style-name="co80" table:number-columns-repeated="2" table:default-cell-style-name="ce292"/>
        <table:table-column table:style-name="co13" table:number-columns-repeated="243" table:default-cell-style-name="ce292"/>
        <table:table-column table:style-name="co12" table:number-columns-repeated="16128" table:default-cell-style-name="ce292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4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7">Mágiaiskolák (Átfogó) </text:span><text:span text:style-name="T2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36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36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0" table:number-columns-spanned="4" table:number-rows-spanned="1"/>
          <table:covered-table-cell table:style-name="ce636" table:content-validation-name="val150"/>
          <table:covered-table-cell table:style-name="ce527" table:content-validation-name="val150"/>
          <table:covered-table-cell table:style-name="ce252" table:content-validation-name="val150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0" table:number-columns-spanned="4" table:number-rows-spanned="1"/>
          <table:covered-table-cell table:style-name="ce636" table:content-validation-name="val150"/>
          <table:covered-table-cell table:style-name="ce527" table:content-validation-name="val150"/>
          <table:covered-table-cell table:style-name="ce252" table:content-validation-name="val150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13" table:content-validation-name="val150" table:number-columns-spanned="4" table:number-rows-spanned="1"/>
          <table:covered-table-cell table:style-name="ce1226" table:content-validation-name="val150"/>
          <table:covered-table-cell table:style-name="ce1020" table:content-validation-name="val150"/>
          <table:covered-table-cell table:style-name="ce1022" table:content-validation-name="val150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6"/>
          <table:table-cell table:style-name="ce361" office:value-type="string" calcext:value-type="string">
            <text:p>Max</text:p>
          </table:table-cell>
          <table:table-cell table:style-name="ce361" table:content-validation-name="val151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36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2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27">Pszí-iskola (képzettség) </text:span><text:span text:style-name="T28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36"/>
          <table:covered-table-cell table:number-columns-repeated="2" table:style-name="ce522"/>
          <table:table-cell table:style-name="ce522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19" office:value-type="string" calcext:value-type="string" table:number-columns-spanned="4" table:number-rows-spanned="1">
            <text:p>Pszí iskola</text:p>
          </table:table-cell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1032" table:content-validation-name="val153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6"/>
          <table:covered-table-cell table:style-name="ce527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13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6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21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21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6"/>
          <table:table-cell table:style-name="ce361" office:value-type="string" calcext:value-type="string">
            <text:p>Max</text:p>
          </table:table-cell>
          <table:table-cell table:style-name="ce36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21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1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1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6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13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40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02"/>
          <table:table-cell table:style-name="ce40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02"/>
          <table:table-cell table:style-name="ce402" office:value-type="string" calcext:value-type="string" table:number-columns-spanned="6" table:number-rows-spanned="1">
            <text:p>Hatása, leírása, <text:span text:style-name="T35">±</text:span>% kedvezmény</text:p>
          </table:table-cell>
          <table:covered-table-cell table:number-columns-repeated="5" table:style-name="ce402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52" table:number-columns-spanned="4" table:number-rows-spanned="1"/>
          <table:covered-table-cell table:number-columns-repeated="3" table:style-name="ce1252"/>
          <table:table-cell table:style-name="ce1055" office:value-type="string" calcext:value-type="string" table:number-columns-spanned="6" table:number-rows-spanned="1">
            <text:p>Hatása, leírása, <text:span text:style-name="T3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52" table:number-columns-spanned="4" table:number-rows-spanned="1"/>
          <table:covered-table-cell table:number-columns-repeated="3" table:style-name="ce1252"/>
          <table:table-cell table:style-name="ce1055" office:value-type="string" calcext:value-type="string" table:number-columns-spanned="6" table:number-rows-spanned="1">
            <text:p>Hatása, leírása, <text:span text:style-name="T35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39">
          <table:table-cell table:style-name="ce1224" table:content-validation-name="val53" table:number-columns-spanned="13" table:number-rows-spanned="1"/>
          <table:covered-table-cell table:number-columns-repeated="11" table:style-name="ce1224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7" table:default-cell-style-name="ce636"/>
        <table:table-column table:style-name="co48" table:default-cell-style-name="ce292"/>
        <table:table-column table:style-name="co13" table:number-columns-repeated="4" table:default-cell-style-name="ce292"/>
        <table:table-column table:style-name="co49" table:default-cell-style-name="ce292"/>
        <table:table-column table:style-name="co50" table:default-cell-style-name="ce292"/>
        <table:table-column table:style-name="co13" table:number-columns-repeated="6" table:default-cell-style-name="ce292"/>
        <table:table-column table:style-name="co51" table:default-cell-style-name="ce292"/>
        <table:table-column table:style-name="co13" table:number-columns-repeated="241" table:default-cell-style-name="ce292"/>
        <table:table-column table:style-name="co12" table:number-columns-repeated="16128" table:default-cell-style-name="ce292"/>
        <table:table-row table:style-name="ro2">
          <table:table-cell table:style-name="ce1347"/>
          <table:table-cell table:style-name="ce1361" office:value-type="string" calcext:value-type="string">
            <text:p>Fegyver</text:p>
          </table:table-cell>
          <table:table-cell table:style-name="ce1393" office:value-type="string" calcext:value-type="string">
            <text:p>Típus</text:p>
          </table:table-cell>
          <table:table-cell table:style-name="ce1361" office:value-type="string" calcext:value-type="string">
            <text:p>SP</text:p>
          </table:table-cell>
          <table:table-cell table:style-name="ce1421" office:value-type="string" calcext:value-type="string">
            <text:p>Sebzés módja</text:p>
          </table:table-cell>
          <table:table-cell table:style-name="ce1426" office:value-type="string" calcext:value-type="string">
            <text:p>Átütés</text:p>
          </table:table-cell>
          <table:table-cell table:style-name="ce1426" office:value-type="string" calcext:value-type="string">
            <text:p>Íves</text:p>
          </table:table-cell>
          <table:table-cell table:style-name="ce1434" office:value-type="string" calcext:value-type="string">
            <text:p>1,5 kezes</text:p>
          </table:table-cell>
          <table:table-cell table:style-name="ce1426" office:value-type="string" calcext:value-type="string">
            <text:p>Pengehossz</text:p>
          </table:table-cell>
          <table:table-cell table:style-name="ce1426" office:value-type="string" calcext:value-type="string">
            <text:p>KÉ</text:p>
          </table:table-cell>
          <table:table-cell table:style-name="ce1426" office:value-type="string" calcext:value-type="string">
            <text:p>TÉ</text:p>
          </table:table-cell>
          <table:table-cell table:style-name="ce1426" office:value-type="string" calcext:value-type="string">
            <text:p>VÉ</text:p>
          </table:table-cell>
          <table:table-cell table:style-name="ce1426" office:value-type="string" calcext:value-type="string">
            <text:p>Sebesség</text:p>
          </table:table-cell>
          <table:table-cell table:style-name="ce1393" office:value-type="string" calcext:value-type="string">
            <text:p>Harcmodor</text:p>
          </table:table-cell>
          <table:table-cell table:style-name="ce1462" office:value-type="string" calcext:value-type="string">
            <text:p>Megjegyzés</text:p>
          </table:table-cell>
          <table:table-cell table:style-name="ce1484" table:number-columns-repeated="241"/>
          <table:table-cell table:number-columns-repeated="16128"/>
        </table:table-row>
        <table:table-row table:style-name="ro2">
          <table:table-cell table:style-name="ce1350" office:value-type="string" calcext:value-type="string">
            <text:p>Közelharci fegyverek</text:p>
          </table:table-cell>
          <table:table-cell table:style-name="ce1362" office:value-type="string" calcext:value-type="string">
            <text:p><text:s/>__</text:p>
          </table:table-cell>
          <table:table-cell table:style-name="ce1395"/>
          <table:table-cell table:style-name="ce1395" office:value-type="string" calcext:value-type="string">
            <text:p>x</text:p>
          </table:table-cell>
          <table:table-cell table:number-columns-repeated="2" table:style-name="ce1362" office:value-type="string" calcext:value-type="string">
            <text:p>x</text:p>
          </table:table-cell>
          <table:table-cell table:style-name="ce1362"/>
          <table:table-cell table:style-name="ce1435"/>
          <table:table-cell table:number-columns-repeated="3" table:style-name="ce1362" office:value-type="string" calcext:value-type="string">
            <text:p>x</text:p>
          </table:table-cell>
          <table:table-cell table:number-columns-repeated="2" table:style-name="ce1443" office:value-type="string" calcext:value-type="string">
            <text:p>x</text:p>
          </table:table-cell>
          <table:table-cell table:style-name="ce1362" table:number-columns-repeated="2"/>
          <table:table-cell table:style-name="ce1486" table:number-columns-repeated="241"/>
          <table:table-cell table:number-columns-repeated="16128"/>
        </table:table-row>
        <table:table-row table:style-name="ro16">
          <table:table-cell/>
          <table:table-cell table:style-name="ce1363" office:value-type="string" calcext:value-type="string">
            <text:p>Puszta kéz</text:p>
          </table:table-cell>
          <table:table-cell table:style-name="ce1396" office:value-type="string" calcext:value-type="string">
            <text:p>egykezes</text:p>
          </table:table-cell>
          <table:table-cell table:style-name="ce1396" office:value-type="float" office:value="-5" calcext:value-type="float">
            <text:p>-5</text:p>
          </table:table-cell>
          <table:table-cell table:style-name="ce1396" office:value-type="string" calcext:value-type="string">
            <text:p>Z</text:p>
          </table:table-cell>
          <table:table-cell table:number-columns-repeated="2" table:style-name="ce1396" office:value-type="float" office:value="0" calcext:value-type="float">
            <text:p>0</text:p>
          </table:table-cell>
          <table:table-cell table:style-name="ce1436"/>
          <table:table-cell table:style-name="ce1441" office:value-type="float" office:value="0" calcext:value-type="float">
            <text:p>0</text:p>
          </table:table-cell>
          <table:table-cell table:number-columns-repeated="3" table:style-name="ce1396" office:value-type="float" office:value="-10" calcext:value-type="float">
            <text:p>-10</text:p>
          </table:table-cell>
          <table:table-cell table:style-name="ce1396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Tőr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number-columns-repeated="2"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47"/>
          <table:table-cell table:style-name="ce1364" office:value-type="string" calcext:value-type="string">
            <text:p>Béltépő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string" calcext:value-type="string">
            <text:p>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number-columns-repeated="2"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Dzsambia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number-columns-repeated="2"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Garott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7" calcext:value-type="float">
            <text:p>7</text:p>
          </table:table-cell>
          <table:table-cell table:style-name="ce1397" office:value-type="string" calcext:value-type="string">
            <text:p>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string" calcext:value-type="string">
            <text:p>spec.</text:p>
          </table:table-cell>
          <table:table-cell table:number-columns-repeated="3"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-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364" office:value-type="string" calcext:value-type="string">
            <text:p>Ké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3" calcext:value-type="float">
            <text:p>3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364" office:value-type="string" calcext:value-type="string">
            <text:p>Kriszké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364" office:value-type="string" calcext:value-type="string">
            <text:p>Levéltőr</text:p>
          </table:table-cell>
          <table:table-cell table:style-name="ce1397" office:value-type="string" calcext:value-type="string">
            <text:p>egykezes</text:p>
          </table:table-cell>
          <table:table-cell table:style-name="ce1408" office:value-type="float" office:value="1" calcext:value-type="float">
            <text:p>1</text:p>
          </table:table-cell>
          <table:table-cell table:style-name="ce1408" office:value-type="string" calcext:value-type="string">
            <text:p>S/V</text:p>
          </table:table-cell>
          <table:table-cell table:number-columns-repeated="2" table:style-name="ce1408" office:value-type="float" office:value="0" calcext:value-type="float">
            <text:p>0</text:p>
          </table:table-cell>
          <table:table-cell table:style-name="ce1438"/>
          <table:table-cell table:style-name="ce1397" office:value-type="float" office:value="0" calcext:value-type="float">
            <text:p>0</text:p>
          </table:table-cell>
          <table:table-cell table:style-name="ce1408" office:value-type="float" office:value="2" calcext:value-type="float">
            <text:p>2</text:p>
          </table:table-cell>
          <table:table-cell table:style-name="ce1408" office:value-type="float" office:value="4" calcext:value-type="float">
            <text:p>4</text:p>
          </table:table-cell>
          <table:table-cell table:number-columns-repeated="2" table:style-name="ce1408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Markolatgomb</text:p>
          </table:table-cell>
          <table:table-cell table:style-name="ce1397" office:value-type="string" calcext:value-type="string">
            <text:p>egykezes</text:p>
          </table:table-cell>
          <table:table-cell table:style-name="ce1408" office:value-type="float" office:value="0" calcext:value-type="float">
            <text:p>0</text:p>
          </table:table-cell>
          <table:table-cell table:style-name="ce1408" office:value-type="string" calcext:value-type="string">
            <text:p>Z</text:p>
          </table:table-cell>
          <table:table-cell table:number-columns-repeated="2" table:style-name="ce1408" office:value-type="float" office:value="0" calcext:value-type="float">
            <text:p>0</text:p>
          </table:table-cell>
          <table:table-cell table:style-name="ce1438"/>
          <table:table-cell table:style-name="ce1408" office:value-type="float" office:value="0" calcext:value-type="float">
            <text:p>0</text:p>
          </table:table-cell>
          <table:table-cell table:number-columns-repeated="3" table:style-name="ce1408" office:value-type="float" office:value="-7" calcext:value-type="float">
            <text:p>-7</text:p>
          </table:table-cell>
          <table:table-cell table:style-name="ce1408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Méregfog</text:p>
          </table:table-cell>
          <table:table-cell table:style-name="ce1397" office:value-type="string" calcext:value-type="string">
            <text:p>egykezes</text:p>
          </table:table-cell>
          <table:table-cell table:style-name="ce1408" office:value-type="float" office:value="0" calcext:value-type="float">
            <text:p>0</text:p>
          </table:table-cell>
          <table:table-cell table:style-name="ce1408" office:value-type="string" calcext:value-type="string">
            <text:p>S</text:p>
          </table:table-cell>
          <table:table-cell table:number-columns-repeated="2" table:style-name="ce1408" office:value-type="float" office:value="0" calcext:value-type="float">
            <text:p>0</text:p>
          </table:table-cell>
          <table:table-cell table:style-name="ce1438"/>
          <table:table-cell table:style-name="ce1397" office:value-type="float" office:value="0" calcext:value-type="float">
            <text:p>0</text:p>
          </table:table-cell>
          <table:table-cell table:style-name="ce1408" office:value-type="float" office:value="1" calcext:value-type="float">
            <text:p>1</text:p>
          </table:table-cell>
          <table:table-cell table:number-columns-repeated="2" table:style-name="ce1408" office:value-type="float" office:value="3" calcext:value-type="float">
            <text:p>3</text:p>
          </table:table-cell>
          <table:table-cell table:style-name="ce1408"/>
          <table:table-cell table:style-name="ce1455" office:value-type="string" calcext:value-type="string">
            <text:p>közelharc</text:p>
          </table:table-cell>
          <table:table-cell table:style-name="ce146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Pugos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Ramiera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3" calcext:value-type="float">
            <text:p>3</text:p>
          </table:table-cell>
          <table:table-cell table:number-columns-repeated="3"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364" office:value-type="string" calcext:value-type="string">
            <text:p>Tőr, hárító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0" calcext:value-type="float">
            <text:p>10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5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Tőr, kígyó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2" calcext:value-type="float">
            <text:p>2</text:p>
          </table:table-cell>
          <table:table-cell table:number-columns-repeated="2" table:style-name="ce1397" office:value-type="float" office:value="4" calcext:value-type="float">
            <text:p>4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Tőr, ököl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string" calcext:value-type="string">
            <text:p>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-5" calcext:value-type="float">
            <text:p>-5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-5" calcext:value-type="float">
            <text:p>-5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/>
          <table:table-cell table:number-columns-repeated="16369"/>
        </table:table-row>
        <table:table-row table:style-name="ro6">
          <table:table-cell/>
          <table:table-cell table:style-name="ce1366" office:value-type="string" calcext:value-type="string">
            <text:p>Tőr, páncélszúró</text:p>
          </table:table-cell>
          <table:table-cell table:style-name="ce1398" office:value-type="string" calcext:value-type="string">
            <text:p>egykezes</text:p>
          </table:table-cell>
          <table:table-cell table:style-name="ce1398" office:value-type="float" office:value="1" calcext:value-type="float">
            <text:p>1</text:p>
          </table:table-cell>
          <table:table-cell table:style-name="ce1398" office:value-type="string" calcext:value-type="string">
            <text:p>S</text:p>
          </table:table-cell>
          <table:table-cell table:style-name="ce1398" office:value-type="float" office:value="8" calcext:value-type="float">
            <text:p>8</text:p>
          </table:table-cell>
          <table:table-cell table:style-name="ce1398" office:value-type="float" office:value="0" calcext:value-type="float">
            <text:p>0</text:p>
          </table:table-cell>
          <table:table-cell table:style-name="ce1437"/>
          <table:table-cell table:style-name="ce1398" office:value-type="float" office:value="1" calcext:value-type="float">
            <text:p>1</text:p>
          </table:table-cell>
          <table:table-cell table:style-name="ce1398" office:value-type="float" office:value="4" calcext:value-type="float">
            <text:p>4</text:p>
          </table:table-cell>
          <table:table-cell table:style-name="ce1398" office:value-type="float" office:value="8" calcext:value-type="float">
            <text:p>8</text:p>
          </table:table-cell>
          <table:table-cell table:style-name="ce1398" office:value-type="float" office:value="4" calcext:value-type="float">
            <text:p>4</text:p>
          </table:table-cell>
          <table:table-cell table:style-name="ce1398"/>
          <table:table-cell table:style-name="ce1455" office:value-type="string" calcext:value-type="string">
            <text:p>közelharc</text:p>
          </table:table-cell>
          <table:table-cell table:style-name="ce146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Tőr, Slan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number-columns-repeated="2" table:style-name="ce1397" office:value-type="float" office:value="0" calcext:value-type="float">
            <text:p>0</text:p>
          </table:table-cell>
          <table:table-cell table:style-name="ce1397" office:value-type="float" office:value="6" calcext:value-type="float">
            <text:p>6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özelharc</text:p>
          </table:table-cell>
          <table:table-cell table:style-name="ce1464"/>
          <table:table-cell table:number-columns-repeated="16369"/>
        </table:table-row>
        <table:table-row table:style-name="ro1">
          <table:table-cell table:style-name="ce1226"/>
          <table:table-cell table:style-name="ce1367" office:value-type="string" calcext:value-type="string">
            <text:p>Vasököl / páncélkesztyű</text:p>
          </table:table-cell>
          <table:table-cell table:style-name="ce1399" office:value-type="string" calcext:value-type="string">
            <text:p>egykezes</text:p>
          </table:table-cell>
          <table:table-cell table:style-name="ce1399" office:value-type="float" office:value="0" calcext:value-type="float">
            <text:p>0</text:p>
          </table:table-cell>
          <table:table-cell table:style-name="ce1399" office:value-type="string" calcext:value-type="string">
            <text:p>Z</text:p>
          </table:table-cell>
          <table:table-cell table:style-name="ce1427" office:value-type="float" office:value="0" calcext:value-type="float">
            <text:p>0</text:p>
          </table:table-cell>
          <table:table-cell table:style-name="ce1399" office:value-type="float" office:value="0" calcext:value-type="float">
            <text:p>0</text:p>
          </table:table-cell>
          <table:table-cell table:style-name="ce1439"/>
          <table:table-cell table:style-name="ce1399" office:value-type="float" office:value="0" calcext:value-type="float">
            <text:p>0</text:p>
          </table:table-cell>
          <table:table-cell table:number-columns-repeated="3" table:style-name="ce1399" office:value-type="float" office:value="-7" calcext:value-type="float">
            <text:p>-7</text:p>
          </table:table-cell>
          <table:table-cell table:style-name="ce1399" office:value-type="float" office:value="5" calcext:value-type="float">
            <text:p>5</text:p>
          </table:table-cell>
          <table:table-cell table:style-name="ce1456" office:value-type="string" calcext:value-type="string">
            <text:p>közelharc</text:p>
          </table:table-cell>
          <table:table-cell table:style-name="ce1467" office:value-type="string" calcext:value-type="string">
            <text:p>Erőbónusz: 0 feletti rész 1:1-ben számít be.</text:p>
          </table:table-cell>
          <table:table-cell table:style-name="ce357" table:number-columns-repeated="241"/>
          <table:table-cell table:number-columns-repeated="16128"/>
        </table:table-row>
        <table:table-row table:style-name="ro18">
          <table:table-cell table:style-name="ce1350" office:value-type="string" calcext:value-type="string">
            <text:p>Kardvívó fegyverek</text:p>
          </table:table-cell>
          <table:table-cell table:style-name="ce1363" office:value-type="string" calcext:value-type="string">
            <text:p>Kard, dzsenn szablya</text:p>
          </table:table-cell>
          <table:table-cell table:style-name="ce1396" office:value-type="string" calcext:value-type="string">
            <text:p>egykezes</text:p>
          </table:table-cell>
          <table:table-cell table:style-name="ce1396" office:value-type="float" office:value="4" calcext:value-type="float">
            <text:p>4</text:p>
          </table:table-cell>
          <table:table-cell table:style-name="ce1396" office:value-type="string" calcext:value-type="string">
            <text:p>V/S</text:p>
          </table:table-cell>
          <table:table-cell table:style-name="ce1396" office:value-type="float" office:value="0" calcext:value-type="float">
            <text:p>0</text:p>
          </table:table-cell>
          <table:table-cell table:style-name="ce1396" office:value-type="float" office:value="1" calcext:value-type="float">
            <text:p>1</text:p>
          </table:table-cell>
          <table:table-cell table:style-name="ce1436"/>
          <table:table-cell table:style-name="ce1396" office:value-type="float" office:value="1" calcext:value-type="float">
            <text:p>1</text:p>
          </table:table-cell>
          <table:table-cell table:style-name="ce1396" office:value-type="float" office:value="8" calcext:value-type="float">
            <text:p>8</text:p>
          </table:table-cell>
          <table:table-cell table:number-columns-repeated="2" table:style-name="ce1396" office:value-type="float" office:value="15" calcext:value-type="float">
            <text:p>15</text:p>
          </table:table-cell>
          <table:table-cell table:style-name="ce1396" office:value-type="float" office:value="5" calcext:value-type="float">
            <text:p>5</text:p>
          </table:table-cell>
          <table:table-cell table:style-name="ce1455" office:value-type="string" calcext:value-type="string">
            <text:p>kardvívás</text:p>
          </table:table-cell>
          <table:table-cell table:style-name="ce14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Kard, emrelin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7" calcext:value-type="float">
            <text:p>7</text:p>
          </table:table-cell>
          <table:table-cell table:number-columns-repeated="2" table:style-name="ce1397" office:value-type="float" office:value="13" calcext:value-type="float">
            <text:p>13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69"/>
          <table:table-cell table:number-columns-repeated="16369"/>
        </table:table-row>
        <table:table-row table:style-name="ro16">
          <table:table-cell/>
          <table:table-cell table:style-name="ce1364" office:value-type="string" calcext:value-type="string">
            <text:p>Kard, fejvadász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3" calcext:value-type="float">
            <text:p>3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11" calcext:value-type="float">
            <text:p>11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ardvívás</text:p>
          </table:table-cell>
          <table:table-cell table:style-name="ce146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364" office:value-type="string" calcext:value-type="string">
            <text:p>Kard, handzsár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V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3" calcext:value-type="float">
            <text:p>13</text:p>
          </table:table-cell>
          <table:table-cell table:style-name="ce1397" office:value-type="float" office:value="10" calcext:value-type="float">
            <text:p>10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Kard, hiequar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S/V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2" calcext:value-type="float">
            <text:p>12</text:p>
          </table:table-cell>
          <table:table-cell table:style-name="ce1397" office:value-type="float" office:value="8" calcext:value-type="float">
            <text:p>8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364" office:value-type="string" calcext:value-type="string">
            <text:p>Kard, hosszú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422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6" calcext:value-type="float">
            <text:p>6</text:p>
          </table:table-cell>
          <table:table-cell table:number-columns-repeated="2" table:style-name="ce1397" office:value-type="float" office:value="12" calcext:value-type="float">
            <text:p>12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Kard, jatagán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1" calcext:value-type="float">
            <text:p>1</text:p>
          </table:table-cell>
          <table:table-cell table:style-name="ce1422" office:value-type="string" calcext:value-type="string">
            <text:p><text:span text:style-name="T48"> </text:span><text:span text:style-name="T49">V/S</text:span>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43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7" calcext:value-type="float">
            <text:p>7</text:p>
          </table:table-cell>
          <table:table-cell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364" office:value-type="string" calcext:value-type="string">
            <text:p>Kard, kétkezes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8" calcext:value-type="float">
            <text:p>8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10" calcext:value-type="float">
            <text:p>10</text:p>
          </table:table-cell>
          <table:table-cell table:style-name="ce1397" office:value-type="float" office:value="20" calcext:value-type="float">
            <text:p>20</text:p>
          </table:table-cell>
          <table:table-cell table:style-name="ce1397" office:value-type="float" office:value="15" calcext:value-type="float">
            <text:p>15</text:p>
          </table:table-cell>
          <table:table-cell table:style-name="ce1397" office:value-type="float" office:value="8" calcext:value-type="float">
            <text:p>8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Kard, khossa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1" calcext:value-type="float">
            <text:p>11</text:p>
          </table:table-cell>
          <table:table-cell table:style-name="ce1397" office:value-type="float" office:value="10" calcext:value-type="float">
            <text:p>10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364" office:value-type="string" calcext:value-type="string">
            <text:p>Kard, kígyó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3" calcext:value-type="float">
            <text:p>3</text:p>
          </table:table-cell>
          <table:table-cell table:style-name="ce1422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5" calcext:value-type="float">
            <text:p>5</text:p>
          </table:table-cell>
          <table:table-cell table:number-columns-repeated="2" table:style-name="ce1397" office:value-type="float" office:value="11" calcext:value-type="float">
            <text:p>11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Kard, Lagoss 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number-columns-repeated="2" table:style-name="ce1401" office:value-type="float" office:value="0" calcext:value-type="float">
            <text:p>0</text:p>
          </table:table-cell>
          <table:table-cell table:style-name="ce1437"/>
          <table:table-cell table:style-name="ce1398" table:number-columns-repeated="5"/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Kard, lovag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6" calcext:value-type="float">
            <text:p>6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7" calcext:value-type="float">
            <text:p>7</text:p>
          </table:table-cell>
          <table:table-cell table:style-name="ce1397" office:value-type="float" office:value="15" calcext:value-type="float">
            <text:p>15</text:p>
          </table:table-cell>
          <table:table-cell table:style-name="ce1397" office:value-type="float" office:value="12" calcext:value-type="float">
            <text:p>12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364" office:value-type="string" calcext:value-type="string">
            <text:p>Kard, másfélkezes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1.5" calcext:value-type="float">
            <text:p>1,5</text:p>
          </table:table-cell>
          <table:table-cell table:style-name="ce1397" office:value-type="float" office:value="8" calcext:value-type="float">
            <text:p>8</text:p>
          </table:table-cell>
          <table:table-cell table:number-columns-repeated="2" table:style-name="ce1397" office:value-type="float" office:value="16" calcext:value-type="float">
            <text:p>16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kardvívás</text:p>
          </table:table-cell>
          <table:table-cell table:style-name="ce1469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Kard, mesterkard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1.5" calcext:value-type="float">
            <text:p>1,5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18" calcext:value-type="float">
            <text:p>18</text:p>
          </table:table-cell>
          <table:table-cell table:style-name="ce1397" office:value-type="float" office:value="13" calcext:value-type="float">
            <text:p>13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kardvívás</text:p>
          </table:table-cell>
          <table:table-cell table:style-name="ce1469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Kard, Pugoss 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number-columns-repeated="2" table:style-name="ce1401" office:value-type="float" office:value="0" calcext:value-type="float">
            <text:p>0</text:p>
          </table:table-cell>
          <table:table-cell table:style-name="ce1437"/>
          <table:table-cell table:style-name="ce1398" table:number-columns-repeated="5"/>
          <table:table-cell table:style-name="ce1455" office:value-type="string" calcext:value-type="string">
            <text:p>kardvívás</text:p>
          </table:table-cell>
          <table:table-cell table:style-name="ce1471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Kard, rövid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string" calcext:value-type="string">
            <text:p>S/V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4" calcext:value-type="float">
            <text:p>4</text:p>
          </table:table-cell>
          <table:table-cell table:number-columns-repeated="2" table:style-name="ce1397" office:value-type="float" office:value="8" calcext:value-type="float">
            <text:p>8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364" office:value-type="string" calcext:value-type="string">
            <text:p>Kard, Slan 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6" calcext:value-type="float">
            <text:p>6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397" office:value-type="float" office:value="1.5" calcext:value-type="float">
            <text:p>1,5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19" calcext:value-type="float">
            <text:p>19</text:p>
          </table:table-cell>
          <table:table-cell table:style-name="ce1397" office:value-type="float" office:value="13" calcext:value-type="float">
            <text:p>13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Kard, Slan rövid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string" calcext:value-type="string">
            <text:p>V/S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5" calcext:value-type="float">
            <text:p>5</text:p>
          </table:table-cell>
          <table:table-cell table:style-name="ce1397" office:value-type="float" office:value="11" calcext:value-type="float">
            <text:p>11</text:p>
          </table:table-cell>
          <table:table-cell table:number-columns-repeated="2" table:style-name="ce1397" office:value-type="float" office:value="5" calcext:value-type="float">
            <text:p>5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364" office:value-type="string" calcext:value-type="string">
            <text:p>Kard, Slan csatakard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0" calcext:value-type="float">
            <text:p>0</text:p>
          </table:table-cell>
          <table:table-cell table:style-name="ce1437"/>
          <table:table-cell table:style-name="ce1397" office:value-type="float" office:value="2" calcext:value-type="float">
            <text:p>2</text:p>
          </table:table-cell>
          <table:table-cell table:style-name="ce1397" office:value-type="float" office:value="9" calcext:value-type="float">
            <text:p>9</text:p>
          </table:table-cell>
          <table:table-cell table:style-name="ce1397" office:value-type="float" office:value="23" calcext:value-type="float">
            <text:p>23</text:p>
          </table:table-cell>
          <table:table-cell table:style-name="ce1397" office:value-type="float" office:value="17" calcext:value-type="float">
            <text:p>17</text:p>
          </table:table-cell>
          <table:table-cell table:style-name="ce1397" office:value-type="float" office:value="8" calcext:value-type="float">
            <text:p>8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Kard, szablya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3" calcext:value-type="float">
            <text:p>3</text:p>
          </table:table-cell>
          <table:table-cell table:style-name="ce1397" office:value-type="string" calcext:value-type="string">
            <text:p>V/S</text:p>
          </table:table-cell>
          <table:table-cell table:style-name="ce1397" office:value-type="float" office:value="0" calcext:value-type="float">
            <text:p>0</text:p>
          </table:table-cell>
          <table:table-cell table:style-name="ce1397" office:value-type="float" office:value="1" calcext:value-type="float">
            <text:p>1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6" calcext:value-type="float">
            <text:p>6</text:p>
          </table:table-cell>
          <table:table-cell table:number-columns-repeated="2" table:style-name="ce1397" office:value-type="float" office:value="12" calcext:value-type="float">
            <text:p>12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kardvívás</text:p>
          </table:table-cell>
          <table:table-cell table:style-name="ce147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Mara-sequor </text:p>
          </table:table-cell>
          <table:table-cell table:style-name="ce1397" office:value-type="string" calcext:value-type="string">
            <text:p>kétkezes</text:p>
          </table:table-cell>
          <table:table-cell table:style-name="ce1398" table:number-columns-repeated="2"/>
          <table:table-cell table:style-name="ce1398" office:value-type="float" office:value="0" calcext:value-type="float">
            <text:p>0</text:p>
          </table:table-cell>
          <table:table-cell table:style-name="ce1398"/>
          <table:table-cell table:style-name="ce1397" office:value-type="float" office:value="1" calcext:value-type="float">
            <text:p>1</text:p>
          </table:table-cell>
          <table:table-cell table:style-name="ce1398" table:number-columns-repeated="5"/>
          <table:table-cell table:style-name="ce1455" office:value-type="string" calcext:value-type="string">
            <text:p>kardvívás</text:p>
          </table:table-cell>
          <table:table-cell table:style-name="ce1471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Meneth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style-name="ce1398" office:value-type="float" office:value="0" calcext:value-type="float">
            <text:p>0</text:p>
          </table:table-cell>
          <table:table-cell table:style-name="ce1398" table:number-columns-repeated="7"/>
          <table:table-cell table:style-name="ce1455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Predoci egyeneskard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style-name="ce1398" office:value-type="float" office:value="0" calcext:value-type="float">
            <text:p>0</text:p>
          </table:table-cell>
          <table:table-cell table:style-name="ce1398" table:number-columns-repeated="7"/>
          <table:table-cell table:style-name="ce1455" office:value-type="string" calcext:value-type="string">
            <text:p>kardvívás</text:p>
          </table:table-cell>
          <table:table-cell table:style-name="ce1471"/>
          <table:table-cell table:number-columns-repeated="16369"/>
        </table:table-row>
        <table:table-row table:style-name="ro1">
          <table:table-cell/>
          <table:table-cell table:style-name="ce1364" office:value-type="string" calcext:value-type="string">
            <text:p>Sequor 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style-name="ce1398" office:value-type="float" office:value="0" calcext:value-type="float">
            <text:p>0</text:p>
          </table:table-cell>
          <table:table-cell table:style-name="ce1398" table:number-columns-repeated="7"/>
          <table:table-cell table:style-name="ce1455" office:value-type="string" calcext:value-type="string">
            <text:p>kardvívás</text:p>
          </table:table-cell>
          <table:table-cell table:style-name="ce1472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226"/>
          <table:table-cell table:style-name="ce1367" office:value-type="string" calcext:value-type="string">
            <text:p>Tőrkard</text:p>
          </table:table-cell>
          <table:table-cell table:style-name="ce1399" office:value-type="string" calcext:value-type="string">
            <text:p>egykezes</text:p>
          </table:table-cell>
          <table:table-cell table:style-name="ce1399" office:value-type="float" office:value="2" calcext:value-type="float">
            <text:p>2</text:p>
          </table:table-cell>
          <table:table-cell table:style-name="ce1399" office:value-type="string" calcext:value-type="string">
            <text:p>S</text:p>
          </table:table-cell>
          <table:table-cell table:number-columns-repeated="2" table:style-name="ce1399" office:value-type="float" office:value="0" calcext:value-type="float">
            <text:p>0</text:p>
          </table:table-cell>
          <table:table-cell table:style-name="ce1439"/>
          <table:table-cell table:style-name="ce1399" office:value-type="float" office:value="1" calcext:value-type="float">
            <text:p>1</text:p>
          </table:table-cell>
          <table:table-cell table:style-name="ce1399" office:value-type="float" office:value="6" calcext:value-type="float">
            <text:p>6</text:p>
          </table:table-cell>
          <table:table-cell table:number-columns-repeated="2" table:style-name="ce1399" office:value-type="float" office:value="12" calcext:value-type="float">
            <text:p>12</text:p>
          </table:table-cell>
          <table:table-cell table:style-name="ce1399" office:value-type="float" office:value="5" calcext:value-type="float">
            <text:p>5</text:p>
          </table:table-cell>
          <table:table-cell table:style-name="ce1456" office:value-type="string" calcext:value-type="string">
            <text:p>kardvívás</text:p>
          </table:table-cell>
          <table:table-cell table:style-name="ce1469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57" table:number-columns-repeated="241"/>
          <table:table-cell table:number-columns-repeated="16128"/>
        </table:table-row>
        <table:table-row table:style-name="ro2">
          <table:table-cell table:style-name="ce1350" office:value-type="string" calcext:value-type="string">
            <text:p>Pusztító fegyverek</text:p>
          </table:table-cell>
          <table:table-cell table:style-name="ce1363" office:value-type="string" calcext:value-type="string">
            <text:p>Bot, rövid</text:p>
          </table:table-cell>
          <table:table-cell table:style-name="ce1396" office:value-type="string" calcext:value-type="string">
            <text:p>egykezes</text:p>
          </table:table-cell>
          <table:table-cell table:style-name="ce1400" office:value-type="float" office:value="-3" calcext:value-type="float">
            <text:p>-3</text:p>
          </table:table-cell>
          <table:table-cell table:style-name="ce1400" office:value-type="string" calcext:value-type="string">
            <text:p>Z</text:p>
          </table:table-cell>
          <table:table-cell table:number-columns-repeated="2" table:style-name="ce1400" office:value-type="float" office:value="0" calcext:value-type="float">
            <text:p>0</text:p>
          </table:table-cell>
          <table:table-cell table:style-name="ce1436"/>
          <table:table-cell table:style-name="ce1397" office:value-type="float" office:value="0.5" calcext:value-type="float">
            <text:p>0,5</text:p>
          </table:table-cell>
          <table:table-cell table:style-name="ce1400" office:value-type="float" office:value="6" calcext:value-type="float">
            <text:p>6</text:p>
          </table:table-cell>
          <table:table-cell table:style-name="ce1400" office:value-type="float" office:value="9" calcext:value-type="float">
            <text:p>9</text:p>
          </table:table-cell>
          <table:table-cell table:style-name="ce1400" office:value-type="float" office:value="6" calcext:value-type="float">
            <text:p>6</text:p>
          </table:table-cell>
          <table:table-cell table:style-name="ce1400" office:value-type="float" office:value="5" calcext:value-type="float">
            <text:p>5</text:p>
          </table:table-cell>
          <table:table-cell table:style-name="ce1455" office:value-type="string" calcext:value-type="string">
            <text:p>zúzás</text:p>
          </table:table-cell>
          <table:table-cell table:style-name="ce1466"/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Bot, furkós</text:p>
          </table:table-cell>
          <table:table-cell table:style-name="ce1397" office:value-type="string" calcext:value-type="string">
            <text:p>egykezes</text:p>
          </table:table-cell>
          <table:table-cell table:style-name="ce1401" office:value-type="float" office:value="-1" calcext:value-type="float">
            <text:p>-1</text:p>
          </table:table-cell>
          <table:table-cell table:style-name="ce1401" office:value-type="string" calcext:value-type="string">
            <text:p>Z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401" office:value-type="float" office:value="4" calcext:value-type="float">
            <text:p>4</text:p>
          </table:table-cell>
          <table:table-cell table:style-name="ce1401" office:value-type="float" office:value="10" calcext:value-type="float">
            <text:p>10</text:p>
          </table:table-cell>
          <table:table-cell table:style-name="ce1401" office:value-type="float" office:value="8" calcext:value-type="float">
            <text:p>8</text:p>
          </table:table-cell>
          <table:table-cell table:style-name="ce1401" office:value-type="float" office:value="6" calcext:value-type="float">
            <text:p>6</text:p>
          </table:table-cell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1">
          <table:table-cell/>
          <table:table-cell table:style-name="ce1364" office:value-type="string" calcext:value-type="string">
            <text:p>Buzogány, egykeze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5" calcext:value-type="float">
            <text:p>5</text:p>
          </table:table-cell>
          <table:table-cell table:style-name="ce1423" office:value-type="string" calcext:value-type="string">
            <text:p>Z</text:p>
          </table:table-cell>
          <table:table-cell table:number-columns-repeated="2" table:style-name="ce1397" office:value-type="float" office:value="0" calcext:value-type="float">
            <text:p>0</text:p>
          </table:table-cell>
          <table:table-cell table:style-name="ce1437"/>
          <table:table-cell table:style-name="ce1396" office:value-type="float" office:value="1" calcext:value-type="float">
            <text:p>1</text:p>
          </table:table-cell>
          <table:table-cell table:style-name="ce1397" office:value-type="float" office:value="4" calcext:value-type="float">
            <text:p>4</text:p>
          </table:table-cell>
          <table:table-cell table:style-name="ce1397" office:value-type="float" office:value="12" calcext:value-type="float">
            <text:p>12</text:p>
          </table:table-cell>
          <table:table-cell table:style-name="ce1397" office:value-type="float" office:value="8" calcext:value-type="float">
            <text:p>8</text:p>
          </table:table-cell>
          <table:table-cell table:style-name="ce1397" office:value-type="float" office:value="7" calcext:value-type="float">
            <text:p>7</text:p>
          </table:table-cell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Buzogány, kétkezes</text:p>
          </table:table-cell>
          <table:table-cell table:style-name="ce1397" office:value-type="string" calcext:value-type="string">
            <text:p>kétkezes</text:p>
          </table:table-cell>
          <table:table-cell table:style-name="ce1398"/>
          <table:table-cell table:style-name="ce1401" office:value-type="string" calcext:value-type="string">
            <text:p>Z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437"/>
          <table:table-cell table:style-name="ce1398" table:number-columns-repeated="5"/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Buzogány, láncos</text:p>
          </table:table-cell>
          <table:table-cell table:style-name="ce1397" office:value-type="string" calcext:value-type="string">
            <text:p>egykezes</text:p>
          </table:table-cell>
          <table:table-cell table:style-name="ce1398"/>
          <table:table-cell table:style-name="ce1401" office:value-type="string" calcext:value-type="string">
            <text:p>Z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398" table:number-columns-repeated="6"/>
          <table:table-cell table:style-name="ce1455" office:value-type="string" calcext:value-type="string">
            <text:p>zúzás</text:p>
          </table:table-cell>
          <table:table-cell table:style-name="ce1471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Buzogány, shadleki</text:p>
          </table:table-cell>
          <table:table-cell table:style-name="ce1397" office:value-type="string" calcext:value-type="string">
            <text:p>??</text:p>
          </table:table-cell>
          <table:table-cell table:style-name="ce1398"/>
          <table:table-cell table:style-name="ce1401" office:value-type="string" calcext:value-type="string">
            <text:p>Z</text:p>
          </table:table-cell>
          <table:table-cell table:style-name="ce1398"/>
          <table:table-cell table:style-name="ce1401" office:value-type="float" office:value="0" calcext:value-type="float">
            <text:p>0</text:p>
          </table:table-cell>
          <table:table-cell table:style-name="ce1398" table:number-columns-repeated="6"/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Buzogány, tollas</text:p>
          </table:table-cell>
          <table:table-cell table:style-name="ce1397" office:value-type="string" calcext:value-type="string">
            <text:p>egykezes</text:p>
          </table:table-cell>
          <table:table-cell table:style-name="ce1398"/>
          <table:table-cell table:style-name="ce1401" office:value-type="string" calcext:value-type="string">
            <text:p>Z</text:p>
          </table:table-cell>
          <table:table-cell table:style-name="ce1398" office:value-type="string" calcext:value-type="string">
            <text:p>!</text:p>
          </table:table-cell>
          <table:table-cell table:style-name="ce1401" office:value-type="float" office:value="0" calcext:value-type="float">
            <text:p>0</text:p>
          </table:table-cell>
          <table:table-cell table:style-name="ce1437"/>
          <table:table-cell table:style-name="ce1398" table:number-columns-repeated="5"/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Buzogány, tüskés</text:p>
          </table:table-cell>
          <table:table-cell table:style-name="ce1397" office:value-type="string" calcext:value-type="string">
            <text:p>egykezes</text:p>
          </table:table-cell>
          <table:table-cell table:style-name="ce1398" table:number-columns-repeated="2"/>
          <table:table-cell table:style-name="ce1398" office:value-type="string" calcext:value-type="string">
            <text:p>!!</text:p>
          </table:table-cell>
          <table:table-cell table:style-name="ce1401" office:value-type="float" office:value="0" calcext:value-type="float">
            <text:p>0</text:p>
          </table:table-cell>
          <table:table-cell table:style-name="ce1398" table:number-columns-repeated="6"/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0">
          <table:table-cell/>
          <table:table-cell table:style-name="ce1364" office:value-type="string" calcext:value-type="string">
            <text:p>Csatabárd, egykezes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4" calcext:value-type="float">
            <text:p>4</text:p>
          </table:table-cell>
          <table:table-cell table:style-name="ce1424" office:value-type="string" calcext:value-type="string">
            <text:p>V</text:p>
            <text:p>(néha szúrás)</text:p>
          </table:table-cell>
          <table:table-cell table:style-name="ce1397" office:value-type="string" calcext:value-type="string">
            <text:p>??</text:p>
          </table:table-cell>
          <table:table-cell table:style-name="ce1397" office:value-type="float" office:value="0" calcext:value-type="float">
            <text:p>0</text:p>
          </table:table-cell>
          <table:table-cell table:style-name="ce139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4" calcext:value-type="float">
            <text:p>4</text:p>
          </table:table-cell>
          <table:table-cell table:number-columns-repeated="2" table:style-name="ce1397" office:value-type="float" office:value="8" calcext:value-type="float">
            <text:p>8</text:p>
          </table:table-cell>
          <table:table-cell table:style-name="ce1397" office:value-type="float" office:value="6" calcext:value-type="float">
            <text:p>6</text:p>
          </table:table-cell>
          <table:table-cell table:style-name="ce1455" office:value-type="string" calcext:value-type="string">
            <text:p>zúzás</text:p>
          </table:table-cell>
          <table:table-cell table:style-name="ce1471"/>
          <table:table-cell table:number-columns-repeated="16369"/>
        </table:table-row>
        <table:table-row table:style-name="ro2">
          <table:table-cell/>
          <table:table-cell table:style-name="ce1364" office:value-type="string" calcext:value-type="string">
            <text:p>Csatabárd, kétkezes</text:p>
          </table:table-cell>
          <table:table-cell table:style-name="ce1397" office:value-type="string" calcext:value-type="string">
            <text:p>kétkezes</text:p>
          </table:table-cell>
          <table:table-cell table:style-name="ce1397" office:value-type="float" office:value="8" calcext:value-type="float">
            <text:p>8</text:p>
          </table:table-cell>
          <table:table-cell table:number-columns-repeated="2" table:style-name="ce1397" office:value-type="string" calcext:value-type="string">
            <text:p>??</text:p>
          </table:table-cell>
          <table:table-cell table:style-name="ce1397" office:value-type="float" office:value="0" calcext:value-type="float">
            <text:p>0</text:p>
          </table:table-cell>
          <table:table-cell table:style-name="ce1397"/>
          <table:table-cell table:style-name="ce1397" office:value-type="float" office:value="1.5" calcext:value-type="float">
            <text:p>1,5</text:p>
          </table:table-cell>
          <table:table-cell table:style-name="ce1397" office:value-type="float" office:value="8" calcext:value-type="float">
            <text:p>8</text:p>
          </table:table-cell>
          <table:table-cell table:number-columns-repeated="2" table:style-name="ce1397" office:value-type="float" office:value="16" calcext:value-type="float">
            <text:p>16</text:p>
          </table:table-cell>
          <table:table-cell table:style-name="ce1397"/>
          <table:table-cell table:style-name="ce1455" office:value-type="string" calcext:value-type="string">
            <text:p>zúzás</text:p>
          </table:table-cell>
          <table:table-cell table:style-name="ce1470"/>
          <table:table-cell table:number-columns-repeated="16369"/>
        </table:table-row>
        <table:table-row table:style-name="ro18">
          <table:table-cell/>
          <table:table-cell table:style-name="ce1364" office:value-type="string" calcext:value-type="string">
            <text:p>Csatacsákány</text:p>
          </table:table-cell>
          <table:table-cell table:style-name="ce1397" office:value-type="string" calcext:value-type="string">
            <text:p>egykezes</text:p>
          </table:table-cell>
          <table:table-cell table:style-name="ce1397" office:value-type="float" office:value="3" calcext:value-type="float">
            <text:p>3</text:p>
          </table:table-cell>
          <table:table-cell table:style-name="ce1397" office:value-type="string" calcext:value-type="string">
            <text:p>S?</text:p>
          </table:table-cell>
          <table:table-cell table:style-name="ce1397" office:value-type="string" calcext:value-type="string">
            <text:p>10 !</text:p>
          </table:table-cell>
          <table:table-cell table:style-name="ce1397" office:value-type="float" office:value="0" calcext:value-type="float">
            <text:p>0</text:p>
          </table:table-cell>
          <table:table-cell table:style-name="ce1397"/>
          <table:table-cell table:style-name="ce1397" office:value-type="float" office:value="0.5" calcext:value-type="float">
            <text:p>0,5</text:p>
          </table:table-cell>
          <table:table-cell table:style-name="ce1397" office:value-type="float" office:value="4" calcext:value-type="float">
            <text:p>4</text:p>
          </table:table-cell>
          <table:table-cell table:number-columns-repeated="2" table:style-name="ce1397" office:value-type="float" office:value="8" calcext:value-type="float">
            <text:p>8</text:p>
          </table:table-cell>
          <table:table-cell table:style-name="ce1397"/>
          <table:table-cell table:style-name="ce1455" office:value-type="string" calcext:value-type="string">
            <text:p>zúzás</text:p>
          </table:table-cell>
          <table:table-cell table:style-name="ce147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6"/>
          <table:table-cell table:style-name="ce1367" office:value-type="string" calcext:value-type="string">
            <text:p>Harci kalapács</text:p>
          </table:table-cell>
          <table:table-cell table:style-name="ce1399" office:value-type="string" calcext:value-type="string">
            <text:p>??</text:p>
          </table:table-cell>
          <table:table-cell table:style-name="ce1410"/>
          <table:table-cell table:style-name="ce1402" office:value-type="string" calcext:value-type="string">
            <text:p>Z</text:p>
          </table:table-cell>
          <table:table-cell table:number-columns-repeated="2" table:style-name="ce1402" office:value-type="float" office:value="0" calcext:value-type="float">
            <text:p>0</text:p>
          </table:table-cell>
          <table:table-cell table:style-name="ce1410" table:number-columns-repeated="6"/>
          <table:table-cell table:style-name="ce1456" office:value-type="string" calcext:value-type="string">
            <text:p>zúzás</text:p>
          </table:table-cell>
          <table:table-cell table:style-name="ce1471"/>
          <table:table-cell table:style-name="ce357" table:number-columns-repeated="241"/>
          <table:table-cell table:number-columns-repeated="16128"/>
        </table:table-row>
        <table:table-row table:style-name="ro2">
          <table:table-cell table:style-name="ce1350" office:value-type="string" calcext:value-type="string">
            <text:p>Lándzsavívó fegyverek</text:p>
          </table:table-cell>
          <table:table-cell table:style-name="ce1368" office:value-type="string" calcext:value-type="string">
            <text:p>Alabárd</text:p>
          </table:table-cell>
          <table:table-cell table:style-name="ce1400" office:value-type="string" calcext:value-type="string">
            <text:p>kétkezes</text:p>
          </table:table-cell>
          <table:table-cell table:style-name="ce1400" office:value-type="float" office:value="4" calcext:value-type="float">
            <text:p>4</text:p>
          </table:table-cell>
          <table:table-cell table:style-name="ce1400" office:value-type="string" calcext:value-type="string">
            <text:p>S+Z/V</text:p>
          </table:table-cell>
          <table:table-cell table:style-name="ce1400" office:value-type="float" office:value="6" calcext:value-type="float">
            <text:p>6</text:p>
          </table:table-cell>
          <table:table-cell table:style-name="ce1400" office:value-type="float" office:value="0" calcext:value-type="float">
            <text:p>0</text:p>
          </table:table-cell>
          <table:table-cell table:style-name="ce1400"/>
          <table:table-cell table:style-name="ce1401" office:value-type="float" office:value="3" calcext:value-type="float">
            <text:p>3</text:p>
          </table:table-cell>
          <table:table-cell table:style-name="ce1400" office:value-type="float" office:value="12" calcext:value-type="float">
            <text:p>12</text:p>
          </table:table-cell>
          <table:table-cell table:number-columns-repeated="2" table:style-name="ce1400" office:value-type="float" office:value="28" calcext:value-type="float">
            <text:p>28</text:p>
          </table:table-cell>
          <table:table-cell table:style-name="ce1400" office:value-type="float" office:value="8" calcext:value-type="float">
            <text:p>8</text:p>
          </table:table-cell>
          <table:table-cell table:style-name="ce1457" office:value-type="string" calcext:value-type="string">
            <text:p>lándzsavívás</text:p>
          </table:table-cell>
          <table:table-cell table:style-name="ce1473" office:value-type="string" calcext:value-type="string">
            <text:p>Talán a legjobb a páncélok ellen</text:p>
          </table:table-cell>
          <table:table-cell table:style-name="ce589" table:number-columns-repeated="241"/>
          <table:table-cell table:number-columns-repeated="16128"/>
        </table:table-row>
        <table:table-row table:style-name="ro1">
          <table:table-cell table:style-name="ce1353"/>
          <table:table-cell table:style-name="ce1369" office:value-type="string" calcext:value-type="string">
            <text:p>Bot, hosszú</text:p>
          </table:table-cell>
          <table:table-cell table:style-name="ce1401" office:value-type="string" calcext:value-type="string">
            <text:p>kétkezes</text:p>
          </table:table-cell>
          <table:table-cell table:style-name="ce1411" office:value-type="float" office:value="1" calcext:value-type="float">
            <text:p>1</text:p>
          </table:table-cell>
          <table:table-cell table:style-name="ce1401" office:value-type="string" calcext:value-type="string">
            <text:p>Z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401"/>
          <table:table-cell table:style-name="ce1397" office:value-type="float" office:value="2" calcext:value-type="float">
            <text:p>2</text:p>
          </table:table-cell>
          <table:table-cell table:style-name="ce1401" office:value-type="float" office:value="14" calcext:value-type="float">
            <text:p>14</text:p>
          </table:table-cell>
          <table:table-cell table:style-name="ce1401" office:value-type="float" office:value="16" calcext:value-type="float">
            <text:p>16</text:p>
          </table:table-cell>
          <table:table-cell table:style-name="ce1401" office:value-type="float" office:value="24" calcext:value-type="float">
            <text:p>24</text:p>
          </table:table-cell>
          <table:table-cell table:style-name="ce1401" office:value-type="float" office:value="6" calcext:value-type="float">
            <text:p>6</text:p>
          </table:table-cell>
          <table:table-cell table:style-name="ce1457" office:value-type="string" calcext:value-type="string">
            <text:p>lándzsavívás</text:p>
          </table:table-cell>
          <table:table-cell table:style-name="ce589" table:number-columns-repeated="242"/>
          <table:table-cell table:number-columns-repeated="16128"/>
        </table:table-row>
        <table:table-row table:style-name="ro20">
          <table:table-cell table:style-name="ce1353"/>
          <table:table-cell table:style-name="ce1369" office:value-type="string" calcext:value-type="string">
            <text:p>Lándzsa</text:p>
          </table:table-cell>
          <table:table-cell table:style-name="ce1401" office:value-type="string" calcext:value-type="string">
            <text:p>kétkezes</text:p>
          </table:table-cell>
          <table:table-cell table:style-name="ce1412" office:value-type="float" office:value="2" calcext:value-type="float">
            <text:p>2</text:p>
          </table:table-cell>
          <table:table-cell table:style-name="ce1401" office:value-type="string" calcext:value-type="string">
            <text:p>S</text:p>
          </table:table-cell>
          <table:table-cell table:style-name="ce1401" office:value-type="string" calcext:value-type="string">
            <text:p>4/0</text:p>
          </table:table-cell>
          <table:table-cell table:style-name="ce1401" office:value-type="float" office:value="0" calcext:value-type="float">
            <text:p>0</text:p>
          </table:table-cell>
          <table:table-cell table:style-name="ce1401"/>
          <table:table-cell table:style-name="ce1397" office:value-type="float" office:value="2" calcext:value-type="float">
            <text:p>2</text:p>
          </table:table-cell>
          <table:table-cell table:style-name="ce1401" office:value-type="float" office:value="14" calcext:value-type="float">
            <text:p>14</text:p>
          </table:table-cell>
          <table:table-cell table:number-columns-repeated="2" table:style-name="ce1401" office:value-type="float" office:value="32" calcext:value-type="float">
            <text:p>32</text:p>
          </table:table-cell>
          <table:table-cell table:style-name="ce1401" office:value-type="float" office:value="6" calcext:value-type="float">
            <text:p>6</text:p>
          </table:table-cell>
          <table:table-cell table:style-name="ce1457" office:value-type="string" calcext:value-type="string">
            <text:p>lándzsavívás</text:p>
          </table:table-cell>
          <table:table-cell table:style-name="ce1474" office:value-type="string" calcext:value-type="string">
            <text:p>Keskeny: +2</text:p>
            <text:p>Széles hegyű: +2</text:p>
          </table:table-cell>
          <table:table-cell table:style-name="ce589" table:number-columns-repeated="241"/>
          <table:table-cell table:number-columns-repeated="16128"/>
        </table:table-row>
        <table:table-row table:style-name="ro20">
          <table:table-cell table:style-name="ce1353"/>
          <table:table-cell table:style-name="ce1369" office:value-type="string" calcext:value-type="string">
            <text:p>Pika</text:p>
          </table:table-cell>
          <table:table-cell table:style-name="ce1401" office:value-type="string" calcext:value-type="string">
            <text:p>kétkezes</text:p>
          </table:table-cell>
          <table:table-cell table:style-name="ce1412" office:value-type="float" office:value="2" calcext:value-type="float">
            <text:p>2</text:p>
          </table:table-cell>
          <table:table-cell table:style-name="ce1401" office:value-type="string" calcext:value-type="string">
            <text:p>S</text:p>
          </table:table-cell>
          <table:table-cell table:style-name="ce1401" office:value-type="string" calcext:value-type="string">
            <text:p>4/0</text:p>
          </table:table-cell>
          <table:table-cell table:style-name="ce1401" office:value-type="float" office:value="0" calcext:value-type="float">
            <text:p>0</text:p>
          </table:table-cell>
          <table:table-cell table:style-name="ce1401"/>
          <table:table-cell table:style-name="ce1401" office:value-type="float" office:value="4" calcext:value-type="float">
            <text:p>4</text:p>
          </table:table-cell>
          <table:table-cell table:style-name="ce1401" office:value-type="float" office:value="18" calcext:value-type="float">
            <text:p>18</text:p>
          </table:table-cell>
          <table:table-cell table:number-columns-repeated="2" table:style-name="ce1401" office:value-type="float" office:value="40" calcext:value-type="float">
            <text:p>40</text:p>
          </table:table-cell>
          <table:table-cell table:style-name="ce1401" office:value-type="float" office:value="9" calcext:value-type="float">
            <text:p>9</text:p>
          </table:table-cell>
          <table:table-cell table:style-name="ce1457" office:value-type="string" calcext:value-type="string">
            <text:p>lándzsavívás</text:p>
          </table:table-cell>
          <table:table-cell table:style-name="ce1474" office:value-type="string" calcext:value-type="string">
            <text:p>Keskeny: +2</text:p>
            <text:p>Széles hegyű: +2</text:p>
          </table:table-cell>
          <table:table-cell table:style-name="ce589" table:number-columns-repeated="241"/>
          <table:table-cell table:number-columns-repeated="16128"/>
        </table:table-row>
        <table:table-row table:style-name="ro2">
          <table:table-cell table:style-name="ce1353"/>
          <table:table-cell table:style-name="ce1369" office:value-type="string" calcext:value-type="string">
            <text:p>Szigony, egykezes</text:p>
          </table:table-cell>
          <table:table-cell table:style-name="ce1401" office:value-type="string" calcext:value-type="string">
            <text:p>egykezes</text:p>
          </table:table-cell>
          <table:table-cell table:style-name="ce1401" office:value-type="float" office:value="2" calcext:value-type="float">
            <text:p>2</text:p>
          </table:table-cell>
          <table:table-cell table:style-name="ce1401" office:value-type="string" calcext:value-type="string">
            <text:p>S</text:p>
          </table:table-cell>
          <table:table-cell table:number-columns-repeated="2" table:style-name="ce1401" office:value-type="float" office:value="0" calcext:value-type="float">
            <text:p>0</text:p>
          </table:table-cell>
          <table:table-cell table:style-name="ce1401"/>
          <table:table-cell table:style-name="ce1397" office:value-type="float" office:value="2" calcext:value-type="float">
            <text:p>2</text:p>
          </table:table-cell>
          <table:table-cell table:style-name="ce1401" office:value-type="float" office:value="5" calcext:value-type="float">
            <text:p>5</text:p>
          </table:table-cell>
          <table:table-cell table:style-name="ce1401" office:value-type="float" office:value="10" calcext:value-type="float">
            <text:p>10</text:p>
          </table:table-cell>
          <table:table-cell table:style-name="ce1401" office:value-type="float" office:value="14" calcext:value-type="float">
            <text:p>14</text:p>
          </table:table-cell>
          <table:table-cell table:style-name="ce1401" office:value-type="float" office:value="7" calcext:value-type="float">
            <text:p>7</text:p>
          </table:table-cell>
          <table:table-cell table:style-name="ce1457" office:value-type="string" calcext:value-type="string">
            <text:p>lándzsavívás</text:p>
          </table:table-cell>
          <table:table-cell table:style-name="ce589" table:number-columns-repeated="242"/>
          <table:table-cell table:number-columns-repeated="16128"/>
        </table:table-row>
        <table:table-row table:style-name="ro2">
          <table:table-cell table:style-name="ce1354"/>
          <table:table-cell table:style-name="ce1370" office:value-type="string" calcext:value-type="string">
            <text:p>Szigony, kétkezes</text:p>
          </table:table-cell>
          <table:table-cell table:style-name="ce1402" office:value-type="string" calcext:value-type="string">
            <text:p>kétkezes</text:p>
          </table:table-cell>
          <table:table-cell table:style-name="ce1402" office:value-type="float" office:value="4" calcext:value-type="float">
            <text:p>4</text:p>
          </table:table-cell>
          <table:table-cell table:style-name="ce1402" office:value-type="string" calcext:value-type="string">
            <text:p>S</text:p>
          </table:table-cell>
          <table:table-cell table:style-name="ce1402" office:value-type="float" office:value="2" calcext:value-type="float">
            <text:p>2</text:p>
          </table:table-cell>
          <table:table-cell table:style-name="ce1402" office:value-type="float" office:value="0" calcext:value-type="float">
            <text:p>0</text:p>
          </table:table-cell>
          <table:table-cell table:style-name="ce1402"/>
          <table:table-cell table:style-name="ce1402" office:value-type="float" office:value="3" calcext:value-type="float">
            <text:p>3</text:p>
          </table:table-cell>
          <table:table-cell table:style-name="ce1402" office:value-type="float" office:value="10" calcext:value-type="float">
            <text:p>10</text:p>
          </table:table-cell>
          <table:table-cell table:style-name="ce1402" office:value-type="float" office:value="22" calcext:value-type="float">
            <text:p>22</text:p>
          </table:table-cell>
          <table:table-cell table:style-name="ce1402" office:value-type="float" office:value="26" calcext:value-type="float">
            <text:p>26</text:p>
          </table:table-cell>
          <table:table-cell table:style-name="ce1402" office:value-type="float" office:value="8" calcext:value-type="float">
            <text:p>8</text:p>
          </table:table-cell>
          <table:table-cell table:style-name="ce1458" office:value-type="string" calcext:value-type="string">
            <text:p>lándzsavívás</text:p>
          </table:table-cell>
          <table:table-cell table:style-name="ce147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83"/>
          <table:table-cell table:number-columns-repeated="16370"/>
        </table:table-row>
        <table:table-row table:style-name="ro2">
          <table:table-cell table:style-name="ce1360"/>
          <table:table-cell table:style-name="ce1371" office:value-type="string" calcext:value-type="string">
            <text:p>Fegyver</text:p>
          </table:table-cell>
          <table:table-cell table:style-name="ce1403" office:value-type="string" calcext:value-type="string">
            <text:p>Forgatás módja</text:p>
          </table:table-cell>
          <table:table-cell table:style-name="ce1371" office:value-type="string" calcext:value-type="string">
            <text:p>SP</text:p>
          </table:table-cell>
          <table:table-cell table:style-name="ce1403" office:value-type="string" calcext:value-type="string">
            <text:p>Sebzés módja</text:p>
          </table:table-cell>
          <table:table-cell table:style-name="ce1371" office:value-type="string" calcext:value-type="string">
            <text:p>Átütés</text:p>
          </table:table-cell>
          <table:table-cell table:style-name="ce1371" table:number-columns-repeated="2"/>
          <table:table-cell table:style-name="ce1371" office:value-type="string" calcext:value-type="string">
            <text:p>Hatótáv</text:p>
          </table:table-cell>
          <table:table-cell table:style-name="ce1371" office:value-type="string" calcext:value-type="string">
            <text:p>KÉ</text:p>
          </table:table-cell>
          <table:table-cell table:style-name="ce1371" office:value-type="string" calcext:value-type="string">
            <text:p>CÉ</text:p>
          </table:table-cell>
          <table:table-cell table:style-name="ce1371" office:value-type="string" calcext:value-type="string">
            <text:p>Osztó</text:p>
          </table:table-cell>
          <table:table-cell table:style-name="ce1371" office:value-type="string" calcext:value-type="string">
            <text:p>Sebesség</text:p>
          </table:table-cell>
          <table:table-cell table:style-name="ce1371" office:value-type="string" calcext:value-type="string">
            <text:p>Harcmodor</text:p>
          </table:table-cell>
          <table:table-cell table:style-name="ce1371" table:number-columns-repeated="242"/>
          <table:table-cell table:number-columns-repeated="16128"/>
        </table:table-row>
        <table:table-row table:style-name="ro2">
          <table:table-cell table:style-name="ce1350" office:value-type="string" calcext:value-type="string">
            <text:p>Szál-hajítófegyverek</text:p>
          </table:table-cell>
          <table:table-cell table:style-name="ce1372" office:value-type="string" calcext:value-type="string">
            <text:p><text:s/>__</text:p>
          </table:table-cell>
          <table:table-cell table:number-columns-repeated="2" table:style-name="ce1404" office:value-type="string" calcext:value-type="string">
            <text:p>x</text:p>
          </table:table-cell>
          <table:table-cell table:number-columns-repeated="2" table:style-name="ce1372" office:value-type="string" calcext:value-type="string">
            <text:p>x</text:p>
          </table:table-cell>
          <table:table-cell table:style-name="ce1372" table:number-columns-repeated="3"/>
          <table:table-cell table:number-columns-repeated="3" table:style-name="ce1372" office:value-type="string" calcext:value-type="string">
            <text:p>x</text:p>
          </table:table-cell>
          <table:table-cell table:style-name="ce1405" office:value-type="string" calcext:value-type="string">
            <text:p>x</text:p>
          </table:table-cell>
          <table:table-cell table:style-name="ce1460" office:value-type="string" calcext:value-type="string">
            <text:p>x</text:p>
          </table:table-cell>
          <table:table-cell/>
          <table:table-cell table:style-name="ce1486" table:number-columns-repeated="241"/>
          <table:table-cell table:number-columns-repeated="16128"/>
        </table:table-row>
        <table:table-row table:style-name="ro2">
          <table:table-cell/>
          <table:table-cell table:style-name="ce1373" office:value-type="string" calcext:value-type="string">
            <text:p>Könnyű kopja</text:p>
          </table:table-cell>
          <table:table-cell table:style-name="ce1405" office:value-type="string" calcext:value-type="string">
            <text:p>kétkezes</text:p>
          </table:table-cell>
          <table:table-cell table:style-name="ce1413"/>
          <table:table-cell table:style-name="ce1414" table:number-columns-repeated="2"/>
          <table:table-cell table:style-name="ce1432"/>
          <table:table-cell table:style-name="ce1372"/>
          <table:table-cell table:style-name="ce1432" office:value-type="string" calcext:value-type="string">
            <text:p>60m</text:p>
          </table:table-cell>
          <table:table-cell table:style-name="ce1414" table:number-columns-repeated="2"/>
          <table:table-cell table:style-name="ce1373" office:value-type="float" office:value="1" calcext:value-type="float">
            <text:p>1</text:p>
          </table:table-cell>
          <table:table-cell table:style-name="ce1447" office:value-type="float" office:value="9" calcext:value-type="float">
            <text:p>9</text:p>
          </table:table-cell>
          <table:table-cell table:style-name="ce1455" office:value-type="string" calcext:value-type="string">
            <text:p>hajítás</text:p>
          </table:table-cell>
          <table:table-cell table:style-name="ce1476" office:value-type="string" calcext:value-type="string">
            <text:p>Követelmény: Erő +3</text:p>
          </table:table-cell>
          <table:table-cell table:style-name="ce1484" table:number-columns-repeated="241"/>
          <table:table-cell table:number-columns-repeated="16128"/>
        </table:table-row>
        <table:table-row table:style-name="ro2">
          <table:table-cell/>
          <table:table-cell table:style-name="ce1373" office:value-type="string" calcext:value-type="string">
            <text:p>Lándzsa</text:p>
          </table:table-cell>
          <table:table-cell table:style-name="ce1378" office:value-type="string" calcext:value-type="string">
            <text:p>egykezes</text:p>
          </table:table-cell>
          <table:table-cell table:style-name="ce1414" table:number-columns-repeated="3"/>
          <table:table-cell table:style-name="ce1432"/>
          <table:table-cell table:style-name="ce1372"/>
          <table:table-cell table:style-name="ce1432" office:value-type="string" calcext:value-type="string">
            <text:p>60m</text:p>
          </table:table-cell>
          <table:table-cell table:style-name="ce1414" table:number-columns-repeated="2"/>
          <table:table-cell table:style-name="ce1373" office:value-type="float" office:value="1" calcext:value-type="float">
            <text:p>1</text:p>
          </table:table-cell>
          <table:table-cell table:style-name="ce1448" office:value-type="float" office:value="8" calcext:value-type="float">
            <text:p>8</text:p>
          </table:table-cell>
          <table:table-cell table:style-name="ce1455" office:value-type="string" calcext:value-type="string">
            <text:p>hajítás</text:p>
          </table:table-cell>
          <table:table-cell table:style-name="ce1477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226"/>
          <table:table-cell table:style-name="ce1377" office:value-type="string" calcext:value-type="string">
            <text:p>Dárda, hajító</text:p>
          </table:table-cell>
          <table:table-cell table:style-name="ce1377" office:value-type="string" calcext:value-type="string">
            <text:p>egykezes</text:p>
          </table:table-cell>
          <table:table-cell table:style-name="ce1416" table:number-columns-repeated="3"/>
          <table:table-cell table:style-name="ce1433"/>
          <table:table-cell table:style-name="ce1420"/>
          <table:table-cell table:style-name="ce1433" office:value-type="string" calcext:value-type="string">
            <text:p>60m</text:p>
          </table:table-cell>
          <table:table-cell table:style-name="ce1416" table:number-columns-repeated="2"/>
          <table:table-cell table:style-name="ce1446" office:value-type="float" office:value="2" calcext:value-type="float">
            <text:p>2</text:p>
          </table:table-cell>
          <table:table-cell table:style-name="ce1449" office:value-type="float" office:value="7" calcext:value-type="float">
            <text:p>7</text:p>
          </table:table-cell>
          <table:table-cell table:style-name="ce1456" office:value-type="string" calcext:value-type="string">
            <text:p>hajítás</text:p>
          </table:table-cell>
          <table:table-cell table:style-name="ce1478" office:value-type="string" calcext:value-type="string">
            <text:p>Követelmény: Erő +0</text:p>
          </table:table-cell>
          <table:table-cell table:style-name="ce1478"/>
          <table:table-cell table:style-name="ce357" table:number-columns-repeated="240"/>
          <table:table-cell table:number-columns-repeated="16128"/>
        </table:table-row>
        <table:table-row table:style-name="ro2">
          <table:table-cell table:style-name="ce1350" office:value-type="string" calcext:value-type="string">
            <text:p>Hajítófegyverek</text:p>
          </table:table-cell>
          <table:table-cell table:style-name="ce1378" office:value-type="string" calcext:value-type="string">
            <text:p>Bola</text:p>
          </table:table-cell>
          <table:table-cell table:style-name="ce1378" office:value-type="string" calcext:value-type="string">
            <text:p>egykezes</text:p>
          </table:table-cell>
          <table:table-cell table:number-columns-repeated="2" table:style-name="ce1417" office:value-type="string" calcext:value-type="string">
            <text:p>-</text:p>
          </table:table-cell>
          <table:table-cell table:style-name="ce1417" office:value-type="float" office:value="0" calcext:value-type="float">
            <text:p>0</text:p>
          </table:table-cell>
          <table:table-cell table:style-name="ce1417"/>
          <table:table-cell table:style-name="ce1372"/>
          <table:table-cell table:style-name="ce1417" office:value-type="string" calcext:value-type="string">
            <text:p>20m</text:p>
          </table:table-cell>
          <table:table-cell table:style-name="ce1406"/>
          <table:table-cell table:style-name="ce1417" office:value-type="float" office:value="2" calcext:value-type="float">
            <text:p>2</text:p>
          </table:table-cell>
          <table:table-cell table:style-name="ce1378" office:value-type="float" office:value="1" calcext:value-type="float">
            <text:p>1</text:p>
          </table:table-cell>
          <table:table-cell table:style-name="ce1450" office:value-type="float" office:value="10" calcext:value-type="float">
            <text:p>10</text:p>
          </table:table-cell>
          <table:table-cell table:style-name="ce1455" office:value-type="string" calcext:value-type="string">
            <text:p>hajítás</text:p>
          </table:table-cell>
          <table:table-cell table:style-name="ce1476"/>
          <table:table-cell table:number-columns-repeated="16369"/>
        </table:table-row>
        <table:table-row table:style-name="ro2">
          <table:table-cell/>
          <table:table-cell table:style-name="ce1379" office:value-type="string" calcext:value-type="string">
            <text:p>Hajítóbárd</text:p>
          </table:table-cell>
          <table:table-cell table:style-name="ce1379" office:value-type="string" calcext:value-type="string">
            <text:p>egykezes</text:p>
          </table:table-cell>
          <table:table-cell table:style-name="ce1418" office:value-type="float" office:value="2" calcext:value-type="float">
            <text:p>2</text:p>
          </table:table-cell>
          <table:table-cell table:style-name="ce1418" office:value-type="string" calcext:value-type="string">
            <text:p>Z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20m</text:p>
          </table:table-cell>
          <table:table-cell table:style-name="ce1429"/>
          <table:table-cell table:style-name="ce1418" office:value-type="float" office:value="4" calcext:value-type="float">
            <text:p>4</text:p>
          </table:table-cell>
          <table:table-cell table:style-name="ce1379" office:value-type="float" office:value="2" calcext:value-type="float">
            <text:p>2</text:p>
          </table:table-cell>
          <table:table-cell table:style-name="ce1451" office:value-type="float" office:value="6" calcext:value-type="float">
            <text:p>6</text:p>
          </table:table-cell>
          <table:table-cell table:style-name="ce1455" office:value-type="string" calcext:value-type="string">
            <text:p>hajítás</text:p>
          </table:table-cell>
          <table:table-cell table:style-name="ce147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347"/>
          <table:table-cell table:style-name="ce1390" office:value-type="string" calcext:value-type="string">
            <text:p>Hajítótőr</text:p>
          </table:table-cell>
          <table:table-cell table:style-name="ce1390" office:value-type="string" calcext:value-type="string">
            <text:p>egykezes</text:p>
          </table:table-cell>
          <table:table-cell table:style-name="ce1390" office:value-type="float" office:value="0" calcext:value-type="float">
            <text:p>0</text:p>
          </table:table-cell>
          <table:table-cell table:style-name="ce1425" office:value-type="string" calcext:value-type="string">
            <text:p>S</text:p>
          </table:table-cell>
          <table:table-cell table:style-name="ce1425" office:value-type="float" office:value="0" calcext:value-type="float">
            <text:p>0</text:p>
          </table:table-cell>
          <table:table-cell table:style-name="ce1425"/>
          <table:table-cell table:style-name="ce1440"/>
          <table:table-cell table:style-name="ce1425" office:value-type="string" calcext:value-type="string">
            <text:p>15m</text:p>
          </table:table-cell>
          <table:table-cell table:style-name="ce1425" office:value-type="float" office:value="12" calcext:value-type="float">
            <text:p>12</text:p>
          </table:table-cell>
          <table:table-cell table:style-name="ce1425" office:value-type="float" office:value="4" calcext:value-type="float">
            <text:p>4</text:p>
          </table:table-cell>
          <table:table-cell table:style-name="ce1390" office:value-type="float" office:value="2" calcext:value-type="float">
            <text:p>2</text:p>
          </table:table-cell>
          <table:table-cell table:style-name="ce1452" office:value-type="float" office:value="5" calcext:value-type="float">
            <text:p>5</text:p>
          </table:table-cell>
          <table:table-cell table:style-name="ce1461" office:value-type="string" calcext:value-type="string">
            <text:p>hajítás</text:p>
          </table:table-cell>
          <table:table-cell table:style-name="ce1479" office:value-type="string" calcext:value-type="string">
            <text:p><text:span text:style-name="T35">Automatikusan jár rá a</text:span></text:p>
            <text:p><text:span text:style-name="T35">Közeli lövés fortélynál leírt +10CÉ bónusz</text:span></text:p>
            <text:p><text:span text:style-name="T35">Ha a célpont Cellaszáma 1.</text:span></text:p>
            <text:p><text:span text:style-name="T35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379" office:value-type="string" calcext:value-type="string">
            <text:p>kő, alma</text:p>
          </table:table-cell>
          <table:table-cell table:style-name="ce1379" office:value-type="string" calcext:value-type="string">
            <text:p>egykezes</text:p>
          </table:table-cell>
          <table:table-cell table:style-name="ce1418" office:value-type="float" office:value="-10" calcext:value-type="float">
            <text:p>-10</text:p>
          </table:table-cell>
          <table:table-cell table:style-name="ce1418" office:value-type="string" calcext:value-type="string">
            <text:p>Z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20m</text:p>
          </table:table-cell>
          <table:table-cell table:style-name="ce1418" office:value-type="float" office:value="8" calcext:value-type="float">
            <text:p>8</text:p>
          </table:table-cell>
          <table:table-cell table:style-name="ce1418" office:value-type="float" office:value="0" calcext:value-type="float">
            <text:p>0</text:p>
          </table:table-cell>
          <table:table-cell table:style-name="ce1379" office:value-type="float" office:value="1" calcext:value-type="float">
            <text:p>1</text:p>
          </table:table-cell>
          <table:table-cell table:style-name="ce1451" office:value-type="float" office:value="5" calcext:value-type="float">
            <text:p>5</text:p>
          </table:table-cell>
          <table:table-cell table:style-name="ce1455" office:value-type="string" calcext:value-type="string">
            <text:p>hajítás</text:p>
          </table:table-cell>
          <table:table-cell table:style-name="ce148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379" office:value-type="string" calcext:value-type="string">
            <text:p>Parittya</text:p>
          </table:table-cell>
          <table:table-cell table:style-name="ce1379" office:value-type="string" calcext:value-type="string">
            <text:p>egykeze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 office:value-type="string" calcext:value-type="string">
            <text:p>Z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70m</text:p>
          </table:table-cell>
          <table:table-cell table:number-columns-repeated="2" table:style-name="ce1418" office:value-type="float" office:value="4" calcext:value-type="float">
            <text:p>4</text:p>
          </table:table-cell>
          <table:table-cell table:style-name="ce1379" office:value-type="float" office:value="2" calcext:value-type="float">
            <text:p>2</text:p>
          </table:table-cell>
          <table:table-cell table:style-name="ce1451" office:value-type="float" office:value="9" calcext:value-type="float">
            <text:p>9</text:p>
          </table:table-cell>
          <table:table-cell table:style-name="ce1455" office:value-type="string" calcext:value-type="string">
            <text:p>hajítás</text:p>
          </table:table-cell>
          <table:table-cell table:style-name="ce148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379" office:value-type="string" calcext:value-type="string">
            <text:p>Ramiera</text:p>
          </table:table-cell>
          <table:table-cell table:style-name="ce1379" office:value-type="string" calcext:value-type="string">
            <text:p>egykeze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10m</text:p>
          </table:table-cell>
          <table:table-cell table:style-name="ce1429"/>
          <table:table-cell table:style-name="ce1418" office:value-type="float" office:value="1" calcext:value-type="float">
            <text:p>1</text:p>
          </table:table-cell>
          <table:table-cell table:style-name="ce1379" office:value-type="float" office:value="1" calcext:value-type="float">
            <text:p>1</text:p>
          </table:table-cell>
          <table:table-cell table:style-name="ce1451" office:value-type="float" office:value="6" calcext:value-type="float">
            <text:p>6</text:p>
          </table:table-cell>
          <table:table-cell table:style-name="ce1455" office:value-type="string" calcext:value-type="string">
            <text:p>hajítás</text:p>
          </table:table-cell>
          <table:table-cell table:style-name="ce1477"/>
          <table:table-cell table:number-columns-repeated="16369"/>
        </table:table-row>
        <table:table-row table:style-name="ro2">
          <table:table-cell/>
          <table:table-cell table:style-name="ce1379" office:value-type="string" calcext:value-type="string">
            <text:p>Slan csillag</text:p>
          </table:table-cell>
          <table:table-cell table:style-name="ce1379" office:value-type="string" calcext:value-type="string">
            <text:p>egykezes</text:p>
          </table:table-cell>
          <table:table-cell table:style-name="ce1418" office:value-type="float" office:value="-5" calcext:value-type="float">
            <text:p>-5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15m</text:p>
          </table:table-cell>
          <table:table-cell table:style-name="ce1429"/>
          <table:table-cell table:style-name="ce1418" office:value-type="float" office:value="3" calcext:value-type="float">
            <text:p>3</text:p>
          </table:table-cell>
          <table:table-cell table:style-name="ce1379" office:value-type="float" office:value="1" calcext:value-type="float">
            <text:p>1</text:p>
          </table:table-cell>
          <table:table-cell table:style-name="ce1451" office:value-type="float" office:value="4" calcext:value-type="float">
            <text:p>4</text:p>
          </table:table-cell>
          <table:table-cell table:style-name="ce1455" office:value-type="string" calcext:value-type="string">
            <text:p>hajítás</text:p>
          </table:table-cell>
          <table:table-cell table:style-name="ce1480"/>
          <table:table-cell table:number-columns-repeated="16369"/>
        </table:table-row>
        <table:table-row table:style-name="ro2">
          <table:table-cell table:style-name="ce1226"/>
          <table:table-cell table:style-name="ce1392" office:value-type="string" calcext:value-type="string">
            <text:p>Tőr</text:p>
          </table:table-cell>
          <table:table-cell table:style-name="ce1392" office:value-type="string" calcext:value-type="string">
            <text:p>egykezes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office:value-type="string" calcext:value-type="string">
            <text:p>S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table:number-columns-repeated="2"/>
          <table:table-cell table:style-name="ce1420" office:value-type="string" calcext:value-type="string">
            <text:p>10m</text:p>
          </table:table-cell>
          <table:table-cell table:style-name="ce1442"/>
          <table:table-cell table:style-name="ce1420" office:value-type="float" office:value="2" calcext:value-type="float">
            <text:p>2</text:p>
          </table:table-cell>
          <table:table-cell table:style-name="ce1392" office:value-type="float" office:value="2" calcext:value-type="float">
            <text:p>2</text:p>
          </table:table-cell>
          <table:table-cell table:style-name="ce1453" office:value-type="float" office:value="6" calcext:value-type="float">
            <text:p>6</text:p>
          </table:table-cell>
          <table:table-cell table:style-name="ce1456" office:value-type="string" calcext:value-type="string">
            <text:p>hajítás</text:p>
          </table:table-cell>
          <table:table-cell table:style-name="ce357" table:number-columns-repeated="242"/>
          <table:table-cell table:number-columns-repeated="16128"/>
        </table:table-row>
        <table:table-row table:style-name="ro2">
          <table:table-cell table:style-name="ce1350" office:value-type="string" calcext:value-type="string">
            <text:p>Egyéb hajítófegyverek</text:p>
          </table:table-cell>
          <table:table-cell table:style-name="ce1378" office:value-type="string" calcext:value-type="string">
            <text:p>Dobóháló</text:p>
          </table:table-cell>
          <table:table-cell table:style-name="ce1406"/>
          <table:table-cell table:number-columns-repeated="2" table:style-name="ce1417" office:value-type="string" calcext:value-type="string">
            <text:p>-</text:p>
          </table:table-cell>
          <table:table-cell table:style-name="ce1417" office:value-type="float" office:value="0" calcext:value-type="float">
            <text:p>0</text:p>
          </table:table-cell>
          <table:table-cell table:style-name="ce1417"/>
          <table:table-cell table:style-name="ce1372"/>
          <table:table-cell table:style-name="ce1417" office:value-type="string" calcext:value-type="string">
            <text:p>4m</text:p>
          </table:table-cell>
          <table:table-cell table:style-name="ce1406"/>
          <table:table-cell table:style-name="ce1417" office:value-type="float" office:value="0" calcext:value-type="float">
            <text:p>0</text:p>
          </table:table-cell>
          <table:table-cell table:style-name="ce1378" office:value-type="float" office:value="1" calcext:value-type="float">
            <text:p>1</text:p>
          </table:table-cell>
          <table:table-cell table:style-name="ce1450" office:value-type="float" office:value="10" calcext:value-type="float">
            <text:p>10</text:p>
          </table:table-cell>
          <table:table-cell table:style-name="ce1455" office:value-type="string" calcext:value-type="string">
            <text:p>hajítás</text:p>
          </table:table-cell>
          <table:table-cell table:style-name="ce1476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379" office:value-type="string" calcext:value-type="string">
            <text:p>Köpeny</text:p>
          </table:table-cell>
          <table:table-cell table:style-name="ce1379" office:value-type="string" calcext:value-type="string">
            <text:p>egykezes</text:p>
          </table:table-cell>
          <table:table-cell table:number-columns-repeated="2" table:style-name="ce1418" office:value-type="string" calcext:value-type="string">
            <text:p>-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4m</text:p>
          </table:table-cell>
          <table:table-cell table:style-name="ce1429"/>
          <table:table-cell table:style-name="ce1418" office:value-type="float" office:value="0" calcext:value-type="float">
            <text:p>0</text:p>
          </table:table-cell>
          <table:table-cell table:style-name="ce1379" office:value-type="float" office:value="1" calcext:value-type="float">
            <text:p>1</text:p>
          </table:table-cell>
          <table:table-cell table:style-name="ce1454"/>
          <table:table-cell table:style-name="ce145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6"/>
          <table:table-cell table:style-name="ce1392" office:value-type="string" calcext:value-type="string">
            <text:p>Lasszó</text:p>
          </table:table-cell>
          <table:table-cell table:style-name="ce1392" office:value-type="string" calcext:value-type="string">
            <text:p>egykezes</text:p>
          </table:table-cell>
          <table:table-cell table:number-columns-repeated="2" table:style-name="ce1420" office:value-type="string" calcext:value-type="string">
            <text:p>-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table:number-columns-repeated="2"/>
          <table:table-cell table:style-name="ce1420" office:value-type="string" calcext:value-type="string">
            <text:p>10m</text:p>
          </table:table-cell>
          <table:table-cell table:style-name="ce1442"/>
          <table:table-cell table:style-name="ce1420" office:value-type="float" office:value="0" calcext:value-type="float">
            <text:p>0</text:p>
          </table:table-cell>
          <table:table-cell table:style-name="ce1392" office:value-type="float" office:value="1" calcext:value-type="float">
            <text:p>1</text:p>
          </table:table-cell>
          <table:table-cell table:style-name="ce1453" office:value-type="float" office:value="9" calcext:value-type="float">
            <text:p>9</text:p>
          </table:table-cell>
          <table:table-cell table:style-name="ce1456" office:value-type="string" calcext:value-type="string">
            <text:p>hajítás</text:p>
          </table:table-cell>
          <table:table-cell table:style-name="ce1476" office:value-type="string" calcext:value-type="string">
            <text:p>Sebesülés az esés következtében lehet.</text:p>
          </table:table-cell>
          <table:table-cell table:style-name="ce357" table:number-columns-repeated="241"/>
          <table:table-cell table:number-columns-repeated="16128"/>
        </table:table-row>
        <table:table-row table:style-name="ro14">
          <table:table-cell table:style-name="ce1350" office:value-type="string" calcext:value-type="string">
            <text:p>Íjász lőfegyverek</text:p>
          </table:table-cell>
          <table:table-cell table:style-name="ce1378" office:value-type="string" calcext:value-type="string">
            <text:p>Rövid íj</text:p>
          </table:table-cell>
          <table:table-cell table:style-name="ce1378" office:value-type="string" calcext:value-type="string">
            <text:p>kétkezes</text:p>
          </table:table-cell>
          <table:table-cell table:style-name="ce1417" office:value-type="float" office:value="1" calcext:value-type="float">
            <text:p>1</text:p>
          </table:table-cell>
          <table:table-cell table:style-name="ce1417" office:value-type="string" calcext:value-type="string">
            <text:p>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/>
          <table:table-cell table:style-name="ce1372"/>
          <table:table-cell table:style-name="ce1417"/>
          <table:table-cell table:style-name="ce1406"/>
          <table:table-cell table:style-name="ce1417" office:value-type="float" office:value="10" calcext:value-type="float">
            <text:p>10</text:p>
          </table:table-cell>
          <table:table-cell table:style-name="ce1378" office:value-type="float" office:value="2" calcext:value-type="float">
            <text:p>2</text:p>
          </table:table-cell>
          <table:table-cell table:style-name="ce1450" office:value-type="float" office:value="5" calcext:value-type="float">
            <text:p>5</text:p>
          </table:table-cell>
          <table:table-cell table:style-name="ce1455" office:value-type="string" calcext:value-type="string">
            <text:p>íjászat</text:p>
          </table:table-cell>
          <table:table-cell table:style-name="ce148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379" office:value-type="string" calcext:value-type="string">
            <text:p>Hosszú íj</text:p>
          </table:table-cell>
          <table:table-cell table:style-name="ce1379" office:value-type="string" calcext:value-type="string">
            <text:p>kétkezes</text:p>
          </table:table-cell>
          <table:table-cell table:style-name="ce1418" office:value-type="float" office:value="3" calcext:value-type="float">
            <text:p>3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/>
          <table:table-cell table:style-name="ce1429"/>
          <table:table-cell table:style-name="ce1418" office:value-type="float" office:value="12" calcext:value-type="float">
            <text:p>12</text:p>
          </table:table-cell>
          <table:table-cell table:style-name="ce1379" office:value-type="float" office:value="3" calcext:value-type="float">
            <text:p>3</text:p>
          </table:table-cell>
          <table:table-cell table:style-name="ce1451" office:value-type="float" office:value="7" calcext:value-type="float">
            <text:p>7</text:p>
          </table:table-cell>
          <table:table-cell table:style-name="ce1455" office:value-type="string" calcext:value-type="string">
            <text:p>íjászat</text:p>
          </table:table-cell>
          <table:table-cell table:style-name="ce14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379" office:value-type="string" calcext:value-type="string">
            <text:p>Visszacsapó íj</text:p>
          </table:table-cell>
          <table:table-cell table:style-name="ce1379" office:value-type="string" calcext:value-type="string">
            <text:p>kétkezes</text:p>
          </table:table-cell>
          <table:table-cell table:style-name="ce1418" office:value-type="float" office:value="4" calcext:value-type="float">
            <text:p>4</text:p>
          </table:table-cell>
          <table:table-cell table:style-name="ce1418" office:value-type="string" calcext:value-type="string">
            <text:p>S</text:p>
          </table:table-cell>
          <table:table-cell table:style-name="ce1429"/>
          <table:table-cell table:style-name="ce1418"/>
          <table:table-cell table:style-name="ce1372"/>
          <table:table-cell table:style-name="ce1418"/>
          <table:table-cell table:style-name="ce1429"/>
          <table:table-cell table:style-name="ce1418" office:value-type="float" office:value="10" calcext:value-type="float">
            <text:p>10</text:p>
          </table:table-cell>
          <table:table-cell table:style-name="ce1379" office:value-type="float" office:value="3" calcext:value-type="float">
            <text:p>3</text:p>
          </table:table-cell>
          <table:table-cell table:style-name="ce1451" office:value-type="float" office:value="7" calcext:value-type="float">
            <text:p>7</text:p>
          </table:table-cell>
          <table:table-cell table:style-name="ce1455" office:value-type="string" calcext:value-type="string">
            <text:p>íjászat</text:p>
          </table:table-cell>
          <table:table-cell table:style-name="ce14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379" office:value-type="string" calcext:value-type="string">
            <text:p>Elf íj</text:p>
          </table:table-cell>
          <table:table-cell table:style-name="ce1379" office:value-type="string" calcext:value-type="string">
            <text:p>kétkezes</text:p>
          </table:table-cell>
          <table:table-cell table:style-name="ce1418" office:value-type="float" office:value="4" calcext:value-type="float">
            <text:p>4</text:p>
          </table:table-cell>
          <table:table-cell table:style-name="ce1418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25"/>
          <table:table-cell table:style-name="ce1430" office:value-type="float" office:value="5" calcext:value-type="float">
            <text:p>5</text:p>
          </table:table-cell>
          <table:table-cell table:style-name="ce1418" office:value-type="float" office:value="13" calcext:value-type="float">
            <text:p>13</text:p>
          </table:table-cell>
          <table:table-cell table:style-name="ce1379" office:value-type="float" office:value="4" calcext:value-type="float">
            <text:p>4</text:p>
          </table:table-cell>
          <table:table-cell table:style-name="ce1451" office:value-type="float" office:value="6" calcext:value-type="float">
            <text:p>6</text:p>
          </table:table-cell>
          <table:table-cell table:style-name="ce1455" office:value-type="string" calcext:value-type="string">
            <text:p>íjászat</text:p>
          </table:table-cell>
          <table:table-cell table:style-name="ce14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379" office:value-type="string" calcext:value-type="string">
            <text:p>Fúvócső, kicsi</text:p>
          </table:table-cell>
          <table:table-cell table:style-name="ce1379" office:value-type="string" calcext:value-type="string">
            <text:p>egykezes</text:p>
          </table:table-cell>
          <table:table-cell table:style-name="ce1418" office:value-type="string" calcext:value-type="string">
            <text:p>spec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/>
          <table:table-cell table:style-name="ce1429"/>
          <table:table-cell table:style-name="ce1418" office:value-type="float" office:value="8" calcext:value-type="float">
            <text:p>8</text:p>
          </table:table-cell>
          <table:table-cell table:style-name="ce1379" office:value-type="float" office:value="1" calcext:value-type="float">
            <text:p>1</text:p>
          </table:table-cell>
          <table:table-cell table:style-name="ce1451" office:value-type="float" office:value="8" calcext:value-type="float">
            <text:p>8</text:p>
          </table:table-cell>
          <table:table-cell table:style-name="ce1455" office:value-type="string" calcext:value-type="string">
            <text:p>íjászat</text:p>
          </table:table-cell>
          <table:table-cell table:style-name="ce14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6"/>
          <table:table-cell table:style-name="ce1392" office:value-type="string" calcext:value-type="string">
            <text:p>Fúvócső, vadász</text:p>
          </table:table-cell>
          <table:table-cell table:style-name="ce1392" office:value-type="string" calcext:value-type="string">
            <text:p>kétkezes</text:p>
          </table:table-cell>
          <table:table-cell table:style-name="ce1420" office:value-type="float" office:value="-10" calcext:value-type="float">
            <text:p>-10</text:p>
          </table:table-cell>
          <table:table-cell table:style-name="ce1420" office:value-type="string" calcext:value-type="string">
            <text:p>S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table:number-columns-repeated="3"/>
          <table:table-cell table:style-name="ce1442"/>
          <table:table-cell table:style-name="ce1420" office:value-type="float" office:value="10" calcext:value-type="float">
            <text:p>10</text:p>
          </table:table-cell>
          <table:table-cell table:style-name="ce1392" office:value-type="float" office:value="1" calcext:value-type="float">
            <text:p>1</text:p>
          </table:table-cell>
          <table:table-cell table:style-name="ce1453" office:value-type="float" office:value="9" calcext:value-type="float">
            <text:p>9</text:p>
          </table:table-cell>
          <table:table-cell table:style-name="ce1456" office:value-type="string" calcext:value-type="string">
            <text:p>íjászat</text:p>
          </table:table-cell>
          <table:table-cell table:style-name="ce1477"/>
          <table:table-cell table:style-name="ce357" table:number-columns-repeated="241"/>
          <table:table-cell table:number-columns-repeated="16128"/>
        </table:table-row>
        <table:table-row table:style-name="ro2">
          <table:table-cell table:style-name="ce1350" office:value-type="string" calcext:value-type="string">
            <text:p>Lövész lőfegyverek</text:p>
          </table:table-cell>
          <table:table-cell table:style-name="ce1378" office:value-type="string" calcext:value-type="string">
            <text:p>Kézi nyílpuska</text:p>
          </table:table-cell>
          <table:table-cell table:style-name="ce1378" office:value-type="string" calcext:value-type="string">
            <text:p>egykezes</text:p>
          </table:table-cell>
          <table:table-cell table:style-name="ce1378" office:value-type="float" office:value="0" calcext:value-type="float">
            <text:p>0</text:p>
          </table:table-cell>
          <table:table-cell table:style-name="ce1378" office:value-type="string" calcext:value-type="string">
            <text:p>S</text:p>
          </table:table-cell>
          <table:table-cell table:style-name="ce1378"/>
          <table:table-cell table:style-name="ce1417"/>
          <table:table-cell table:style-name="ce1372"/>
          <table:table-cell table:style-name="ce1417" office:value-type="string" calcext:value-type="string">
            <text:p>20m</text:p>
          </table:table-cell>
          <table:table-cell table:style-name="ce1378"/>
          <table:table-cell table:style-name="ce1378" office:value-type="float" office:value="10" calcext:value-type="float">
            <text:p>10</text:p>
          </table:table-cell>
          <table:table-cell table:style-name="ce1378" office:value-type="float" office:value="3" calcext:value-type="float">
            <text:p>3</text:p>
          </table:table-cell>
          <table:table-cell table:style-name="ce1450" office:value-type="float" office:value="9" calcext:value-type="float">
            <text:p>9</text:p>
          </table:table-cell>
          <table:table-cell table:style-name="ce1455" office:value-type="string" calcext:value-type="string">
            <text:p>lövészet</text:p>
          </table:table-cell>
          <table:table-cell table:style-name="ce147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379" office:value-type="string" calcext:value-type="string">
            <text:p>Nyílpuska</text:p>
          </table:table-cell>
          <table:table-cell table:style-name="ce1379" office:value-type="string" calcext:value-type="string">
            <text:p>kétkezes</text:p>
          </table:table-cell>
          <table:table-cell table:style-name="ce1379" office:value-type="float" office:value="6" calcext:value-type="float">
            <text:p>6</text:p>
          </table:table-cell>
          <table:table-cell table:style-name="ce1379" office:value-type="string" calcext:value-type="string">
            <text:p>S</text:p>
          </table:table-cell>
          <table:table-cell table:style-name="ce1429" office:value-type="float" office:value="10" calcext:value-type="float">
            <text:p>1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50m</text:p>
          </table:table-cell>
          <table:table-cell table:style-name="ce1379"/>
          <table:table-cell table:style-name="ce1379" office:value-type="float" office:value="16" calcext:value-type="float">
            <text:p>16</text:p>
          </table:table-cell>
          <table:table-cell table:style-name="ce1379" office:value-type="float" office:value="4" calcext:value-type="float">
            <text:p>4</text:p>
          </table:table-cell>
          <table:table-cell table:style-name="ce1451" office:value-type="float" office:value="12" calcext:value-type="float">
            <text:p>12</text:p>
          </table:table-cell>
          <table:table-cell table:style-name="ce1455" office:value-type="string" calcext:value-type="string">
            <text:p>lövészet</text:p>
          </table:table-cell>
          <table:table-cell table:style-name="ce147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379" office:value-type="string" calcext:value-type="string">
            <text:p>Nehéz nyílpuska</text:p>
          </table:table-cell>
          <table:table-cell table:style-name="ce1379" office:value-type="string" calcext:value-type="string">
            <text:p>kétkezes</text:p>
          </table:table-cell>
          <table:table-cell table:style-name="ce1379" office:value-type="float" office:value="14" calcext:value-type="float">
            <text:p>14</text:p>
          </table:table-cell>
          <table:table-cell table:style-name="ce1379" office:value-type="string" calcext:value-type="string">
            <text:p>S</text:p>
          </table:table-cell>
          <table:table-cell table:style-name="ce1429" office:value-type="float" office:value="10" calcext:value-type="float">
            <text:p>1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80m</text:p>
          </table:table-cell>
          <table:table-cell table:style-name="ce1379"/>
          <table:table-cell table:style-name="ce1379" office:value-type="float" office:value="16" calcext:value-type="float">
            <text:p>16</text:p>
          </table:table-cell>
          <table:table-cell table:style-name="ce1379" office:value-type="float" office:value="4" calcext:value-type="float">
            <text:p>4</text:p>
          </table:table-cell>
          <table:table-cell table:style-name="ce1451" office:value-type="float" office:value="15" calcext:value-type="float">
            <text:p>15</text:p>
          </table:table-cell>
          <table:table-cell table:style-name="ce1455" office:value-type="string" calcext:value-type="string">
            <text:p>lövészet</text:p>
          </table:table-cell>
          <table:table-cell table:style-name="ce147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379" office:value-type="string" calcext:value-type="string">
            <text:p>Shadoni páncéltörő</text:p>
          </table:table-cell>
          <table:table-cell table:style-name="ce1379" office:value-type="string" calcext:value-type="string">
            <text:p>kétkezes</text:p>
          </table:table-cell>
          <table:table-cell table:style-name="ce1379" office:value-type="float" office:value="20" calcext:value-type="float">
            <text:p>20</text:p>
          </table:table-cell>
          <table:table-cell table:style-name="ce1379" office:value-type="string" calcext:value-type="string">
            <text:p>Z</text:p>
          </table:table-cell>
          <table:table-cell table:style-name="ce1429" office:value-type="float" office:value="20" calcext:value-type="float">
            <text:p>2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120m</text:p>
          </table:table-cell>
          <table:table-cell table:style-name="ce1379"/>
          <table:table-cell table:number-columns-repeated="2" table:style-name="ce1379" office:value-type="float" office:value="4" calcext:value-type="float">
            <text:p>4</text:p>
          </table:table-cell>
          <table:table-cell table:style-name="ce1451" office:value-type="float" office:value="21" calcext:value-type="float">
            <text:p>21</text:p>
          </table:table-cell>
          <table:table-cell table:style-name="ce1455" office:value-type="string" calcext:value-type="string">
            <text:p>lövészet</text:p>
          </table:table-cell>
          <table:table-cell table:style-name="ce147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379" office:value-type="string" calcext:value-type="string">
            <text:p>Kharei nyílpuska</text:p>
          </table:table-cell>
          <table:table-cell table:style-name="ce1379" office:value-type="string" calcext:value-type="string">
            <text:p>egykezes</text:p>
          </table:table-cell>
          <table:table-cell table:style-name="ce1379" office:value-type="float" office:value="3" calcext:value-type="float">
            <text:p>3</text:p>
          </table:table-cell>
          <table:table-cell table:style-name="ce1379" office:value-type="string" calcext:value-type="string">
            <text:p>S</text:p>
          </table:table-cell>
          <table:table-cell table:style-name="ce1379" office:value-type="float" office:value="0" calcext:value-type="float">
            <text:p>0</text:p>
          </table:table-cell>
          <table:table-cell table:style-name="ce1418"/>
          <table:table-cell table:style-name="ce1372"/>
          <table:table-cell table:style-name="ce1418" office:value-type="string" calcext:value-type="string">
            <text:p>50m</text:p>
          </table:table-cell>
          <table:table-cell table:style-name="ce1379"/>
          <table:table-cell table:style-name="ce1379" office:value-type="float" office:value="14" calcext:value-type="float">
            <text:p>14</text:p>
          </table:table-cell>
          <table:table-cell table:style-name="ce1379" office:value-type="float" office:value="4" calcext:value-type="float">
            <text:p>4</text:p>
          </table:table-cell>
          <table:table-cell table:style-name="ce1451" office:value-type="float" office:value="5" calcext:value-type="float">
            <text:p>5</text:p>
          </table:table-cell>
          <table:table-cell table:style-name="ce1455" office:value-type="string" calcext:value-type="string">
            <text:p>lövészet</text:p>
          </table:table-cell>
          <table:table-cell table:style-name="ce147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26"/>
          <table:table-cell table:style-name="ce1392" office:value-type="string" calcext:value-type="string">
            <text:p>Aquir nyílpuska</text:p>
          </table:table-cell>
          <table:table-cell table:style-name="ce1392" office:value-type="string" calcext:value-type="string">
            <text:p>egykezes</text:p>
          </table:table-cell>
          <table:table-cell table:style-name="ce1392" office:value-type="string" calcext:value-type="string">
            <text:p>halál / +6</text:p>
          </table:table-cell>
          <table:table-cell table:style-name="ce1392" office:value-type="string" calcext:value-type="string">
            <text:p>S</text:p>
          </table:table-cell>
          <table:table-cell table:style-name="ce1392"/>
          <table:table-cell table:style-name="ce1420" table:number-columns-repeated="2"/>
          <table:table-cell table:style-name="ce1420" office:value-type="string" calcext:value-type="string">
            <text:p>50m</text:p>
          </table:table-cell>
          <table:table-cell table:style-name="ce1392"/>
          <table:table-cell table:style-name="ce1392" office:value-type="float" office:value="16" calcext:value-type="float">
            <text:p>16</text:p>
          </table:table-cell>
          <table:table-cell table:style-name="ce1392" office:value-type="float" office:value="3" calcext:value-type="float">
            <text:p>3</text:p>
          </table:table-cell>
          <table:table-cell table:style-name="ce1453" office:value-type="float" office:value="6" calcext:value-type="float">
            <text:p>6</text:p>
          </table:table-cell>
          <table:table-cell table:style-name="ce1456" office:value-type="string" calcext:value-type="string">
            <text:p>lövészet</text:p>
          </table:table-cell>
          <table:table-cell table:style-name="ce1482" office:value-type="string" calcext:value-type="string">
            <text:p><text:span text:style-name="T52">* Halálos hatása csak aquir kézben érvényesül</text:span></text:p>
            <text:p><text:span text:style-name="T52">** Páncéltörő</text:span></text:p>
          </table:table-cell>
          <table:table-cell table:style-name="ce1482"/>
          <table:table-cell table:style-name="ce357" table:number-columns-repeated="240"/>
          <table:table-cell table:number-columns-repeated="16128"/>
        </table:table-row>
        <table:table-row table:style-name="ro2">
          <table:table-cell table:style-name="ce1347"/>
          <table:table-cell table:number-columns-repeated="12"/>
          <table:table-cell table:style-name="ce583"/>
          <table:table-cell table:number-columns-repeated="16370"/>
        </table:table-row>
        <table:table-row table:style-name="ro2">
          <table:table-cell table:number-columns-repeated="13"/>
          <table:table-cell table:style-name="ce583"/>
          <table:table-cell table:number-columns-repeated="16370"/>
        </table:table-row>
        <table:table-row table:style-name="ro2">
          <table:table-cell table:number-columns-repeated="2"/>
          <table:table-cell table:style-name="ce1407"/>
          <table:table-cell table:number-columns-repeated="10"/>
          <table:table-cell table:style-name="ce58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83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81" table:default-cell-style-name="ce1553"/>
        <table:table-column table:style-name="co82" table:default-cell-style-name="ce1165"/>
        <table:table-column table:style-name="co83" table:default-cell-style-name="ce1553"/>
        <table:table-column table:style-name="co84" table:default-cell-style-name="ce1165"/>
        <table:table-column table:style-name="co85" table:default-cell-style-name="ce1553"/>
        <table:table-column table:style-name="co85" table:default-cell-style-name="ce1564"/>
        <table:table-column table:style-name="co86" table:default-cell-style-name="ce1553"/>
        <table:table-column table:style-name="co87" table:default-cell-style-name="ce1199"/>
        <table:table-column table:style-name="co89" table:default-cell-style-name="ce1553"/>
        <table:table-column table:style-name="co90" table:default-cell-style-name="ce1564"/>
        <table:table-column table:style-name="co91" table:default-cell-style-name="ce1553"/>
        <table:table-column table:style-name="co93" table:default-cell-style-name="ce1165"/>
        <table:table-column table:style-name="co12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23"/>
          <table:covered-table-cell table:style-name="ce1626"/>
          <table:covered-table-cell table:style-name="ce1623"/>
          <table:covered-table-cell table:number-columns-repeated="3" table:style-name="ce1626"/>
          <table:covered-table-cell table:style-name="ce1623"/>
          <table:table-cell table:style-name="ce1626"/>
          <table:table-cell table:style-name="ce1391"/>
          <table:table-cell table:style-name="ce1626"/>
          <table:table-cell table:number-columns-repeated="16373"/>
        </table:table-row>
        <table:table-row table:style-name="ro3">
          <table:table-cell table:style-name="ce1547"/>
          <table:table-cell table:style-name="ce1623"/>
          <table:table-cell table:style-name="ce1626"/>
          <table:table-cell table:style-name="ce1623"/>
          <table:table-cell table:style-name="ce1626" table:number-columns-repeated="3"/>
          <table:table-cell table:style-name="ce1623"/>
          <table:table-cell table:style-name="ce1626"/>
          <table:table-cell table:style-name="ce1391"/>
          <table:table-cell table:style-name="ce1626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8]+[.B27]+[.D9]+[.D37]" office:value-type="float" office:value="49" calcext:value-type="float">
            <text:p>49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143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14" office:value-type="string" calcext:value-type="string">
            <text:p><text:span text:style-name="T53"><text:a xlink:href="https://github.com/kaktusztea/km100/blob/master/md/kepzettsegek/osi_nyelv_ismerete.md" xlink:type="simple">Ősi nyelv ismerete</text:a></text:span><text:span text:style-name="T53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61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style-name="ce161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61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61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61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614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1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1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style-name="ce161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386" table:content-validation-name="val155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14" table:content-validation-name="val155" office:value-type="string" calcext:value-type="string">
            <text:p><text:span text:style-name="T53"><text:a xlink:href="https://github.com/kaktusztea/km100/blob/master/md/kepzettsegek/szakma.md" xlink:type="simple">Szakma</text:a></text:span><text:span text:style-name="T53"> 🔁</text:span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1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61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88"/>
          <table:table-cell table:style-name="ce1199"/>
          <table:table-cell table:style-name="ce292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61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1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1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1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61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office:value-type="float" office:value="25" calcext:value-type="float">
            <text:p>25</text:p>
          </table:table-cell>
          <table:table-cell table:style-name="Default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3" table:default-cell-style-name="ce1384"/>
        <table:table-column table:style-name="co64" table:default-cell-style-name="ce1671"/>
        <table:table-column table:style-name="co65" table:default-cell-style-name="ce1384"/>
        <table:table-column table:style-name="co66" table:default-cell-style-name="ce1675"/>
        <table:table-column table:style-name="co12" table:default-cell-style-name="ce1384"/>
        <table:table-column table:style-name="co67" table:default-cell-style-name="ce1384"/>
        <table:table-column table:style-name="co68" table:default-cell-style-name="ce1384"/>
        <table:table-column table:style-name="co69" table:default-cell-style-name="ce1384"/>
        <table:table-column table:style-name="co70" table:default-cell-style-name="ce1384"/>
        <table:table-column table:style-name="co12" table:number-columns-repeated="16375" table:default-cell-style-name="ce1384"/>
        <table:table-row table:style-name="ro3">
          <table:table-cell table:style-name="ce1648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2" table:style-name="ce1653"/>
          <table:covered-table-cell table:style-name="ce1674"/>
          <table:covered-table-cell table:number-columns-repeated="8" table:style-name="ce1653"/>
          <table:table-cell table:number-columns-repeated="16372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2">
          <table:table-cell table:style-name="ce1650"/>
          <table:table-cell table:style-name="ce1669" office:value-type="string" calcext:value-type="string">
            <text:p>Max fok</text:p>
          </table:table-cell>
          <table:table-cell/>
          <table:table-cell table:style-name="ce1676" office:value-type="string" calcext:value-type="string">
            <text:p>Nyelvek</text:p>
          </table:table-cell>
          <table:table-cell table:style-name="ce1677" office:value-type="string" calcext:value-type="string">
            <text:p>Rövidítés</text:p>
          </table:table-cell>
          <table:table-cell/>
          <table:table-cell table:style-name="ce1677" office:value-type="string" calcext:value-type="string">
            <text:p>Hátterek</text:p>
          </table:table-cell>
          <table:table-cell/>
          <table:table-cell table:style-name="ce1677" office:value-type="string" calcext:value-type="string">
            <text:p>Kultúrkör Szabad Háttérek</text:p>
          </table:table-cell>
          <table:table-cell table:number-columns-repeated="16375"/>
        </table:table-row>
        <table:table-row table:style-name="ro2">
          <table:table-cell table:style-name="ce1650"/>
          <table:table-cell table:style-name="ce1669"/>
          <table:table-cell table:number-columns-repeated="4"/>
          <table:table-cell table:style-name="ce1650"/>
          <table:table-cell table:number-columns-repeated="16377"/>
        </table:table-row>
        <table:table-row table:style-name="ro1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</text:span><text:span text:style-name="T55">Godoni nyelvek </text:span><text:span text:style-name="T56">➖➖➖</text:span></text:p>
          </table:table-cell>
          <table:table-cell table:number-columns-repeated="2"/>
          <table:table-cell table:style-name="ce1675" office:value-type="string" calcext:value-type="string">
            <text:p><text:span text:style-name="T24">➖➖➖ Szabad Hátterek</text:span><text:span text:style-name="T55"> </text:span><text:span text:style-name="T56">➖➖➖</text:span></text:p>
          </table:table-cell>
          <table:table-cell/>
          <table:table-cell table:style-name="ce1679" office:value-type="string" calcext:value-type="string">
            <text:p>toron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79" office:value-type="string" calcext:value-type="string">
            <text:p>pyarron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79" office:value-type="string" calcext:value-type="string">
            <text:p>shadon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79" office:value-type="string" calcext:value-type="string">
            <text:p>krán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7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79" office:value-type="string" calcext:value-type="string">
            <text:p>ibarai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79" office:value-type="string" calcext:value-type="string">
            <text:p>törpe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73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79" office:value-type="string" calcext:value-type="string">
            <text:p>el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54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/>
          <table:table-cell table:style-name="ce1677" office:value-type="string" calcext:value-type="string">
            <text:p>Spéci Szabad Hátterek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73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tanc.md" xlink:type="simple">Tánc</text:a>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7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7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75" office:value-type="string" calcext:value-type="string">
            <text:p><text:span text:style-name="T24">➖➖➖ Faj Hátterek</text:span><text:span text:style-name="T55"> </text:span><text:span text:style-name="T56">➖➖➖</text:span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4">➖➖➖ </text:span><text:span text:style-name="T55">Faj nyelvek </text:span><text:span text:style-name="T56">➖➖➖ </text:span></text:p>
          </table:table-cell>
          <table:table-cell table:number-columns-repeated="2"/>
          <table:table-cell table:style-name="ce167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khál" xlink:type="simple">Khál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54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67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675" office:value-type="string" calcext:value-type="string">
            <text:p><text:span text:style-name="T24">➖➖➖ Bónusz Hátterek</text:span><text:span text:style-name="T55"> </text:span><text:span text:style-name="T56">➖➖➖</text:span>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<text:span text:style-name="T54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67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67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67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24">➖➖➖ Kyr</text:span><text:span text:style-name="T55"> nyelvek </text:span><text:span text:style-name="T56">➖➖➖ </text:span></text:p>
          </table:table-cell>
          <table:table-cell table:number-columns-repeated="2"/>
          <table:table-cell table:style-name="ce167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67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67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 table:number-columns-repeated="16377"/>
        </table:table-row>
        <table:table-row table:style-name="ro1">
          <table:table-cell table:style-name="ce1651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72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675" office:value-type="string" calcext:value-type="string">
            <text:p><text:span text:style-name="T24">➖➖➖ Leíró Hátterek</text:span><text:span text:style-name="T55"> </text:span><text:span text:style-name="T56">➖➖➖</text:span></text:p>
          </table:table-cell>
          <table:table-cell table:number-columns-repeated="16377"/>
        </table:table-row>
        <table:table-row table:style-name="ro10">
          <table:table-cell table:style-name="ce16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680" office:value-type="string" calcext:value-type="string">
            <text:p><text:span text:style-name="T24">➖➖➖➖ </text:span><text:span text:style-name="T57">Származás </text:span><text:span text:style-name="T58">➖➖➖➖</text:span>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679" office:value-type="string" calcext:value-type="string">
            <text:p>Árva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79" office:value-type="string" calcext:value-type="string">
            <text:p>Erdőlakó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79" office:value-type="string" calcext:value-type="string">
            <text:p>Jobbágy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style-name="ce1384"/>
          <table:table-cell table:number-columns-repeated="2"/>
          <table:table-cell table:style-name="ce1679" office:value-type="string" calcext:value-type="string">
            <text:p>Nem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Polgá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Városlakó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80" office:value-type="string" calcext:value-type="string">
            <text:p><text:span text:style-name="T24">➖➖➖➖ </text:span><text:span text:style-name="T57">Jellem, fóbiák, hobbik </text:span><text:span text:style-name="T58">➖➖➖➖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Alattom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Élet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Gondoskod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Gyáv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Halál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Hallgatag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Káos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Kígyó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Megbízhat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Megbízható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Meggondolatlan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Naív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Nárcisztiku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Pókisz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Precíz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Rend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Térisz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80" office:value-type="string" calcext:value-type="string">
            <text:p><text:span text:style-name="T24">➖➖➖➖ </text:span><text:span text:style-name="T57">Küllem, fizikum </text:span><text:span text:style-name="T58">➖➖➖➖ </text:span>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Alacson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Divato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Jóképű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Kövér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Maga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Rusny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Sánta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Sebhelyes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79" office:value-type="string" calcext:value-type="string">
            <text:p>Vékony</text:p>
          </table:table-cell>
          <table:table-cell table:number-columns-repeated="16377"/>
        </table:table-row>
        <table:table-row table:style-name="ro10">
          <table:table-cell table:number-columns-repeated="6"/>
          <table:table-cell table:style-name="ce1680" office:value-type="string" calcext:value-type="string">
            <text:p><text:span text:style-name="T24">➖➖➖➖ Karmák</text:span><text:span text:style-name="T57"> </text:span><text:span text:style-name="T58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1" table:default-cell-style-name="ce1189"/>
        <table:table-column table:style-name="co72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81" office:value-type="string" calcext:value-type="string">
            <text:p>Karakter pontok (KP) elosztása </text:p>
          </table:table-cell>
          <table:table-cell table:style-name="ce1681"/>
          <table:table-cell table:number-columns-repeated="16382"/>
        </table:table-row>
        <table:table-row table:style-name="ro20">
          <table:table-cell/>
          <table:table-cell table:style-name="ce168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83"/>
          <table:table-cell table:number-columns-repeated="16382"/>
        </table:table-row>
        <table:table-row table:style-name="ro23">
          <table:table-cell/>
          <table:table-cell table:style-name="ce168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83"/>
          <table:table-cell table:number-columns-repeated="16382"/>
        </table:table-row>
        <table:table-row table:style-name="ro23">
          <table:table-cell/>
          <table:table-cell table:style-name="ce168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8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83"/>
          <table:table-cell table:number-columns-repeated="16382"/>
        </table:table-row>
        <table:table-row table:style-name="ro23">
          <table:table-cell/>
          <table:table-cell table:style-name="ce168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83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92" table:default-cell-style-name="ce352"/>
        <table:table-column table:style-name="co12" table:number-columns-repeated="16383" table:default-cell-style-name="ce352"/>
        <table:table-row table:style-name="ro1">
          <table:table-cell table:style-name="ce1684" office:value-type="string" calcext:value-type="string">
            <text:p>V8.3.0</text:p>
          </table:table-cell>
        </table:table-row>
        <table:table-row table:style-name="ro1">
          <table:table-cell table:style-name="ce1685" office:value-type="string" calcext:value-type="string">
            <text:p>* Történelemismeret: Átfogó</text:p>
          </table:table-cell>
        </table:table-row>
        <table:table-row table:style-name="ro1">
          <table:table-cell table:style-name="ce1685" office:value-type="string" calcext:value-type="string">
            <text:p>* Műveltség: Átlagos (új)</text:p>
          </table:table-cell>
        </table:table-row>
        <table:table-row table:style-name="ro1">
          <table:table-cell table:style-name="ce1685" office:value-type="string" calcext:value-type="string">
            <text:p>* Irodalom-ismeret megszűnt</text:p>
          </table:table-cell>
        </table:table-row>
        <table:table-row table:style-name="ro1">
          <table:table-cell table:style-name="ce1685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685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685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6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6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685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6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685"/>
        </table:table-row>
        <table:table-row table:style-name="ro1">
          <table:table-cell table:style-name="ce1684" office:value-type="string" calcext:value-type="string">
            <text:p>V8.2.6</text:p>
          </table:table-cell>
        </table:table-row>
        <table:table-row table:style-name="ro1">
          <table:table-cell table:style-name="ce1685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685" office:value-type="string" calcext:value-type="string">
            <text:p>* Helyismeret Bónusz háttér lett</text:p>
          </table:table-cell>
        </table:table-row>
        <table:table-row table:style-name="ro1">
          <table:table-cell table:style-name="ce1685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685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685" office:value-type="string" calcext:value-type="string">
            <text:p>* Pszí-iskola képzettség Átfogó</text:p>
          </table:table-cell>
        </table:table-row>
        <table:table-row table:style-name="ro1">
          <table:table-cell table:style-name="ce1685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685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685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6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2.4</text:p>
          </table:table-cell>
        </table:table-row>
        <table:table-row table:style-name="ro1">
          <table:table-cell table:style-name="ce1685" office:value-type="string" calcext:value-type="string">
            <text:p>* Fülek átnevezése, színezése</text:p>
          </table:table-cell>
        </table:table-row>
        <table:table-row table:style-name="ro1">
          <table:table-cell table:style-name="ce16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685"/>
        </table:table-row>
        <table:table-row table:style-name="ro1">
          <table:table-cell table:style-name="ce1684" office:value-type="string" calcext:value-type="string">
            <text:p>V8.2.3</text:p>
          </table:table-cell>
        </table:table-row>
        <table:table-row table:style-name="ro1">
          <table:table-cell table:style-name="ce1685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Új fül: Fortélyok</text:p>
          </table:table-cell>
        </table:table-row>
        <table:table-row table:style-name="ro2">
          <table:table-cell table:style-name="ce1684"/>
        </table:table-row>
        <table:table-row table:style-name="ro1">
          <table:table-cell table:style-name="ce1684" office:value-type="string" calcext:value-type="string">
            <text:p>V8.2.2</text:p>
          </table:table-cell>
        </table:table-row>
        <table:table-row table:style-name="ro1">
          <table:table-cell table:style-name="ce1685" office:value-type="string" calcext:value-type="string">
            <text:p>* Új betűtípus: Avenir</text:p>
          </table:table-cell>
        </table:table-row>
        <table:table-row table:style-name="ro1">
          <table:table-cell table:style-name="ce168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6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zekunder képzettségek maximuma: (szint x <text:span text:style-name="T59">6</text:span>)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8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85"/>
          <table:table-cell table:number-columns-repeated="16383"/>
        </table:table-row>
        <table:table-row table:style-name="ro1">
          <table:table-cell table:style-name="ce168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8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91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<text:span text:style-name="T4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Kiegészítő KP / Szint: (</text:span><text:span text:style-name="T60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Új]</text:span>: Erőbónusz beszámít: (Erő/2) <text:span text:style-name="T61">→ </text:span><text:span text:style-name="T62">lefelé</text:span><text:span text:style-name="T61"> kerekítve</text:span>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                   <text:span text:style-name="T6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                   <text:span text:style-name="T6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86" office:value-type="string" calcext:value-type="string">
            <text:p>* <text:span text:style-name="T42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9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6">
          <table:table-cell table:style-name="ce16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9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9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9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 <text:span text:style-name="T35"> </text:span><text:span text:style-name="T63">→</text:span><text:span text:style-name="T35"> </text:span>Karakter neve, faja, vallása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35">  </text:span><text:span text:style-name="T63">→</text:span><text:span text:style-name="T35"> Személyiségjegyei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35">  </text:span><text:span text:style-name="T63">→</text:span><text:span text:style-name="T35"> Kommunikáció, szociális érzék</text:span></text:p>
          </table:table-cell>
          <table:table-cell table:number-columns-repeated="16383"/>
        </table:table-row>
        <table:table-row table:style-name="ro37">
          <table:table-cell office:value-type="string" calcext:value-type="string">
            <text:p><text:span text:style-name="T35">  </text:span><text:span text:style-name="T63">→</text:span><text:span text:style-name="T35"> Külső</text:span></text:p>
          </table:table-cell>
          <table:table-cell table:number-columns-repeated="16383"/>
        </table:table-row>
        <table:table-row table:style-name="ro2">
          <table:table-cell table:style-name="ce1686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8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9</text:p>
          </table:table-cell>
          <table:table-cell table:number-columns-repeated="16383"/>
        </table:table-row>
        <table:table-row table:style-name="ro36">
          <table:table-cell table:style-name="ce16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89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87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94"/>
          <table:table-cell table:number-columns-repeated="16383"/>
        </table:table-row>
        <table:table-row table:style-name="ro2">
          <table:table-cell table:style-name="ce168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9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8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8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8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87" office:value-type="string" calcext:value-type="string">
            <text:p>v2.3</text:p>
          </table:table-cell>
          <table:table-cell table:number-columns-repeated="16383"/>
        </table:table-row>
        <table:table-row table:style-name="ro3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94" table:default-cell-style-name="ce1384"/>
        <table:table-column table:style-name="co95" table:default-cell-style-name="ce1384"/>
        <table:table-column table:style-name="co96" table:default-cell-style-name="ce1384"/>
        <table:table-column table:style-name="co97" table:default-cell-style-name="ce1384"/>
        <table:table-column table:style-name="co96" table:default-cell-style-name="ce1384"/>
        <table:table-column table:style-name="co60" table:default-cell-style-name="ce1384"/>
        <table:table-column table:style-name="co98" table:default-cell-style-name="ce1384"/>
        <table:table-column table:style-name="co99" table:default-cell-style-name="ce1384"/>
        <table:table-column table:style-name="co100" table:default-cell-style-name="ce1384"/>
        <table:table-column table:style-name="co101" table:default-cell-style-name="ce1384"/>
        <table:table-column table:style-name="co102" table:default-cell-style-name="ce1384"/>
        <table:table-column table:style-name="co103" table:default-cell-style-name="ce1384"/>
        <table:table-column table:style-name="co42" table:default-cell-style-name="ce1384"/>
        <table:table-column table:style-name="co104" table:default-cell-style-name="ce1384"/>
        <table:table-column table:style-name="co105" table:default-cell-style-name="ce1384"/>
        <table:table-column table:style-name="co106" table:default-cell-style-name="ce1384"/>
        <table:table-column table:style-name="co107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722"/>
          <table:covered-table-cell table:style-name="ce1730"/>
          <table:covered-table-cell table:style-name="ce1739"/>
          <table:covered-table-cell table:style-name="ce1748"/>
          <table:covered-table-cell table:number-columns-repeated="6" table:style-name="ce1739"/>
          <table:covered-table-cell table:number-columns-repeated="3" table:style-name="ce1802"/>
          <table:covered-table-cell table:style-name="ce1739"/>
          <table:table-cell table:number-columns-repeated="240"/>
        </table:table-row>
        <table:table-row table:style-name="ro40">
          <table:table-cell table:style-name="ce1235"/>
          <table:table-cell table:style-name="ce1246"/>
          <table:table-cell table:style-name="ce1722"/>
          <table:table-cell table:style-name="ce1730"/>
          <table:table-cell table:style-name="ce1739"/>
          <table:table-cell table:style-name="ce1748"/>
          <table:table-cell table:style-name="ce1739" table:number-columns-repeated="6"/>
          <table:table-cell table:style-name="ce1802" table:number-columns-repeated="3"/>
          <table:table-cell table:style-name="ce173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0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09" office:value-type="string" calcext:value-type="string">
            <text:p>Szint</text:p>
          </table:table-cell>
          <table:table-cell table:style-name="ce1709" office:value-type="string" calcext:value-type="string" table:number-columns-spanned="2" table:number-rows-spanned="1">
            <text:p>Átfogó</text:p>
          </table:table-cell>
          <table:covered-table-cell table:style-name="ce1709"/>
          <table:table-cell table:style-name="ce1709" office:value-type="string" calcext:value-type="string" table:number-columns-spanned="2" table:number-rows-spanned="1">
            <text:p>Átlagos</text:p>
          </table:table-cell>
          <table:covered-table-cell table:style-name="ce1709"/>
          <table:table-cell table:style-name="Default" table:number-columns-repeated="2"/>
          <table:table-cell table:style-name="ce379" table:number-columns-repeated="4"/>
          <table:table-cell table:style-name="ce1803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698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0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9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7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9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7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9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7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9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7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9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7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9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7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9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71"/>
          <table:table-cell table:style-name="ce176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9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7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9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7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5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13"/>
          <table:table-cell table:number-columns-repeated="240"/>
        </table:table-row>
        <table:table-row table:style-name="ro2">
          <table:table-cell table:style-name="ce169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71"/>
          <table:table-cell table:style-name="ce1419" office:value-type="string" calcext:value-type="string">
            <text:p>CÉ konstans</text:p>
          </table:table-cell>
          <table:table-cell table:style-name="ce1331" table:content-validation-name="val158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71"/>
          <table:table-cell table:style-name="ce896" table:number-columns-repeated="2"/>
          <table:table-cell/>
          <table:table-cell table:style-name="ce1713" office:value-type="float" office:value="0" calcext:value-type="float">
            <text:p>0</text:p>
          </table:table-cell>
          <table:table-cell table:style-name="ce1713" office:value-type="float" office:value="-10" calcext:value-type="float">
            <text:p>-10</text:p>
          </table:table-cell>
          <table:table-cell table:style-name="ce1713" office:value-type="float" office:value="-20" calcext:value-type="float">
            <text:p>-20</text:p>
          </table:table-cell>
          <table:table-cell table:style-name="ce171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9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7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9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7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9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7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712" table:number-columns-repeated="3"/>
          <table:table-cell table:style-name="ce1671"/>
          <table:table-cell table:style-name="ce1291"/>
          <table:table-cell table:style-name="ce1298"/>
          <table:table-cell table:style-name="ce1291"/>
          <table:table-cell table:style-name="ce167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6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98"/>
          <table:table-cell table:style-name="ce1712" table:number-columns-repeated="3"/>
          <table:table-cell table:style-name="ce1671"/>
          <table:table-cell table:style-name="ce1291"/>
          <table:table-cell table:style-name="ce1298"/>
          <table:table-cell table:style-name="ce1291"/>
          <table:table-cell table:style-name="ce167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6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98"/>
          <table:table-cell table:number-columns-repeated="3"/>
          <table:table-cell table:style-name="ce1671"/>
          <table:table-cell table:number-columns-repeated="3"/>
          <table:table-cell table:style-name="ce167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13"/>
          <table:table-cell table:style-name="ce171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6" office:value-type="string" calcext:value-type="string">
            <text:p>Egyik HM nagyobb lehet</text:p>
          </table:table-cell>
          <table:table-cell table:style-name="ce1774" table:content-validation-name="val156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7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7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7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7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7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7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7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7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7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7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7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74" office:value-type="string" calcext:value-type="string">
            <text:p>Erőbónusz</text:p>
          </table:table-cell>
          <table:table-cell table:style-name="ce177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7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98"/>
          <table:table-cell table:number-columns-repeated="2"/>
          <table:table-cell table:style-name="ce171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98"/>
          <table:table-cell table:number-columns-repeated="2"/>
          <table:table-cell table:style-name="ce172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98"/>
          <table:table-cell table:number-columns-repeated="2"/>
          <table:table-cell table:style-name="ce172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13" office:value-type="string" calcext:value-type="string">
            <text:p>Erőbónusz</text:p>
          </table:table-cell>
          <table:table-cell table:style-name="ce1713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71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98"/>
          <table:table-cell table:number-columns-repeated="2"/>
          <table:table-cell table:style-name="ce1735" office:value-type="string" calcext:value-type="string">
            <text:p>Fok</text:p>
          </table:table-cell>
          <table:table-cell table:style-name="ce173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98"/>
          <table:table-cell table:number-columns-repeated="2"/>
          <table:table-cell table:style-name="ce1713" office:value-type="float" office:value="0" calcext:value-type="float">
            <text:p>0</text:p>
          </table:table-cell>
          <table:table-cell table:style-name="ce173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13"/>
          <table:table-cell/>
          <table:table-cell table:style-name="ce171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98"/>
          <table:table-cell table:style-name="ce1485"/>
          <table:table-cell/>
          <table:table-cell table:style-name="ce171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13"/>
          <table:table-cell/>
          <table:table-cell table:style-name="ce1735" office:value-type="string" calcext:value-type="string">
            <text:p>Fok</text:p>
          </table:table-cell>
          <table:table-cell table:style-name="ce1735" office:value-type="string" calcext:value-type="string">
            <text:p>Sebesség bónusz</text:p>
          </table:table-cell>
          <table:table-cell table:style-name="ce173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98"/>
          <table:table-cell table:number-columns-repeated="2"/>
          <table:table-cell table:style-name="ce171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98"/>
          <table:table-cell table:number-columns-repeated="2"/>
          <table:table-cell table:style-name="ce171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98"/>
          <table:table-cell table:number-columns-repeated="5"/>
          <table:table-cell table:style-name="ce167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98"/>
          <table:table-cell table:number-columns-repeated="4"/>
          <table:table-cell table:style-name="ce175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98"/>
          <table:table-cell table:style-name="ce1715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751" table:number-columns-repeated="4"/>
          <table:table-cell table:number-columns-repeated="243"/>
        </table:table-row>
        <table:table-row table:style-name="ro2">
          <table:table-cell table:style-name="ce169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719" table:content-validation-name="val15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7"/>
          <table:table-cell table:style-name="ce751" table:number-columns-repeated="2"/>
          <table:table-cell table:number-columns-repeated="243"/>
        </table:table-row>
        <table:table-row table:style-name="ro2">
          <table:table-cell table:style-name="ce169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71"/>
          <table:table-cell table:style-name="ce1735" table:content-validation-name="val157" office:value-type="string" calcext:value-type="string">
            <text:p>Fok</text:p>
          </table:table-cell>
          <table:table-cell table:style-name="ce1735" table:content-validation-name="val157" office:value-type="string" calcext:value-type="string">
            <text:p>Bónusz</text:p>
          </table:table-cell>
          <table:table-cell table:style-name="ce851"/>
          <table:table-cell table:style-name="ce1810"/>
          <table:table-cell table:number-columns-repeated="243"/>
        </table:table-row>
        <table:table-row table:style-name="ro2">
          <table:table-cell table:style-name="ce169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71"/>
          <table:table-cell table:style-name="ce507" table:content-validation-name="val157" office:value-type="float" office:value="0" calcext:value-type="float">
            <text:p>0</text:p>
          </table:table-cell>
          <table:table-cell table:style-name="ce1341" table:content-validation-name="val157" office:value-type="float" office:value="0" calcext:value-type="float">
            <text:p>0</text:p>
          </table:table-cell>
          <table:table-cell table:style-name="ce851"/>
          <table:table-cell table:style-name="ce1810"/>
          <table:table-cell table:number-columns-repeated="243"/>
        </table:table-row>
        <table:table-row table:style-name="ro2">
          <table:table-cell table:style-name="ce169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71"/>
          <table:table-cell table:style-name="ce507" table:content-validation-name="val157" office:value-type="float" office:value="1" calcext:value-type="float">
            <text:p>1</text:p>
          </table:table-cell>
          <table:table-cell table:style-name="ce1341" table:content-validation-name="val157" office:value-type="float" office:value="1" calcext:value-type="float">
            <text:p>1</text:p>
          </table:table-cell>
          <table:table-cell table:style-name="ce851"/>
          <table:table-cell table:style-name="ce1810"/>
          <table:table-cell table:number-columns-repeated="243"/>
        </table:table-row>
        <table:table-row table:style-name="ro2">
          <table:table-cell table:style-name="ce1698"/>
          <table:table-cell table:number-columns-repeated="7"/>
          <table:table-cell table:style-name="ce1671"/>
          <table:table-cell table:style-name="ce851" table:number-columns-repeated="3"/>
          <table:table-cell table:style-name="ce1810"/>
          <table:table-cell table:number-columns-repeated="243"/>
        </table:table-row>
        <table:table-row table:style-name="ro2">
          <table:table-cell table:style-name="ce1698" table:content-validation-name="val53"/>
          <table:table-cell table:style-name="ce1717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2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851" table:content-validation-name="val53"/>
          <table:table-cell table:style-name="ce851" table:content-validation-name="val53"/>
          <table:table-cell table:style-name="ce1810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718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718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735" table:content-validation-name="val53" office:value-type="string" calcext:value-type="string">
            <text:p>Fegyver</text:p>
          </table:table-cell>
          <table:table-cell table:style-name="ce1735" table:content-validation-name="val53" office:value-type="string" calcext:value-type="string">
            <text:p>Mf Innen számít</text:p>
          </table:table-cell>
          <table:table-cell table:style-name="ce851" table:content-validation-name="val5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713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73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851" table:content-validation-name="val5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713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73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851" table:content-validation-name="val5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713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73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71" table:content-validation-name="val53"/>
          <table:table-cell table:style-name="ce851" table:content-validation-name="val53" table:number-columns-repeated="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713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73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7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51" table:content-validation-name="val5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712" table:content-validation-name="val53" table:number-columns-repeated="3"/>
          <table:table-cell table:style-name="ce1671" table:content-validation-name="val53"/>
          <table:table-cell table:style-name="ce1294" table:content-validation-name="val53"/>
          <table:table-cell table:style-name="ce167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851" table:content-validation-name="val5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719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751" table:content-validation-name="val53"/>
          <table:covered-table-cell table:style-name="ce851" table:content-validation-name="val53"/>
          <table:table-cell table:style-name="ce851" table:content-validation-name="val53" table:number-columns-repeated="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73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737" table:content-validation-name="val53"/>
          <table:table-cell table:style-name="ce1759" table:content-validation-name="val53" office:value-type="string" calcext:value-type="string">
            <text:p>SFÉ diff</text:p>
          </table:table-cell>
          <table:table-cell table:style-name="ce1759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851" table:content-validation-name="val53"/>
          <table:table-cell table:style-name="ce851" table:content-validation-name="val53" table:number-columns-repeated="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737" table:content-validation-name="val53" office:value-type="string" calcext:value-type="string">
            <text:p>Szúró</text:p>
          </table:table-cell>
          <table:table-cell table:style-name="ce1737" table:content-validation-name="val53" office:value-type="string" calcext:value-type="string">
            <text:p>Vágó</text:p>
          </table:table-cell>
          <table:table-cell table:style-name="ce1737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851" table:content-validation-name="val53"/>
          <table:table-cell table:style-name="ce851" table:content-validation-name="val53" table:number-columns-repeated="3"/>
          <table:table-cell table:style-name="ce1810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957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957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51" table:content-validation-name="val53"/>
          <table:table-cell table:content-validation-name="val53"/>
          <table:table-cell table:style-name="ce1671" table:content-validation-name="val53" table:number-columns-repeated="2"/>
          <table:table-cell table:style-name="ce1803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957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957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851" table:content-validation-name="val53"/>
          <table:table-cell table:content-validation-name="val53"/>
          <table:table-cell table:style-name="ce1671" table:content-validation-name="val53" table:number-columns-repeated="2"/>
          <table:table-cell table:style-name="ce1803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957" table:content-validation-name="val53" office:value-type="string" calcext:value-type="string" table:number-columns-spanned="2" table:number-rows-spanned="1">
            <text:p>Bőr</text:p>
          </table:table-cell>
          <table:covered-table-cell table:style-name="ce95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851" table:content-validation-name="val53"/>
          <table:table-cell table:content-validation-name="val53"/>
          <table:table-cell table:style-name="ce1671" table:content-validation-name="val53" table:number-columns-repeated="2"/>
          <table:table-cell table:style-name="ce1803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957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957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851" table:content-validation-name="val53"/>
          <table:table-cell table:content-validation-name="val53"/>
          <table:table-cell table:style-name="ce1671" table:content-validation-name="val53" table:number-columns-repeated="2"/>
          <table:table-cell table:style-name="ce1803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957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957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851" table:content-validation-name="val53"/>
          <table:table-cell table:content-validation-name="val53"/>
          <table:table-cell table:style-name="ce1671" table:content-validation-name="val53" table:number-columns-repeated="2"/>
          <table:table-cell table:style-name="ce1803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957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957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851" table:content-validation-name="val53"/>
          <table:table-cell table:content-validation-name="val53"/>
          <table:table-cell table:style-name="ce1671" table:content-validation-name="val53" table:number-columns-repeated="2"/>
          <table:table-cell table:style-name="ce1803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>
          <table:table-cell table:style-name="ce1698" table:content-validation-name="val53"/>
          <table:table-cell table:style-name="ce957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957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851" table:content-validation-name="val53"/>
          <table:table-cell table:content-validation-name="val53"/>
          <table:table-cell table:style-name="ce1671" table:content-validation-name="val53" table:number-columns-repeated="2"/>
          <table:table-cell table:style-name="ce1803" table:content-validation-name="val53"/>
          <table:table-cell table:style-name="ce1817" table:content-validation-name="val53" table:number-columns-repeated="2"/>
          <table:table-cell table:style-name="ce1671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98"/>
          <table:table-cell table:style-name="ce1712" table:number-columns-repeated="3"/>
          <table:table-cell table:style-name="ce1671"/>
          <table:table-cell table:style-name="ce932"/>
          <table:table-cell table:style-name="ce1671" table:number-columns-repeated="6"/>
          <table:table-cell table:style-name="ce1803"/>
          <table:table-cell table:style-name="ce1817" table:number-columns-repeated="2"/>
          <table:table-cell table:style-name="ce1671"/>
          <table:table-cell table:number-columns-repeated="240"/>
        </table:table-row>
        <table:table-row table:style-name="ro2" table:number-rows-repeated="2">
          <table:table-cell table:style-name="ce1698"/>
          <table:table-cell table:number-columns-repeated="8"/>
          <table:table-cell table:style-name="ce1671" table:number-columns-repeated="3"/>
          <table:table-cell table:style-name="ce1803"/>
          <table:table-cell table:style-name="ce1817" table:number-columns-repeated="2"/>
          <table:table-cell table:style-name="ce1671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8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" table:target-range-address="Fortélylista.G4:Fortélylista.G92" table:on-update-keep-styles="true" table:on-update-keep-size="false"/>
        <table:database-range table:name="karmak" table:target-range-address="Fortélylista.I21:Fortélylista.I30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I4:Fortélylista.I1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7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I4:Képzettséglista.I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00.00.00</text:date>, <text:time style:data-style-name="N2" text:time-value="21:26:10.45377049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7T21:29:03.728928744</dc:date>
    <meta:editing-cycles>463</meta:editing-cycles>
    <meta:editing-duration>P2DT11H55M5S</meta:editing-duration>
    <meta:document-statistic meta:table-count="11" meta:cell-count="2982" meta:object-count="0"/>
    <meta:user-defined meta:name="Author">Fekete Bálint (Kaktusztea, Ailtas)</meta:user-defined>
    <meta:user-defined meta:name="Szerepjáték">km100</meta:user-defined>
  </office:meta>
</office:document-meta>
</file>